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73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16.63mm"/>
    </style:style>
    <style:style style:name="co7" style:family="table-column">
      <style:table-column-properties fo:break-before="auto" style:column-width="67.79mm"/>
    </style:style>
    <style:style style:name="co8" style:family="table-column">
      <style:table-column-properties fo:break-before="auto" style:column-width="65.23mm"/>
    </style:style>
    <style:style style:name="co9" style:family="table-column">
      <style:table-column-properties fo:break-before="auto" style:column-width="93.98mm"/>
    </style:style>
    <style:style style:name="co10" style:family="table-column">
      <style:table-column-properties fo:break-before="auto" style:column-width="73.2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ans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0"/>
    <style:style style:name="ce4" style:family="table-cell" style:parent-style-name="Default" style:data-style-name="N112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DejaVu Sans Mon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/>
    </style:style>
    <style:style style:name="T2" style:family="text">
      <style:text-properties style:font-size-asian="10pt" style:font-name="DejaVu Sans Mono" fo:font-size="11pt"/>
    </style:style>
  </office:automatic-styles>
  <office:body>
    <office:spreadsheet>
      <table:calculation-settings table:automatic-find-labels="false"/>
      <table:table table:name="Pooled 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<text:span text:style-name="T1">                             </text:span><text:span text:style-name="T2">Coef    (95%     CI)     SE      p</text:span></text:p>
          </table:table-cell>
          <table:table-cell table:number-columns-repeated="8"/>
          <table:table-cell office:value-type="string" calcext:value-type="string">
            <text:p>Coeficientes</text:p>
          </table:table-cell>
          <table:table-cell office:value-type="string" calcext:value-type="string">
            <text:p>Intervalo de Confiança 95%</text:p>
          </table:table-cell>
          <table:table-cell/>
          <table:table-cell office:value-type="string" calcext:value-type="string">
            <text:p>Erro Padrão</text:p>
          </table:table-cell>
          <table:table-cell table:number-columns-repeated="4"/>
          <table:table-cell office:value-type="string" calcext:value-type="string">
            <text:p>Coeficientes</text:p>
          </table:table-cell>
          <table:table-cell office:value-type="string" calcext:value-type="string">
            <text:p>Intervalo de Confiança 95%</text:p>
          </table:table-cell>
          <table:table-cell/>
          <table:table-cell office:value-type="string" calcext:value-type="string">
            <text:p>Erro Padrão</text:p>
          </table:table-cell>
          <table:table-cell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string" calcext:value-type="string">
            <text:p><text:s text:c="2"/>5.6012</text:p>
          </table:table-cell>
          <table:table-cell office:value-type="string" calcext:value-type="string">
            <text:p><text:s/>5.5979</text:p>
          </table:table-cell>
          <table:table-cell office:value-type="string" calcext:value-type="string">
            <text:p><text:s/>5.6045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Intercepto</text:p>
          </table:table-cell>
          <table:table-cell office:value-type="string" calcext:value-type="string">
            <text:p><text:s text:c="2"/>5.6012</text:p>
          </table:table-cell>
          <table:table-cell office:value-type="string" calcext:value-type="string">
            <text:p><text:s/>5.5979</text:p>
          </table:table-cell>
          <table:table-cell office:value-type="string" calcext:value-type="string">
            <text:p><text:s/>5.6045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Intercepto</text:p>
          </table:table-cell>
          <table:table-cell office:value-type="string" calcext:value-type="string">
            <text:p><text:s text:c="2"/>5.6012</text:p>
          </table:table-cell>
          <table:table-cell office:value-type="string" calcext:value-type="string">
            <text:p><text:s/>5.5979</text:p>
          </table:table-cell>
          <table:table-cell office:value-type="string" calcext:value-type="string">
            <text:p><text:s/>5.6045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Idade</text:p>
          </table:table-cell>
          <table:table-cell office:value-type="string" calcext:value-type="string">
            <text:p><text:s text:c="2"/>0.0267</text:p>
          </table:table-cell>
          <table:table-cell office:value-type="string" calcext:value-type="string">
            <text:p><text:s/>0.0266</text:p>
          </table:table-cell>
          <table:table-cell office:value-type="string" calcext:value-type="string">
            <text:p><text:s/>0.0268</text:p>
          </table:table-cell>
          <table:table-cell office:value-type="string" calcext:value-type="string">
            <text:p>0.0001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Idade</text:p>
          </table:table-cell>
          <table:table-cell office:value-type="string" calcext:value-type="string">
            <text:p><text:s text:c="2"/>0.0267</text:p>
          </table:table-cell>
          <table:table-cell office:value-type="string" calcext:value-type="string">
            <text:p><text:s/>0.0266</text:p>
          </table:table-cell>
          <table:table-cell office:value-type="string" calcext:value-type="string">
            <text:p><text:s/>0.0268</text:p>
          </table:table-cell>
          <table:table-cell office:value-type="string" calcext:value-type="string">
            <text:p>0.0001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Idade</text:p>
          </table:table-cell>
          <table:table-cell office:value-type="string" calcext:value-type="string">
            <text:p><text:s text:c="2"/>0.0267</text:p>
          </table:table-cell>
          <table:table-cell office:value-type="string" calcext:value-type="string">
            <text:p><text:s/>0.0266</text:p>
          </table:table-cell>
          <table:table-cell office:value-type="string" calcext:value-type="string">
            <text:p><text:s/>0.0268</text:p>
          </table:table-cell>
          <table:table-cell office:value-type="string" calcext:value-type="string">
            <text:p>0.0001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qdidade</text:p>
          </table:table-cell>
          <table:table-cell office:value-type="string" calcext:value-type="string">
            <text:p><text:s/>-0.0002</text:p>
          </table:table-cell>
          <table:table-cell office:value-type="string" calcext:value-type="string">
            <text:p>-0.0003</text:p>
          </table:table-cell>
          <table:table-cell office:value-type="string" calcext:value-type="string">
            <text:p>-0.0002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(Idade)^2</text:p>
          </table:table-cell>
          <table:table-cell office:value-type="string" calcext:value-type="string">
            <text:p><text:s/>-0.0002</text:p>
          </table:table-cell>
          <table:table-cell office:value-type="string" calcext:value-type="string">
            <text:p>-0.0003</text:p>
          </table:table-cell>
          <table:table-cell office:value-type="string" calcext:value-type="string">
            <text:p>-0.0002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(Idade)^2</text:p>
          </table:table-cell>
          <table:table-cell office:value-type="string" calcext:value-type="string">
            <text:p><text:s/>-0.0002</text:p>
          </table:table-cell>
          <table:table-cell office:value-type="string" calcext:value-type="string">
            <text:p>-0.0003</text:p>
          </table:table-cell>
          <table:table-cell office:value-type="string" calcext:value-type="string">
            <text:p>-0.0002</text:p>
          </table:table-cell>
          <table:table-cell table:number-columns-repeated="2"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tempoemprego2</text:p>
          </table:table-cell>
          <table:table-cell office:value-type="string" calcext:value-type="string">
            <text:p><text:s text:c="2"/>0.0431</text:p>
          </table:table-cell>
          <table:table-cell office:value-type="string" calcext:value-type="string">
            <text:p><text:s/>0.0426</text:p>
          </table:table-cell>
          <table:table-cell office:value-type="string" calcext:value-type="string">
            <text:p><text:s/>0.0437</text:p>
          </table:table-cell>
          <table:table-cell office:value-type="string" calcext:value-type="string">
            <text:p>0.0003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1 a 3 anos</text:p>
          </table:table-cell>
          <table:table-cell office:value-type="string" calcext:value-type="string">
            <text:p><text:s text:c="2"/>0.0431</text:p>
          </table:table-cell>
          <table:table-cell office:value-type="string" calcext:value-type="string">
            <text:p><text:s/>0.0426</text:p>
          </table:table-cell>
          <table:table-cell office:value-type="string" calcext:value-type="string">
            <text:p><text:s/>0.0437</text:p>
          </table:table-cell>
          <table:table-cell office:value-type="string" calcext:value-type="string">
            <text:p>0.0003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Homem</text:p>
          </table:table-cell>
          <table:table-cell office:value-type="string" calcext:value-type="string">
            <text:p><text:s text:c="2"/>0.2604</text:p>
          </table:table-cell>
          <table:table-cell office:value-type="string" calcext:value-type="string">
            <text:p><text:s/>0.2599</text:p>
          </table:table-cell>
          <table:table-cell office:value-type="string" calcext:value-type="string">
            <text:p><text:s/>0.2609</text:p>
          </table:table-cell>
          <table:table-cell office:value-type="string" calcext:value-type="string">
            <text:p>0.0002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tempoemprego6</text:p>
          </table:table-cell>
          <table:table-cell office:value-type="string" calcext:value-type="string">
            <text:p><text:s text:c="2"/>0.1021</text:p>
          </table:table-cell>
          <table:table-cell office:value-type="string" calcext:value-type="string">
            <text:p><text:s/>0.1013</text:p>
          </table:table-cell>
          <table:table-cell office:value-type="string" calcext:value-type="string">
            <text:p><text:s/>0.1029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3 a 5 anos</text:p>
          </table:table-cell>
          <table:table-cell office:value-type="string" calcext:value-type="string">
            <text:p><text:s text:c="2"/>0.1021</text:p>
          </table:table-cell>
          <table:table-cell office:value-type="string" calcext:value-type="string">
            <text:p><text:s/>0.1013</text:p>
          </table:table-cell>
          <table:table-cell office:value-type="string" calcext:value-type="string">
            <text:p><text:s/>0.1029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Tempo de permanência no empreg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pooled.tempoemprego7</text:p>
          </table:table-cell>
          <table:table-cell office:value-type="string" calcext:value-type="string">
            <text:p><text:s text:c="2"/>0.1744</text:p>
          </table:table-cell>
          <table:table-cell office:value-type="string" calcext:value-type="string">
            <text:p><text:s/>0.1736</text:p>
          </table:table-cell>
          <table:table-cell office:value-type="string" calcext:value-type="string">
            <text:p><text:s/>0.1752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5 a 10 anos</text:p>
          </table:table-cell>
          <table:table-cell office:value-type="string" calcext:value-type="string">
            <text:p><text:s text:c="2"/>0.1744</text:p>
          </table:table-cell>
          <table:table-cell office:value-type="string" calcext:value-type="string">
            <text:p><text:s/>0.1736</text:p>
          </table:table-cell>
          <table:table-cell office:value-type="string" calcext:value-type="string">
            <text:p><text:s/>0.1752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1 a 3 anos</text:p>
          </table:table-cell>
          <table:table-cell office:value-type="string" calcext:value-type="string">
            <text:p><text:s text:c="2"/>0.0431</text:p>
          </table:table-cell>
          <table:table-cell office:value-type="string" calcext:value-type="string">
            <text:p><text:s/>0.0426</text:p>
          </table:table-cell>
          <table:table-cell office:value-type="string" calcext:value-type="string">
            <text:p><text:s/>0.0437</text:p>
          </table:table-cell>
          <table:table-cell office:value-type="string" calcext:value-type="string">
            <text:p>0.0003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tempoemprego8</text:p>
          </table:table-cell>
          <table:table-cell office:value-type="string" calcext:value-type="string">
            <text:p><text:s text:c="2"/>0.4457</text:p>
          </table:table-cell>
          <table:table-cell office:value-type="string" calcext:value-type="string">
            <text:p><text:s/>0.4449</text:p>
          </table:table-cell>
          <table:table-cell office:value-type="string" calcext:value-type="string">
            <text:p><text:s/>0.4465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Superior a 10 anos</text:p>
          </table:table-cell>
          <table:table-cell office:value-type="string" calcext:value-type="string">
            <text:p><text:s text:c="2"/>0.4457</text:p>
          </table:table-cell>
          <table:table-cell office:value-type="string" calcext:value-type="string">
            <text:p><text:s/>0.4449</text:p>
          </table:table-cell>
          <table:table-cell office:value-type="string" calcext:value-type="string">
            <text:p><text:s/>0.4465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3 a 5 anos</text:p>
          </table:table-cell>
          <table:table-cell office:value-type="string" calcext:value-type="string">
            <text:p><text:s text:c="2"/>0.1021</text:p>
          </table:table-cell>
          <table:table-cell office:value-type="string" calcext:value-type="string">
            <text:p><text:s/>0.1013</text:p>
          </table:table-cell>
          <table:table-cell office:value-type="string" calcext:value-type="string">
            <text:p><text:s/>0.1029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tempoescola10</text:p>
          </table:table-cell>
          <table:table-cell office:value-type="string" calcext:value-type="string">
            <text:p><text:s text:c="2"/>1.4520</text:p>
          </table:table-cell>
          <table:table-cell office:value-type="string" calcext:value-type="string">
            <text:p><text:s/>1.4486</text:p>
          </table:table-cell>
          <table:table-cell office:value-type="string" calcext:value-type="string">
            <text:p><text:s/>1.4555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Pós-Graduação</text:p>
          </table:table-cell>
          <table:table-cell office:value-type="string" calcext:value-type="string">
            <text:p><text:s text:c="2"/>1.4520</text:p>
          </table:table-cell>
          <table:table-cell office:value-type="string" calcext:value-type="string">
            <text:p><text:s/>1.4486</text:p>
          </table:table-cell>
          <table:table-cell office:value-type="string" calcext:value-type="string">
            <text:p><text:s/>1.4555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5 a 10 anos</text:p>
          </table:table-cell>
          <table:table-cell office:value-type="string" calcext:value-type="string">
            <text:p><text:s text:c="2"/>0.1744</text:p>
          </table:table-cell>
          <table:table-cell office:value-type="string" calcext:value-type="string">
            <text:p><text:s/>0.1736</text:p>
          </table:table-cell>
          <table:table-cell office:value-type="string" calcext:value-type="string">
            <text:p><text:s/>0.1752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tempoescola2</text:p>
          </table:table-cell>
          <table:table-cell office:value-type="string" calcext:value-type="string">
            <text:p><text:s text:c="2"/>0.1120</text:p>
          </table:table-cell>
          <table:table-cell office:value-type="string" calcext:value-type="string">
            <text:p><text:s/>0.1097</text:p>
          </table:table-cell>
          <table:table-cell office:value-type="string" calcext:value-type="string">
            <text:p><text:s/>0.1143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Fundamental I</text:p>
          </table:table-cell>
          <table:table-cell office:value-type="string" calcext:value-type="string">
            <text:p><text:s text:c="2"/>0.1120</text:p>
          </table:table-cell>
          <table:table-cell office:value-type="string" calcext:value-type="string">
            <text:p><text:s/>0.1097</text:p>
          </table:table-cell>
          <table:table-cell office:value-type="string" calcext:value-type="string">
            <text:p><text:s/>0.1143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Superior a 10 anos</text:p>
          </table:table-cell>
          <table:table-cell office:value-type="string" calcext:value-type="string">
            <text:p><text:s text:c="2"/>0.4457</text:p>
          </table:table-cell>
          <table:table-cell office:value-type="string" calcext:value-type="string">
            <text:p><text:s/>0.4449</text:p>
          </table:table-cell>
          <table:table-cell office:value-type="string" calcext:value-type="string">
            <text:p><text:s/>0.4465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tempoescola3</text:p>
          </table:table-cell>
          <table:table-cell office:value-type="string" calcext:value-type="string">
            <text:p><text:s text:c="2"/>0.2137</text:p>
          </table:table-cell>
          <table:table-cell office:value-type="string" calcext:value-type="string">
            <text:p><text:s/>0.2114</text:p>
          </table:table-cell>
          <table:table-cell office:value-type="string" calcext:value-type="string">
            <text:p><text:s/>0.2159</text:p>
          </table:table-cell>
          <table:table-cell office:value-type="string" calcext:value-type="string">
            <text:p>0.0011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Fundamental II</text:p>
          </table:table-cell>
          <table:table-cell office:value-type="string" calcext:value-type="string">
            <text:p><text:s text:c="2"/>0.2137</text:p>
          </table:table-cell>
          <table:table-cell office:value-type="string" calcext:value-type="string">
            <text:p><text:s/>0.2114</text:p>
          </table:table-cell>
          <table:table-cell office:value-type="string" calcext:value-type="string">
            <text:p><text:s/>0.2159</text:p>
          </table:table-cell>
          <table:table-cell office:value-type="string" calcext:value-type="string">
            <text:p>0.0011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Ensino Form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pooled.tempoescola6</text:p>
          </table:table-cell>
          <table:table-cell office:value-type="string" calcext:value-type="string">
            <text:p><text:s text:c="2"/>0.2710</text:p>
          </table:table-cell>
          <table:table-cell office:value-type="string" calcext:value-type="string">
            <text:p><text:s/>0.2686</text:p>
          </table:table-cell>
          <table:table-cell office:value-type="string" calcext:value-type="string">
            <text:p><text:s/>0.2734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Médio Incompleto</text:p>
          </table:table-cell>
          <table:table-cell office:value-type="string" calcext:value-type="string">
            <text:p><text:s text:c="2"/>0.2710</text:p>
          </table:table-cell>
          <table:table-cell office:value-type="string" calcext:value-type="string">
            <text:p><text:s/>0.2686</text:p>
          </table:table-cell>
          <table:table-cell office:value-type="string" calcext:value-type="string">
            <text:p><text:s/>0.2734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Fundamental I</text:p>
          </table:table-cell>
          <table:table-cell office:value-type="string" calcext:value-type="string">
            <text:p><text:s text:c="2"/>0.1120</text:p>
          </table:table-cell>
          <table:table-cell office:value-type="string" calcext:value-type="string">
            <text:p><text:s/>0.1097</text:p>
          </table:table-cell>
          <table:table-cell office:value-type="string" calcext:value-type="string">
            <text:p><text:s/>0.1143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tempoescola7</text:p>
          </table:table-cell>
          <table:table-cell office:value-type="string" calcext:value-type="string">
            <text:p><text:s text:c="2"/>0.4245</text:p>
          </table:table-cell>
          <table:table-cell office:value-type="string" calcext:value-type="string">
            <text:p><text:s/>0.4223</text:p>
          </table:table-cell>
          <table:table-cell office:value-type="string" calcext:value-type="string">
            <text:p><text:s/>0.4268</text:p>
          </table:table-cell>
          <table:table-cell office:value-type="string" calcext:value-type="string">
            <text:p>0.0011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Médio Completo</text:p>
          </table:table-cell>
          <table:table-cell office:value-type="string" calcext:value-type="string">
            <text:p><text:s text:c="2"/>0.4245</text:p>
          </table:table-cell>
          <table:table-cell office:value-type="string" calcext:value-type="string">
            <text:p><text:s/>0.4223</text:p>
          </table:table-cell>
          <table:table-cell office:value-type="string" calcext:value-type="string">
            <text:p><text:s/>0.4268</text:p>
          </table:table-cell>
          <table:table-cell office:value-type="string" calcext:value-type="string">
            <text:p>0.0011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Fundamental II</text:p>
          </table:table-cell>
          <table:table-cell office:value-type="string" calcext:value-type="string">
            <text:p><text:s text:c="2"/>0.2137</text:p>
          </table:table-cell>
          <table:table-cell office:value-type="string" calcext:value-type="string">
            <text:p><text:s/>0.2114</text:p>
          </table:table-cell>
          <table:table-cell office:value-type="string" calcext:value-type="string">
            <text:p><text:s/>0.2159</text:p>
          </table:table-cell>
          <table:table-cell office:value-type="string" calcext:value-type="string">
            <text:p>0.0011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tempoescola8</text:p>
          </table:table-cell>
          <table:table-cell office:value-type="string" calcext:value-type="string">
            <text:p><text:s text:c="2"/>0.8270</text:p>
          </table:table-cell>
          <table:table-cell office:value-type="string" calcext:value-type="string">
            <text:p><text:s/>0.8244</text:p>
          </table:table-cell>
          <table:table-cell office:value-type="string" calcext:value-type="string">
            <text:p><text:s/>0.8295</text:p>
          </table:table-cell>
          <table:table-cell office:value-type="string" calcext:value-type="string">
            <text:p>0.0013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Superior Incompleto</text:p>
          </table:table-cell>
          <table:table-cell office:value-type="string" calcext:value-type="string">
            <text:p><text:s text:c="2"/>0.8270</text:p>
          </table:table-cell>
          <table:table-cell office:value-type="string" calcext:value-type="string">
            <text:p><text:s/>0.8244</text:p>
          </table:table-cell>
          <table:table-cell office:value-type="string" calcext:value-type="string">
            <text:p><text:s/>0.8295</text:p>
          </table:table-cell>
          <table:table-cell office:value-type="string" calcext:value-type="string">
            <text:p>0.0013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Médio Incompleto</text:p>
          </table:table-cell>
          <table:table-cell office:value-type="string" calcext:value-type="string">
            <text:p><text:s text:c="2"/>0.2710</text:p>
          </table:table-cell>
          <table:table-cell office:value-type="string" calcext:value-type="string">
            <text:p><text:s/>0.2686</text:p>
          </table:table-cell>
          <table:table-cell office:value-type="string" calcext:value-type="string">
            <text:p><text:s/>0.2734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tempoescola9</text:p>
          </table:table-cell>
          <table:table-cell office:value-type="string" calcext:value-type="string">
            <text:p><text:s text:c="2"/>1.2012</text:p>
          </table:table-cell>
          <table:table-cell office:value-type="string" calcext:value-type="string">
            <text:p><text:s/>1.1988</text:p>
          </table:table-cell>
          <table:table-cell office:value-type="string" calcext:value-type="string">
            <text:p><text:s/>1.2035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Superior Completo</text:p>
          </table:table-cell>
          <table:table-cell office:value-type="string" calcext:value-type="string">
            <text:p><text:s text:c="2"/>1.2012</text:p>
          </table:table-cell>
          <table:table-cell office:value-type="string" calcext:value-type="string">
            <text:p><text:s/>1.1988</text:p>
          </table:table-cell>
          <table:table-cell office:value-type="string" calcext:value-type="string">
            <text:p><text:s/>1.2035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Médio Completo</text:p>
          </table:table-cell>
          <table:table-cell office:value-type="string" calcext:value-type="string">
            <text:p><text:s text:c="2"/>0.4245</text:p>
          </table:table-cell>
          <table:table-cell office:value-type="string" calcext:value-type="string">
            <text:p><text:s/>0.4223</text:p>
          </table:table-cell>
          <table:table-cell office:value-type="string" calcext:value-type="string">
            <text:p><text:s/>0.4268</text:p>
          </table:table-cell>
          <table:table-cell office:value-type="string" calcext:value-type="string">
            <text:p>0.0011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Sexo.Trabalhador1</text:p>
          </table:table-cell>
          <table:table-cell office:value-type="string" calcext:value-type="string">
            <text:p><text:s text:c="2"/>0.2604</text:p>
          </table:table-cell>
          <table:table-cell office:value-type="string" calcext:value-type="string">
            <text:p><text:s/>0.2599</text:p>
          </table:table-cell>
          <table:table-cell office:value-type="string" calcext:value-type="string">
            <text:p><text:s/>0.2609</text:p>
          </table:table-cell>
          <table:table-cell office:value-type="string" calcext:value-type="string">
            <text:p>0.0002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Homem</text:p>
          </table:table-cell>
          <table:table-cell office:value-type="string" calcext:value-type="string">
            <text:p><text:s text:c="2"/>0.2604</text:p>
          </table:table-cell>
          <table:table-cell office:value-type="string" calcext:value-type="string">
            <text:p><text:s/>0.2599</text:p>
          </table:table-cell>
          <table:table-cell office:value-type="string" calcext:value-type="string">
            <text:p><text:s/>0.2609</text:p>
          </table:table-cell>
          <table:table-cell office:value-type="string" calcext:value-type="string">
            <text:p>0.0002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Superior Incompleto</text:p>
          </table:table-cell>
          <table:table-cell office:value-type="string" calcext:value-type="string">
            <text:p><text:s text:c="2"/>0.8270</text:p>
          </table:table-cell>
          <table:table-cell office:value-type="string" calcext:value-type="string">
            <text:p><text:s/>0.8244</text:p>
          </table:table-cell>
          <table:table-cell office:value-type="string" calcext:value-type="string">
            <text:p><text:s/>0.8295</text:p>
          </table:table-cell>
          <table:table-cell office:value-type="string" calcext:value-type="string">
            <text:p>0.0013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codmeso1</text:p>
          </table:table-cell>
          <table:table-cell office:value-type="string" calcext:value-type="string">
            <text:p><text:s/>-0.3537</text:p>
          </table:table-cell>
          <table:table-cell office:value-type="string" calcext:value-type="string">
            <text:p>-0.3553</text:p>
          </table:table-cell>
          <table:table-cell office:value-type="string" calcext:value-type="string">
            <text:p>-0.3521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Centro-sul Cearense</text:p>
          </table:table-cell>
          <table:table-cell office:value-type="string" calcext:value-type="string">
            <text:p><text:s/>-0.3537</text:p>
          </table:table-cell>
          <table:table-cell office:value-type="string" calcext:value-type="string">
            <text:p>-0.3553</text:p>
          </table:table-cell>
          <table:table-cell office:value-type="string" calcext:value-type="string">
            <text:p>-0.3521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Superior Completo</text:p>
          </table:table-cell>
          <table:table-cell office:value-type="string" calcext:value-type="string">
            <text:p><text:s text:c="2"/>1.2012</text:p>
          </table:table-cell>
          <table:table-cell office:value-type="string" calcext:value-type="string">
            <text:p><text:s/>1.1988</text:p>
          </table:table-cell>
          <table:table-cell office:value-type="string" calcext:value-type="string">
            <text:p><text:s/>1.2035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codmeso2</text:p>
          </table:table-cell>
          <table:table-cell office:value-type="string" calcext:value-type="string">
            <text:p><text:s/>-0.1930</text:p>
          </table:table-cell>
          <table:table-cell office:value-type="string" calcext:value-type="string">
            <text:p>-0.1942</text:p>
          </table:table-cell>
          <table:table-cell office:value-type="string" calcext:value-type="string">
            <text:p>-0.1918</text:p>
          </table:table-cell>
          <table:table-cell office:value-type="string" calcext:value-type="string">
            <text:p>0.0006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Jaguaribe</text:p>
          </table:table-cell>
          <table:table-cell office:value-type="string" calcext:value-type="string">
            <text:p><text:s/>-0.1930</text:p>
          </table:table-cell>
          <table:table-cell office:value-type="string" calcext:value-type="string">
            <text:p>-0.1942</text:p>
          </table:table-cell>
          <table:table-cell office:value-type="string" calcext:value-type="string">
            <text:p>-0.1918</text:p>
          </table:table-cell>
          <table:table-cell office:value-type="string" calcext:value-type="string">
            <text:p>0.0006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Pós-Graduação</text:p>
          </table:table-cell>
          <table:table-cell office:value-type="string" calcext:value-type="string">
            <text:p><text:s text:c="2"/>1.4520</text:p>
          </table:table-cell>
          <table:table-cell office:value-type="string" calcext:value-type="string">
            <text:p><text:s/>1.4486</text:p>
          </table:table-cell>
          <table:table-cell office:value-type="string" calcext:value-type="string">
            <text:p><text:s/>1.4555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codmeso3</text:p>
          </table:table-cell>
          <table:table-cell office:value-type="string" calcext:value-type="string">
            <text:p><text:s/>-0.2830</text:p>
          </table:table-cell>
          <table:table-cell office:value-type="string" calcext:value-type="string">
            <text:p>-0.2838</text:p>
          </table:table-cell>
          <table:table-cell office:value-type="string" calcext:value-type="string">
            <text:p>-0.2822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Noroeste Cearense</text:p>
          </table:table-cell>
          <table:table-cell office:value-type="string" calcext:value-type="string">
            <text:p><text:s/>-0.2830</text:p>
          </table:table-cell>
          <table:table-cell office:value-type="string" calcext:value-type="string">
            <text:p>-0.2838</text:p>
          </table:table-cell>
          <table:table-cell office:value-type="string" calcext:value-type="string">
            <text:p>-0.2822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Mesorregiã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pooled.codmeso4</text:p>
          </table:table-cell>
          <table:table-cell office:value-type="string" calcext:value-type="string">
            <text:p><text:s/>-0.2266</text:p>
          </table:table-cell>
          <table:table-cell office:value-type="string" calcext:value-type="string">
            <text:p>-0.2275</text:p>
          </table:table-cell>
          <table:table-cell office:value-type="string" calcext:value-type="string">
            <text:p>-0.2257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Norte Cearense</text:p>
          </table:table-cell>
          <table:table-cell office:value-type="string" calcext:value-type="string">
            <text:p><text:s/>-0.2266</text:p>
          </table:table-cell>
          <table:table-cell office:value-type="string" calcext:value-type="string">
            <text:p>-0.2275</text:p>
          </table:table-cell>
          <table:table-cell office:value-type="string" calcext:value-type="string">
            <text:p>-0.2257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Jaguaribe</text:p>
          </table:table-cell>
          <table:table-cell office:value-type="string" calcext:value-type="string">
            <text:p><text:s/>-0.1930</text:p>
          </table:table-cell>
          <table:table-cell office:value-type="string" calcext:value-type="string">
            <text:p>-0.1942</text:p>
          </table:table-cell>
          <table:table-cell office:value-type="string" calcext:value-type="string">
            <text:p>-0.1918</text:p>
          </table:table-cell>
          <table:table-cell office:value-type="string" calcext:value-type="string">
            <text:p>0.0006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codmeso5</text:p>
          </table:table-cell>
          <table:table-cell office:value-type="string" calcext:value-type="string">
            <text:p><text:s/>-0.2997</text:p>
          </table:table-cell>
          <table:table-cell office:value-type="string" calcext:value-type="string">
            <text:p>-0.3006</text:p>
          </table:table-cell>
          <table:table-cell office:value-type="string" calcext:value-type="string">
            <text:p>-0.2988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Sul Cearense</text:p>
          </table:table-cell>
          <table:table-cell office:value-type="string" calcext:value-type="string">
            <text:p><text:s/>-0.2997</text:p>
          </table:table-cell>
          <table:table-cell office:value-type="string" calcext:value-type="string">
            <text:p>-0.3006</text:p>
          </table:table-cell>
          <table:table-cell office:value-type="string" calcext:value-type="string">
            <text:p>-0.2988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Norte Cearense</text:p>
          </table:table-cell>
          <table:table-cell office:value-type="string" calcext:value-type="string">
            <text:p><text:s/>-0.2266</text:p>
          </table:table-cell>
          <table:table-cell office:value-type="string" calcext:value-type="string">
            <text:p>-0.2275</text:p>
          </table:table-cell>
          <table:table-cell office:value-type="string" calcext:value-type="string">
            <text:p>-0.2257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lpooled.codmeso6</text:p>
          </table:table-cell>
          <table:table-cell office:value-type="string" calcext:value-type="string">
            <text:p><text:s/>-0.3324</text:p>
          </table:table-cell>
          <table:table-cell office:value-type="string" calcext:value-type="string">
            <text:p>-0.3337</text:p>
          </table:table-cell>
          <table:table-cell office:value-type="string" calcext:value-type="string">
            <text:p>-0.3312</text:p>
          </table:table-cell>
          <table:table-cell office:value-type="string" calcext:value-type="string">
            <text:p>0.0006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Sertões Cearenses</text:p>
          </table:table-cell>
          <table:table-cell office:value-type="string" calcext:value-type="string">
            <text:p><text:s/>-0.3324</text:p>
          </table:table-cell>
          <table:table-cell office:value-type="string" calcext:value-type="string">
            <text:p>-0.3337</text:p>
          </table:table-cell>
          <table:table-cell office:value-type="string" calcext:value-type="string">
            <text:p>-0.3312</text:p>
          </table:table-cell>
          <table:table-cell office:value-type="string" calcext:value-type="string">
            <text:p>0.0006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Noroeste Cearense</text:p>
          </table:table-cell>
          <table:table-cell office:value-type="string" calcext:value-type="string">
            <text:p><text:s/>-0.2830</text:p>
          </table:table-cell>
          <table:table-cell office:value-type="string" calcext:value-type="string">
            <text:p>-0.2838</text:p>
          </table:table-cell>
          <table:table-cell office:value-type="string" calcext:value-type="string">
            <text:p>-0.2822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bin2001</text:p>
          </table:table-cell>
          <table:table-cell office:value-type="string" calcext:value-type="string">
            <text:p><text:s text:c="2"/>0.0090</text:p>
          </table:table-cell>
          <table:table-cell office:value-type="string" calcext:value-type="string">
            <text:p><text:s/>0.0075</text:p>
          </table:table-cell>
          <table:table-cell office:value-type="string" calcext:value-type="string">
            <text:p><text:s/>0.0105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string" calcext:value-type="string">
            <text:p><text:s text:c="2"/>0.0090</text:p>
          </table:table-cell>
          <table:table-cell office:value-type="string" calcext:value-type="string">
            <text:p><text:s/>0.0075</text:p>
          </table:table-cell>
          <table:table-cell office:value-type="string" calcext:value-type="string">
            <text:p><text:s/>0.0105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Sul Cearense</text:p>
          </table:table-cell>
          <table:table-cell office:value-type="string" calcext:value-type="string">
            <text:p><text:s/>-0.2997</text:p>
          </table:table-cell>
          <table:table-cell office:value-type="string" calcext:value-type="string">
            <text:p>-0.3006</text:p>
          </table:table-cell>
          <table:table-cell office:value-type="string" calcext:value-type="string">
            <text:p>-0.2988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bin2002</text:p>
          </table:table-cell>
          <table:table-cell office:value-type="string" calcext:value-type="string">
            <text:p><text:s text:c="2"/>0.0166</text:p>
          </table:table-cell>
          <table:table-cell office:value-type="string" calcext:value-type="string">
            <text:p><text:s/>0.0151</text:p>
          </table:table-cell>
          <table:table-cell office:value-type="string" calcext:value-type="string">
            <text:p><text:s/>0.0181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string" calcext:value-type="string">
            <text:p><text:s text:c="2"/>0.0166</text:p>
          </table:table-cell>
          <table:table-cell office:value-type="string" calcext:value-type="string">
            <text:p><text:s/>0.0151</text:p>
          </table:table-cell>
          <table:table-cell office:value-type="string" calcext:value-type="string">
            <text:p><text:s/>0.0181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Sertões Cearenses</text:p>
          </table:table-cell>
          <table:table-cell office:value-type="string" calcext:value-type="string">
            <text:p><text:s/>-0.3324</text:p>
          </table:table-cell>
          <table:table-cell office:value-type="string" calcext:value-type="string">
            <text:p>-0.3337</text:p>
          </table:table-cell>
          <table:table-cell office:value-type="string" calcext:value-type="string">
            <text:p>-0.3312</text:p>
          </table:table-cell>
          <table:table-cell office:value-type="string" calcext:value-type="string">
            <text:p>0.0006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bin2003</text:p>
          </table:table-cell>
          <table:table-cell office:value-type="string" calcext:value-type="string">
            <text:p><text:s text:c="2"/>0.0009</text:p>
          </table:table-cell>
          <table:table-cell office:value-type="string" calcext:value-type="string">
            <text:p>-0.0006</text:p>
          </table:table-cell>
          <table:table-cell office:value-type="string" calcext:value-type="string">
            <text:p><text:s/>0.0024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225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string" calcext:value-type="string">
            <text:p><text:s text:c="2"/>0.0009</text:p>
          </table:table-cell>
          <table:table-cell office:value-type="string" calcext:value-type="string">
            <text:p>-0.0006</text:p>
          </table:table-cell>
          <table:table-cell office:value-type="string" calcext:value-type="string">
            <text:p><text:s/>0.0024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2259</text:p>
          </table:table-cell>
          <table:table-cell table:number-columns-repeated="2"/>
          <table:table-cell office:value-type="string" calcext:value-type="string">
            <text:p>Centro-sul Cearense</text:p>
          </table:table-cell>
          <table:table-cell office:value-type="string" calcext:value-type="string">
            <text:p><text:s/>-0.3537</text:p>
          </table:table-cell>
          <table:table-cell office:value-type="string" calcext:value-type="string">
            <text:p>-0.3553</text:p>
          </table:table-cell>
          <table:table-cell office:value-type="string" calcext:value-type="string">
            <text:p>-0.3521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bin2004</text:p>
          </table:table-cell>
          <table:table-cell office:value-type="string" calcext:value-type="string">
            <text:p><text:s/>-0.0083</text:p>
          </table:table-cell>
          <table:table-cell office:value-type="string" calcext:value-type="string">
            <text:p>-0.0098</text:p>
          </table:table-cell>
          <table:table-cell office:value-type="string" calcext:value-type="string">
            <text:p>-0.0068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-0.0083</text:p>
          </table:table-cell>
          <table:table-cell office:value-type="string" calcext:value-type="string">
            <text:p>-0.0098</text:p>
          </table:table-cell>
          <table:table-cell office:value-type="string" calcext:value-type="string">
            <text:p>-0.0068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string" calcext:value-type="string">
            <text:p>Ano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in2005</text:p>
          </table:table-cell>
          <table:table-cell office:value-type="string" calcext:value-type="string">
            <text:p><text:s text:c="2"/>0.0001</text:p>
          </table:table-cell>
          <table:table-cell office:value-type="string" calcext:value-type="string">
            <text:p>-0.0014</text:p>
          </table:table-cell>
          <table:table-cell office:value-type="string" calcext:value-type="string">
            <text:p><text:s/>0.0015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920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string" calcext:value-type="string">
            <text:p><text:s text:c="2"/>0.0001</text:p>
          </table:table-cell>
          <table:table-cell office:value-type="string" calcext:value-type="string">
            <text:p>-0.0014</text:p>
          </table:table-cell>
          <table:table-cell office:value-type="string" calcext:value-type="string">
            <text:p><text:s/>0.0015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9208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string" calcext:value-type="string">
            <text:p><text:s text:c="2"/>0.0090</text:p>
          </table:table-cell>
          <table:table-cell office:value-type="string" calcext:value-type="string">
            <text:p><text:s/>0.0075</text:p>
          </table:table-cell>
          <table:table-cell office:value-type="string" calcext:value-type="string">
            <text:p><text:s/>0.0105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bin2006</text:p>
          </table:table-cell>
          <table:table-cell office:value-type="string" calcext:value-type="string">
            <text:p><text:s text:c="2"/>0.0505</text:p>
          </table:table-cell>
          <table:table-cell office:value-type="string" calcext:value-type="string">
            <text:p><text:s/>0.0491</text:p>
          </table:table-cell>
          <table:table-cell office:value-type="string" calcext:value-type="string">
            <text:p><text:s/>0.052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<text:s text:c="2"/>0.0505</text:p>
          </table:table-cell>
          <table:table-cell office:value-type="string" calcext:value-type="string">
            <text:p><text:s/>0.0491</text:p>
          </table:table-cell>
          <table:table-cell office:value-type="string" calcext:value-type="string">
            <text:p><text:s/>0.052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string" calcext:value-type="string">
            <text:p><text:s text:c="2"/>0.0166</text:p>
          </table:table-cell>
          <table:table-cell office:value-type="string" calcext:value-type="string">
            <text:p><text:s/>0.0151</text:p>
          </table:table-cell>
          <table:table-cell office:value-type="string" calcext:value-type="string">
            <text:p><text:s/>0.0181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bin2007</text:p>
          </table:table-cell>
          <table:table-cell office:value-type="string" calcext:value-type="string">
            <text:p><text:s text:c="2"/>0.0876</text:p>
          </table:table-cell>
          <table:table-cell office:value-type="string" calcext:value-type="string">
            <text:p><text:s/>0.0862</text:p>
          </table:table-cell>
          <table:table-cell office:value-type="string" calcext:value-type="string">
            <text:p><text:s/>0.089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<text:s text:c="2"/>0.0876</text:p>
          </table:table-cell>
          <table:table-cell office:value-type="string" calcext:value-type="string">
            <text:p><text:s/>0.0862</text:p>
          </table:table-cell>
          <table:table-cell office:value-type="string" calcext:value-type="string">
            <text:p><text:s/>0.089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string" calcext:value-type="string">
            <text:p><text:s text:c="2"/>0.0009</text:p>
          </table:table-cell>
          <table:table-cell office:value-type="string" calcext:value-type="string">
            <text:p>-0.0006</text:p>
          </table:table-cell>
          <table:table-cell office:value-type="string" calcext:value-type="string">
            <text:p><text:s/>0.0024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2259</text:p>
          </table:table-cell>
        </table:table-row>
        <table:table-row table:style-name="ro2">
          <table:table-cell office:value-type="string" calcext:value-type="string">
            <text:p>bin2008</text:p>
          </table:table-cell>
          <table:table-cell office:value-type="string" calcext:value-type="string">
            <text:p><text:s text:c="2"/>0.1248</text:p>
          </table:table-cell>
          <table:table-cell office:value-type="string" calcext:value-type="string">
            <text:p><text:s/>0.1234</text:p>
          </table:table-cell>
          <table:table-cell office:value-type="string" calcext:value-type="string">
            <text:p><text:s/>0.1262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<text:s text:c="2"/>0.1248</text:p>
          </table:table-cell>
          <table:table-cell office:value-type="string" calcext:value-type="string">
            <text:p><text:s/>0.1234</text:p>
          </table:table-cell>
          <table:table-cell office:value-type="string" calcext:value-type="string">
            <text:p><text:s/>0.1262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-0.0083</text:p>
          </table:table-cell>
          <table:table-cell office:value-type="string" calcext:value-type="string">
            <text:p>-0.0098</text:p>
          </table:table-cell>
          <table:table-cell office:value-type="string" calcext:value-type="string">
            <text:p>-0.0068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bin2009</text:p>
          </table:table-cell>
          <table:table-cell office:value-type="string" calcext:value-type="string">
            <text:p><text:s text:c="2"/>0.1730</text:p>
          </table:table-cell>
          <table:table-cell office:value-type="string" calcext:value-type="string">
            <text:p><text:s/>0.1716</text:p>
          </table:table-cell>
          <table:table-cell office:value-type="string" calcext:value-type="string">
            <text:p><text:s/>0.1744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<text:s text:c="2"/>0.1730</text:p>
          </table:table-cell>
          <table:table-cell office:value-type="string" calcext:value-type="string">
            <text:p><text:s/>0.1716</text:p>
          </table:table-cell>
          <table:table-cell office:value-type="string" calcext:value-type="string">
            <text:p><text:s/>0.1744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string" calcext:value-type="string">
            <text:p><text:s text:c="2"/>0.0001</text:p>
          </table:table-cell>
          <table:table-cell office:value-type="string" calcext:value-type="string">
            <text:p>-0.0014</text:p>
          </table:table-cell>
          <table:table-cell office:value-type="string" calcext:value-type="string">
            <text:p><text:s/>0.0015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9208</text:p>
          </table:table-cell>
        </table:table-row>
        <table:table-row table:style-name="ro2">
          <table:table-cell office:value-type="string" calcext:value-type="string">
            <text:p>bin2010</text:p>
          </table:table-cell>
          <table:table-cell office:value-type="string" calcext:value-type="string">
            <text:p><text:s text:c="2"/>0.2081</text:p>
          </table:table-cell>
          <table:table-cell office:value-type="string" calcext:value-type="string">
            <text:p><text:s/>0.2067</text:p>
          </table:table-cell>
          <table:table-cell office:value-type="string" calcext:value-type="string">
            <text:p><text:s/>0.2094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<text:s text:c="2"/>0.2081</text:p>
          </table:table-cell>
          <table:table-cell office:value-type="string" calcext:value-type="string">
            <text:p><text:s/>0.2067</text:p>
          </table:table-cell>
          <table:table-cell office:value-type="string" calcext:value-type="string">
            <text:p><text:s/>0.2094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<text:s text:c="2"/>0.0505</text:p>
          </table:table-cell>
          <table:table-cell office:value-type="string" calcext:value-type="string">
            <text:p><text:s/>0.0491</text:p>
          </table:table-cell>
          <table:table-cell office:value-type="string" calcext:value-type="string">
            <text:p><text:s/>0.052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bin2011</text:p>
          </table:table-cell>
          <table:table-cell office:value-type="string" calcext:value-type="string">
            <text:p><text:s text:c="2"/>0.2380</text:p>
          </table:table-cell>
          <table:table-cell office:value-type="string" calcext:value-type="string">
            <text:p><text:s/>0.2367</text:p>
          </table:table-cell>
          <table:table-cell office:value-type="string" calcext:value-type="string">
            <text:p><text:s/>0.2393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<text:s text:c="2"/>0.2380</text:p>
          </table:table-cell>
          <table:table-cell office:value-type="string" calcext:value-type="string">
            <text:p><text:s/>0.2367</text:p>
          </table:table-cell>
          <table:table-cell office:value-type="string" calcext:value-type="string">
            <text:p><text:s/>0.2393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<text:s text:c="2"/>0.0876</text:p>
          </table:table-cell>
          <table:table-cell office:value-type="string" calcext:value-type="string">
            <text:p><text:s/>0.0862</text:p>
          </table:table-cell>
          <table:table-cell office:value-type="string" calcext:value-type="string">
            <text:p><text:s/>0.089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bin2012</text:p>
          </table:table-cell>
          <table:table-cell office:value-type="string" calcext:value-type="string">
            <text:p><text:s text:c="2"/>0.2957</text:p>
          </table:table-cell>
          <table:table-cell office:value-type="string" calcext:value-type="string">
            <text:p><text:s/>0.2944</text:p>
          </table:table-cell>
          <table:table-cell office:value-type="string" calcext:value-type="string">
            <text:p><text:s/>0.297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<text:s text:c="2"/>0.2957</text:p>
          </table:table-cell>
          <table:table-cell office:value-type="string" calcext:value-type="string">
            <text:p><text:s/>0.2944</text:p>
          </table:table-cell>
          <table:table-cell office:value-type="string" calcext:value-type="string">
            <text:p><text:s/>0.297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<text:s text:c="2"/>0.1248</text:p>
          </table:table-cell>
          <table:table-cell office:value-type="string" calcext:value-type="string">
            <text:p><text:s/>0.1234</text:p>
          </table:table-cell>
          <table:table-cell office:value-type="string" calcext:value-type="string">
            <text:p><text:s/>0.1262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bin2013</text:p>
          </table:table-cell>
          <table:table-cell office:value-type="string" calcext:value-type="string">
            <text:p><text:s text:c="2"/>0.3244</text:p>
          </table:table-cell>
          <table:table-cell office:value-type="string" calcext:value-type="string">
            <text:p><text:s/>0.3231</text:p>
          </table:table-cell>
          <table:table-cell office:value-type="string" calcext:value-type="string">
            <text:p><text:s/>0.3257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<text:s text:c="2"/>0.3244</text:p>
          </table:table-cell>
          <table:table-cell office:value-type="string" calcext:value-type="string">
            <text:p><text:s/>0.3231</text:p>
          </table:table-cell>
          <table:table-cell office:value-type="string" calcext:value-type="string">
            <text:p><text:s/>0.3257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<text:s text:c="2"/>0.1730</text:p>
          </table:table-cell>
          <table:table-cell office:value-type="string" calcext:value-type="string">
            <text:p><text:s/>0.1716</text:p>
          </table:table-cell>
          <table:table-cell office:value-type="string" calcext:value-type="string">
            <text:p><text:s/>0.1744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</table:table-row>
        <table:table-row table:style-name="ro2">
          <table:table-cell office:value-type="string" calcext:value-type="string">
            <text:p>bin2014</text:p>
          </table:table-cell>
          <table:table-cell office:value-type="string" calcext:value-type="string">
            <text:p><text:s text:c="2"/>0.3426</text:p>
          </table:table-cell>
          <table:table-cell office:value-type="string" calcext:value-type="string">
            <text:p><text:s/>0.3413</text:p>
          </table:table-cell>
          <table:table-cell office:value-type="string" calcext:value-type="string">
            <text:p><text:s/>0.344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<text:s text:c="2"/>0.3426</text:p>
          </table:table-cell>
          <table:table-cell office:value-type="string" calcext:value-type="string">
            <text:p><text:s/>0.3413</text:p>
          </table:table-cell>
          <table:table-cell office:value-type="string" calcext:value-type="string">
            <text:p><text:s/>0.344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<text:s text:c="2"/>0.2081</text:p>
          </table:table-cell>
          <table:table-cell office:value-type="string" calcext:value-type="string">
            <text:p><text:s/>0.2067</text:p>
          </table:table-cell>
          <table:table-cell office:value-type="string" calcext:value-type="string">
            <text:p><text:s/>0.2094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</table:table-row>
        <table:table-row table:style-name="ro3">
          <table:table-cell table:style-name="Default"/>
          <table:table-cell table:number-columns-repeated="15"/>
          <table:table-cell office:value-type="float" office:value="2011" calcext:value-type="float">
            <text:p>2011</text:p>
          </table:table-cell>
          <table:table-cell office:value-type="string" calcext:value-type="string">
            <text:p><text:s text:c="2"/>0.2380</text:p>
          </table:table-cell>
          <table:table-cell office:value-type="string" calcext:value-type="string">
            <text:p><text:s/>0.2367</text:p>
          </table:table-cell>
          <table:table-cell office:value-type="string" calcext:value-type="string">
            <text:p><text:s/>0.2393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</table:table-row>
        <table:table-row table:style-name="ro3">
          <table:table-cell table:style-name="Default"/>
          <table:table-cell table:number-columns-repeated="15"/>
          <table:table-cell office:value-type="float" office:value="2012" calcext:value-type="float">
            <text:p>2012</text:p>
          </table:table-cell>
          <table:table-cell office:value-type="string" calcext:value-type="string">
            <text:p><text:s text:c="2"/>0.2957</text:p>
          </table:table-cell>
          <table:table-cell office:value-type="string" calcext:value-type="string">
            <text:p><text:s/>0.2944</text:p>
          </table:table-cell>
          <table:table-cell office:value-type="string" calcext:value-type="string">
            <text:p><text:s/>0.297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</table:table-row>
        <table:table-row table:style-name="ro3">
          <table:table-cell table:style-name="Default"/>
          <table:table-cell table:number-columns-repeated="15"/>
          <table:table-cell office:value-type="float" office:value="2013" calcext:value-type="float">
            <text:p>2013</text:p>
          </table:table-cell>
          <table:table-cell office:value-type="string" calcext:value-type="string">
            <text:p><text:s text:c="2"/>0.3244</text:p>
          </table:table-cell>
          <table:table-cell office:value-type="string" calcext:value-type="string">
            <text:p><text:s/>0.3231</text:p>
          </table:table-cell>
          <table:table-cell office:value-type="string" calcext:value-type="string">
            <text:p><text:s/>0.3257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</table:table-row>
        <table:table-row table:style-name="ro3">
          <table:table-cell table:style-name="Default"/>
          <table:table-cell table:number-columns-repeated="15"/>
          <table:table-cell office:value-type="float" office:value="2014" calcext:value-type="float">
            <text:p>2014</text:p>
          </table:table-cell>
          <table:table-cell office:value-type="string" calcext:value-type="string">
            <text:p><text:s text:c="2"/>0.3426</text:p>
          </table:table-cell>
          <table:table-cell office:value-type="string" calcext:value-type="string">
            <text:p><text:s/>0.3413</text:p>
          </table:table-cell>
          <table:table-cell office:value-type="string" calcext:value-type="string">
            <text:p><text:s/>0.3440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0</text:p>
          </table:table-cell>
        </table:table-row>
      </table:table>
      <table:table table:name="Pooled 2" table:style-name="ta1"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6" table:default-cell-style-name="Default"/>
        <table:table-row table:style-name="ro3">
          <table:table-cell/>
          <table:table-cell table:style-name="Default" office:value-type="string" calcext:value-type="string">
            <text:p>Coeficientes</text:p>
          </table:table-cell>
          <table:table-cell table:style-name="Default" office:value-type="string" calcext:value-type="string">
            <text:p>Intervalo de Confiança 95%</text:p>
          </table:table-cell>
          <table:table-cell table:style-name="Default"/>
          <table:table-cell table:style-name="Default" office:value-type="string" calcext:value-type="string">
            <text:p>Erro Padrã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tercepto</text:p>
          </table:table-cell>
          <table:table-cell office:value-type="float" office:value="5.6012" calcext:value-type="float">
            <text:p>5,6012</text:p>
          </table:table-cell>
          <table:table-cell office:value-type="float" office:value="5.5979" calcext:value-type="float">
            <text:p>5,5979</text:p>
          </table:table-cell>
          <table:table-cell office:value-type="float" office:value="5.6045" calcext:value-type="float">
            <text:p>5,6045</text:p>
          </table:table-cell>
          <table:table-cell office:value-type="float" office:value="0.0017" calcext:value-type="float">
            <text:p>0,0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dade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0001" calcext:value-type="float">
            <text:p>0,000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(Idade)^2</text:p>
          </table:table-cell>
          <table:table-cell office:value-type="float" office:value="-0.0002" calcext:value-type="float">
            <text:p>-0,0002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-0.0002" calcext:value-type="float">
            <text:p>-0,0002</text:p>
          </table:table-cell>
          <table:table-cell office:value-type="float" office:value="0" calcext:value-type="float">
            <text:p>0,0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omem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2599" calcext:value-type="float">
            <text:p>0,2599</text:p>
          </table:table-cell>
          <table:table-cell office:value-type="float" office:value="0.2609" calcext:value-type="float">
            <text:p>0,2609</text:p>
          </table:table-cell>
          <table:table-cell office:value-type="float" office:value="0.0002" calcext:value-type="float">
            <text:p>0,000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mpo de permanência no emprego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1 a 3 anos</text:p>
          </table:table-cell>
          <table:table-cell office:value-type="float" office:value="0.0431" calcext:value-type="float">
            <text:p>0,0431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0437" calcext:value-type="float">
            <text:p>0,0437</text:p>
          </table:table-cell>
          <table:table-cell office:value-type="float" office:value="0.0003" calcext:value-type="float">
            <text:p>0,000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 a 5 anos</text:p>
          </table:table-cell>
          <table:table-cell office:value-type="float" office:value="0.1021" calcext:value-type="float">
            <text:p>0,1021</text:p>
          </table:table-cell>
          <table:table-cell office:value-type="float" office:value="0.1013" calcext:value-type="float">
            <text:p>0,1013</text:p>
          </table:table-cell>
          <table:table-cell office:value-type="float" office:value="0.1029" calcext:value-type="float">
            <text:p>0,1029</text:p>
          </table:table-cell>
          <table:table-cell office:value-type="float" office:value="0.0004" calcext:value-type="float">
            <text:p>0,000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 a 10 anos</text:p>
          </table:table-cell>
          <table:table-cell office:value-type="float" office:value="0.1744" calcext:value-type="float">
            <text:p>0,1744</text:p>
          </table:table-cell>
          <table:table-cell office:value-type="float" office:value="0.1736" calcext:value-type="float">
            <text:p>0,1736</text:p>
          </table:table-cell>
          <table:table-cell office:value-type="float" office:value="0.1752" calcext:value-type="float">
            <text:p>0,1752</text:p>
          </table:table-cell>
          <table:table-cell office:value-type="float" office:value="0.0004" calcext:value-type="float">
            <text:p>0,000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uperior a 10 anos</text:p>
          </table:table-cell>
          <table:table-cell office:value-type="float" office:value="0.4457" calcext:value-type="float">
            <text:p>0,4457</text:p>
          </table:table-cell>
          <table:table-cell office:value-type="float" office:value="0.4449" calcext:value-type="float">
            <text:p>0,4449</text:p>
          </table:table-cell>
          <table:table-cell office:value-type="float" office:value="0.4465" calcext:value-type="float">
            <text:p>0,4465</text:p>
          </table:table-cell>
          <table:table-cell office:value-type="float" office:value="0.0004" calcext:value-type="float">
            <text:p>0,000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sino Formal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undamental I</text:p>
          </table:table-cell>
          <table:table-cell office:value-type="float" office:value="0.112" calcext:value-type="float">
            <text:p>0,1120</text:p>
          </table:table-cell>
          <table:table-cell office:value-type="float" office:value="0.1097" calcext:value-type="float">
            <text:p>0,1097</text:p>
          </table:table-cell>
          <table:table-cell office:value-type="float" office:value="0.1143" calcext:value-type="float">
            <text:p>0,1143</text:p>
          </table:table-cell>
          <table:table-cell office:value-type="float" office:value="0.0012" calcext:value-type="float">
            <text:p>0,001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damental II</text:p>
          </table:table-cell>
          <table:table-cell office:value-type="float" office:value="0.2137" calcext:value-type="float">
            <text:p>0,2137</text:p>
          </table:table-cell>
          <table:table-cell office:value-type="float" office:value="0.2114" calcext:value-type="float">
            <text:p>0,2114</text:p>
          </table:table-cell>
          <table:table-cell office:value-type="float" office:value="0.2159" calcext:value-type="float">
            <text:p>0,2159</text:p>
          </table:table-cell>
          <table:table-cell office:value-type="float" office:value="0.0011" calcext:value-type="float">
            <text:p>0,00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édio Incompleto</text:p>
          </table:table-cell>
          <table:table-cell office:value-type="float" office:value="0.271" calcext:value-type="float">
            <text:p>0,2710</text:p>
          </table:table-cell>
          <table:table-cell office:value-type="float" office:value="0.2686" calcext:value-type="float">
            <text:p>0,2686</text:p>
          </table:table-cell>
          <table:table-cell office:value-type="float" office:value="0.2734" calcext:value-type="float">
            <text:p>0,2734</text:p>
          </table:table-cell>
          <table:table-cell office:value-type="float" office:value="0.0012" calcext:value-type="float">
            <text:p>0,001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édio Completo</text:p>
          </table:table-cell>
          <table:table-cell office:value-type="float" office:value="0.4245" calcext:value-type="float">
            <text:p>0,4245</text:p>
          </table:table-cell>
          <table:table-cell office:value-type="float" office:value="0.4223" calcext:value-type="float">
            <text:p>0,4223</text:p>
          </table:table-cell>
          <table:table-cell office:value-type="float" office:value="0.4268" calcext:value-type="float">
            <text:p>0,4268</text:p>
          </table:table-cell>
          <table:table-cell office:value-type="float" office:value="0.0011" calcext:value-type="float">
            <text:p>0,00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uperior Incompleto</text:p>
          </table:table-cell>
          <table:table-cell office:value-type="float" office:value="0.827" calcext:value-type="float">
            <text:p>0,8270</text:p>
          </table:table-cell>
          <table:table-cell office:value-type="float" office:value="0.8244" calcext:value-type="float">
            <text:p>0,8244</text:p>
          </table:table-cell>
          <table:table-cell office:value-type="float" office:value="0.8295" calcext:value-type="float">
            <text:p>0,8295</text:p>
          </table:table-cell>
          <table:table-cell office:value-type="float" office:value="0.0013" calcext:value-type="float">
            <text:p>0,001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uperior Completo</text:p>
          </table:table-cell>
          <table:table-cell office:value-type="float" office:value="1.2012" calcext:value-type="float">
            <text:p>1,2012</text:p>
          </table:table-cell>
          <table:table-cell office:value-type="float" office:value="1.1988" calcext:value-type="float">
            <text:p>1,1988</text:p>
          </table:table-cell>
          <table:table-cell office:value-type="float" office:value="1.2035" calcext:value-type="float">
            <text:p>1,2035</text:p>
          </table:table-cell>
          <table:table-cell office:value-type="float" office:value="0.0012" calcext:value-type="float">
            <text:p>0,001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ós-Graduação</text:p>
          </table:table-cell>
          <table:table-cell office:value-type="float" office:value="1.452" calcext:value-type="float">
            <text:p>1,4520</text:p>
          </table:table-cell>
          <table:table-cell office:value-type="float" office:value="1.4486" calcext:value-type="float">
            <text:p>1,4486</text:p>
          </table:table-cell>
          <table:table-cell office:value-type="float" office:value="1.4555" calcext:value-type="float">
            <text:p>1,4555</text:p>
          </table:table-cell>
          <table:table-cell office:value-type="float" office:value="0.0017" calcext:value-type="float">
            <text:p>0,0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sorregião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Jaguaribe</text:p>
          </table:table-cell>
          <table:table-cell office:value-type="float" office:value="-0.193" calcext:value-type="float">
            <text:p>-0,1930</text:p>
          </table:table-cell>
          <table:table-cell office:value-type="float" office:value="-0.1942" calcext:value-type="float">
            <text:p>-0,1942</text:p>
          </table:table-cell>
          <table:table-cell office:value-type="float" office:value="-0.1918" calcext:value-type="float">
            <text:p>-0,1918</text:p>
          </table:table-cell>
          <table:table-cell office:value-type="float" office:value="0.0006" calcext:value-type="float">
            <text:p>0,00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rte Cearense</text:p>
          </table:table-cell>
          <table:table-cell office:value-type="float" office:value="-0.2266" calcext:value-type="float">
            <text:p>-0,2266</text:p>
          </table:table-cell>
          <table:table-cell office:value-type="float" office:value="-0.2275" calcext:value-type="float">
            <text:p>-0,2275</text:p>
          </table:table-cell>
          <table:table-cell office:value-type="float" office:value="-0.2257" calcext:value-type="float">
            <text:p>-0,2257</text:p>
          </table:table-cell>
          <table:table-cell office:value-type="float" office:value="0.0005" calcext:value-type="float">
            <text:p>0,000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roeste Cearense</text:p>
          </table:table-cell>
          <table:table-cell office:value-type="float" office:value="-0.283" calcext:value-type="float">
            <text:p>-0,2830</text:p>
          </table:table-cell>
          <table:table-cell office:value-type="float" office:value="-0.2838" calcext:value-type="float">
            <text:p>-0,2838</text:p>
          </table:table-cell>
          <table:table-cell office:value-type="float" office:value="-0.2822" calcext:value-type="float">
            <text:p>-0,2822</text:p>
          </table:table-cell>
          <table:table-cell office:value-type="float" office:value="0.0004" calcext:value-type="float">
            <text:p>0,000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ul Cearense</text:p>
          </table:table-cell>
          <table:table-cell office:value-type="float" office:value="-0.2997" calcext:value-type="float">
            <text:p>-0,2997</text:p>
          </table:table-cell>
          <table:table-cell office:value-type="float" office:value="-0.3006" calcext:value-type="float">
            <text:p>-0,3006</text:p>
          </table:table-cell>
          <table:table-cell office:value-type="float" office:value="-0.2988" calcext:value-type="float">
            <text:p>-0,2988</text:p>
          </table:table-cell>
          <table:table-cell office:value-type="float" office:value="0.0005" calcext:value-type="float">
            <text:p>0,000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rtões Cearenses</text:p>
          </table:table-cell>
          <table:table-cell office:value-type="float" office:value="-0.3324" calcext:value-type="float">
            <text:p>-0,3324</text:p>
          </table:table-cell>
          <table:table-cell office:value-type="float" office:value="-0.3337" calcext:value-type="float">
            <text:p>-0,3337</text:p>
          </table:table-cell>
          <table:table-cell office:value-type="float" office:value="-0.3312" calcext:value-type="float">
            <text:p>-0,3312</text:p>
          </table:table-cell>
          <table:table-cell office:value-type="float" office:value="0.0006" calcext:value-type="float">
            <text:p>0,00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entro-sul Cearense</text:p>
          </table:table-cell>
          <table:table-cell office:value-type="float" office:value="-0.3537" calcext:value-type="float">
            <text:p>-0,3537</text:p>
          </table:table-cell>
          <table:table-cell office:value-type="float" office:value="-0.3553" calcext:value-type="float">
            <text:p>-0,3553</text:p>
          </table:table-cell>
          <table:table-cell office:value-type="float" office:value="-0.3521" calcext:value-type="float">
            <text:p>-0,3521</text:p>
          </table:table-cell>
          <table:table-cell office:value-type="float" office:value="0.0008" calcext:value-type="float">
            <text:p>0,000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os</text:p>
          </table:table-cell>
          <table:table-cell table:number-columns-repeated="8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008" calcext:value-type="float">
            <text:p>0,0008</text:p>
          </table:table-cell>
          <table:table-cell table:number-columns-repeated="4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008" calcext:value-type="float">
            <text:p>0,0008</text:p>
          </table:table-cell>
          <table:table-cell table:number-columns-repeated="4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-0.0006" calcext:value-type="float">
            <text:p>-0,0006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-0.0083" calcext:value-type="float">
            <text:p>-0,0083</text:p>
          </table:table-cell>
          <table:table-cell office:value-type="float" office:value="-0.0098" calcext:value-type="float">
            <text:p>-0,0098</text:p>
          </table:table-cell>
          <table:table-cell office:value-type="float" office:value="-0.0068" calcext:value-type="float">
            <text:p>-0,0068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4" calcext:value-type="float">
            <text:p>-0,0014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0.0505" calcext:value-type="float">
            <text:p>0,0505</text:p>
          </table:table-cell>
          <table:table-cell office:value-type="float" office:value="0.0491" calcext:value-type="float">
            <text:p>0,0491</text:p>
          </table:table-cell>
          <table:table-cell office:value-type="float" office:value="0.052" calcext:value-type="float">
            <text:p>0,0520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0.0876" calcext:value-type="float">
            <text:p>0,0876</text:p>
          </table:table-cell>
          <table:table-cell office:value-type="float" office:value="0.0862" calcext:value-type="float">
            <text:p>0,0862</text:p>
          </table:table-cell>
          <table:table-cell office:value-type="float" office:value="0.089" calcext:value-type="float">
            <text:p>0,0890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float" office:value="0.1248" calcext:value-type="float">
            <text:p>0,1248</text:p>
          </table:table-cell>
          <table:table-cell office:value-type="float" office:value="0.1234" calcext:value-type="float">
            <text:p>0,1234</text:p>
          </table:table-cell>
          <table:table-cell office:value-type="float" office:value="0.1262" calcext:value-type="float">
            <text:p>0,1262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float" office:value="0.173" calcext:value-type="float">
            <text:p>0,1730</text:p>
          </table:table-cell>
          <table:table-cell office:value-type="float" office:value="0.1716" calcext:value-type="float">
            <text:p>0,1716</text:p>
          </table:table-cell>
          <table:table-cell office:value-type="float" office:value="0.1744" calcext:value-type="float">
            <text:p>0,1744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0.2081" calcext:value-type="float">
            <text:p>0,2081</text:p>
          </table:table-cell>
          <table:table-cell office:value-type="float" office:value="0.2067" calcext:value-type="float">
            <text:p>0,2067</text:p>
          </table:table-cell>
          <table:table-cell office:value-type="float" office:value="0.2094" calcext:value-type="float">
            <text:p>0,2094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0.238" calcext:value-type="float">
            <text:p>0,2380</text:p>
          </table:table-cell>
          <table:table-cell office:value-type="float" office:value="0.2367" calcext:value-type="float">
            <text:p>0,2367</text:p>
          </table:table-cell>
          <table:table-cell office:value-type="float" office:value="0.2393" calcext:value-type="float">
            <text:p>0,2393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0.2957" calcext:value-type="float">
            <text:p>0,2957</text:p>
          </table:table-cell>
          <table:table-cell office:value-type="float" office:value="0.2944" calcext:value-type="float">
            <text:p>0,2944</text:p>
          </table:table-cell>
          <table:table-cell office:value-type="float" office:value="0.297" calcext:value-type="float">
            <text:p>0,2970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0.3244" calcext:value-type="float">
            <text:p>0,3244</text:p>
          </table:table-cell>
          <table:table-cell office:value-type="float" office:value="0.3231" calcext:value-type="float">
            <text:p>0,3231</text:p>
          </table:table-cell>
          <table:table-cell office:value-type="float" office:value="0.3257" calcext:value-type="float">
            <text:p>0,3257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0.3426" calcext:value-type="float">
            <text:p>0,3426</text:p>
          </table:table-cell>
          <table:table-cell office:value-type="float" office:value="0.3413" calcext:value-type="float">
            <text:p>0,3413</text:p>
          </table:table-cell>
          <table:table-cell office:value-type="float" office:value="0.344" calcext:value-type="float">
            <text:p>0,3440</text:p>
          </table:table-cell>
          <table:table-cell office:value-type="float" office:value="0.0007" calcext:value-type="float">
            <text:p>0,0007</text:p>
          </table:table-cell>
          <table:table-cell table:number-columns-repeated="4"/>
        </table:table-row>
      </table:table>
      <table:table table:name="MQO" table:style-name="ta1">
        <table:table-column table:style-name="co7" table:default-cell-style-name="Default"/>
        <table:table-column table:style-name="co2" table:number-columns-repeated="12" table:default-cell-style-name="Default"/>
        <table:table-row table:style-name="ro3">
          <table:table-cell office:value-type="float" office:value="2000" calcext:value-type="float">
            <text:p>200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(Intercept)</text:p>
          </table:table-cell>
          <table:table-cell office:value-type="float" office:value="5.188" calcext:value-type="float">
            <text:p>5,188</text:p>
          </table:table-cell>
          <table:table-cell office:value-type="float" office:value="0.00764" calcext:value-type="float">
            <text:p>0,0076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Idade</text:p>
          </table:table-cell>
          <table:table-cell office:value-type="float" office:value="0.04446" calcext:value-type="float">
            <text:p>0,04446</text:p>
          </table:table-cell>
          <table:table-cell office:value-type="float" office:value="0.0003448" calcext:value-type="float">
            <text:p>0,000344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qdidade</text:p>
          </table:table-cell>
          <table:table-cell office:value-type="float" office:value="-0.0004936" calcext:value-type="float">
            <text:p>-0,0004936</text:p>
          </table:table-cell>
          <table:table-cell office:value-type="float" office:value="0.000004367" calcext:value-type="float">
            <text:p>0,00000436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mprego2</text:p>
          </table:table-cell>
          <table:table-cell office:value-type="float" office:value="0.05413" calcext:value-type="float">
            <text:p>0,05413</text:p>
          </table:table-cell>
          <table:table-cell office:value-type="float" office:value="0.00171" calcext:value-type="float">
            <text:p>0,0017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mprego6</text:p>
          </table:table-cell>
          <table:table-cell office:value-type="float" office:value="0.1324" calcext:value-type="float">
            <text:p>0,1324</text:p>
          </table:table-cell>
          <table:table-cell office:value-type="float" office:value="0.002279" calcext:value-type="float">
            <text:p>0,00227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mprego7</text:p>
          </table:table-cell>
          <table:table-cell office:value-type="float" office:value="0.2581" calcext:value-type="float">
            <text:p>0,2581</text:p>
          </table:table-cell>
          <table:table-cell office:value-type="float" office:value="0.002369" calcext:value-type="float">
            <text:p>0,00236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mprego8</text:p>
          </table:table-cell>
          <table:table-cell office:value-type="float" office:value="0.4033" calcext:value-type="float">
            <text:p>0,4033</text:p>
          </table:table-cell>
          <table:table-cell office:value-type="float" office:value="0.002212" calcext:value-type="float">
            <text:p>0,00221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scola2</text:p>
          </table:table-cell>
          <table:table-cell office:value-type="float" office:value="0.09292" calcext:value-type="float">
            <text:p>0,09292</text:p>
          </table:table-cell>
          <table:table-cell office:value-type="float" office:value="0.004249" calcext:value-type="float">
            <text:p>0,00424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scola3</text:p>
          </table:table-cell>
          <table:table-cell office:value-type="float" office:value="0.2265" calcext:value-type="float">
            <text:p>0,2265</text:p>
          </table:table-cell>
          <table:table-cell office:value-type="float" office:value="0.004177" calcext:value-type="float">
            <text:p>0,00417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scola6</text:p>
          </table:table-cell>
          <table:table-cell office:value-type="float" office:value="0.371" calcext:value-type="float">
            <text:p>0,371</text:p>
          </table:table-cell>
          <table:table-cell office:value-type="float" office:value="0.004706" calcext:value-type="float">
            <text:p>0,00470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scola7</text:p>
          </table:table-cell>
          <table:table-cell office:value-type="float" office:value="0.5643" calcext:value-type="float">
            <text:p>0,5643</text:p>
          </table:table-cell>
          <table:table-cell office:value-type="float" office:value="0.004227" calcext:value-type="float">
            <text:p>0,00422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scola8</text:p>
          </table:table-cell>
          <table:table-cell office:value-type="float" office:value="1.079" calcext:value-type="float">
            <text:p>1,079</text:p>
          </table:table-cell>
          <table:table-cell office:value-type="float" office:value="0.005756" calcext:value-type="float">
            <text:p>0,00575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scola9</text:p>
          </table:table-cell>
          <table:table-cell office:value-type="float" office:value="1.483" calcext:value-type="float">
            <text:p>1,483</text:p>
          </table:table-cell>
          <table:table-cell office:value-type="float" office:value="0.004617" calcext:value-type="float">
            <text:p>0,00461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Sexo,Trabalhador1</text:p>
          </table:table-cell>
          <table:table-cell office:value-type="float" office:value="0.3852" calcext:value-type="float">
            <text:p>0,3852</text:p>
          </table:table-cell>
          <table:table-cell office:value-type="float" office:value="0.001381" calcext:value-type="float">
            <text:p>0,001381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4" calcext:value-type="float">
            <text:p>2014</text:p>
          </table:table-cell>
          <table:table-cell/>
        </table:table-row>
        <table:table-row table:style-name="ro3">
          <table:table-cell office:value-type="string" calcext:value-type="string">
            <text:p>xlpooled$codmeso1</text:p>
          </table:table-cell>
          <table:table-cell office:value-type="float" office:value="-0.4105" calcext:value-type="float">
            <text:p>-0,4105</text:p>
          </table:table-cell>
          <table:table-cell office:value-type="float" office:value="0.004694" calcext:value-type="float">
            <text:p>0,004694</text:p>
          </table:table-cell>
          <table:table-cell table:number-columns-repeated="4"/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</table:table-row>
        <table:table-row table:style-name="ro3">
          <table:table-cell office:value-type="string" calcext:value-type="string">
            <text:p>xlpooled$codmeso2</text:p>
          </table:table-cell>
          <table:table-cell office:value-type="float" office:value="-0.3396" calcext:value-type="float">
            <text:p>-0,3396</text:p>
          </table:table-cell>
          <table:table-cell office:value-type="float" office:value="0.003549" calcext:value-type="float">
            <text:p>0,003549</text:p>
          </table:table-cell>
          <table:table-cell table:number-columns-repeated="3"/>
          <table:table-cell office:value-type="string" calcext:value-type="string">
            <text:p>Intercepto</text:p>
          </table:table-cell>
          <table:table-cell table:style-name="ce3" office:value-type="float" office:value="5.188" calcext:value-type="float">
            <text:p>5,1880</text:p>
          </table:table-cell>
          <table:table-cell table:style-name="ce3" office:value-type="float" office:value="0.00764" calcext:value-type="float">
            <text:p>0,0076</text:p>
          </table:table-cell>
          <table:table-cell table:style-name="ce3" office:value-type="float" office:value="5.754" calcext:value-type="float">
            <text:p>5,7540</text:p>
          </table:table-cell>
          <table:table-cell table:style-name="ce3" office:value-type="float" office:value="0.006326" calcext:value-type="float">
            <text:p>0,0063</text:p>
          </table:table-cell>
          <table:table-cell table:style-name="ce3" office:value-type="float" office:value="6.159" calcext:value-type="float">
            <text:p>6,1590</text:p>
          </table:table-cell>
          <table:table-cell table:style-name="ce3" office:value-type="float" office:value="0.006333" calcext:value-type="float">
            <text:p>0,0063</text:p>
          </table:table-cell>
        </table:table-row>
        <table:table-row table:style-name="ro3">
          <table:table-cell office:value-type="string" calcext:value-type="string">
            <text:p>xlpooled$codmeso3</text:p>
          </table:table-cell>
          <table:table-cell office:value-type="float" office:value="-0.4002" calcext:value-type="float">
            <text:p>-0,4002</text:p>
          </table:table-cell>
          <table:table-cell office:value-type="float" office:value="0.002614" calcext:value-type="float">
            <text:p>0,002614</text:p>
          </table:table-cell>
          <table:table-cell table:number-columns-repeated="3"/>
          <table:table-cell office:value-type="string" calcext:value-type="string">
            <text:p>Idade</text:p>
          </table:table-cell>
          <table:table-cell table:style-name="ce3" office:value-type="float" office:value="0.04446" calcext:value-type="float">
            <text:p>0,0445</text:p>
          </table:table-cell>
          <table:table-cell table:style-name="ce3" office:value-type="float" office:value="0.0003448" calcext:value-type="float">
            <text:p>0,0003</text:p>
          </table:table-cell>
          <table:table-cell table:style-name="ce3" office:value-type="float" office:value="0.02511" calcext:value-type="float">
            <text:p>0,0251</text:p>
          </table:table-cell>
          <table:table-cell table:style-name="ce3" office:value-type="float" office:value="0.0002356" calcext:value-type="float">
            <text:p>0,0002</text:p>
          </table:table-cell>
          <table:table-cell table:style-name="ce3" office:value-type="float" office:value="0.02255" calcext:value-type="float">
            <text:p>0,0226</text:p>
          </table:table-cell>
          <table:table-cell table:style-name="ce3" office:value-type="float" office:value="0.0001782" calcext:value-type="float">
            <text:p>0,0002</text:p>
          </table:table-cell>
        </table:table-row>
        <table:table-row table:style-name="ro3">
          <table:table-cell office:value-type="string" calcext:value-type="string">
            <text:p>xlpooled$codmeso4</text:p>
          </table:table-cell>
          <table:table-cell office:value-type="float" office:value="-0.3514" calcext:value-type="float">
            <text:p>-0,3514</text:p>
          </table:table-cell>
          <table:table-cell office:value-type="float" office:value="0.002954" calcext:value-type="float">
            <text:p>0,002954</text:p>
          </table:table-cell>
          <table:table-cell table:number-columns-repeated="3"/>
          <table:table-cell office:value-type="string" calcext:value-type="string">
            <text:p>(Idade)^2</text:p>
          </table:table-cell>
          <table:table-cell table:style-name="ce3" office:value-type="float" office:value="-0.0004936" calcext:value-type="float">
            <text:p>-0,0005</text:p>
          </table:table-cell>
          <table:table-cell table:style-name="ce4" office:value-type="float" office:value="0.000004367" calcext:value-type="float">
            <text:p>0,000004</text:p>
          </table:table-cell>
          <table:table-cell table:style-name="ce3" office:value-type="float" office:value="-0.0002262" calcext:value-type="float">
            <text:p>-0,0002</text:p>
          </table:table-cell>
          <table:table-cell table:style-name="ce4" office:value-type="float" office:value="0.000002959" calcext:value-type="float">
            <text:p>0,000003</text:p>
          </table:table-cell>
          <table:table-cell table:style-name="ce3" office:value-type="float" office:value="-0.0001957" calcext:value-type="float">
            <text:p>-0,0002</text:p>
          </table:table-cell>
          <table:table-cell table:style-name="ce4" office:value-type="float" office:value="0.000002246" calcext:value-type="float">
            <text:p>0,000002</text:p>
          </table:table-cell>
        </table:table-row>
        <table:table-row table:style-name="ro3">
          <table:table-cell office:value-type="string" calcext:value-type="string">
            <text:p>xlpooled$codmeso5</text:p>
          </table:table-cell>
          <table:table-cell office:value-type="float" office:value="-0.4405" calcext:value-type="float">
            <text:p>-0,4405</text:p>
          </table:table-cell>
          <table:table-cell office:value-type="float" office:value="0.002697" calcext:value-type="float">
            <text:p>0,002697</text:p>
          </table:table-cell>
          <table:table-cell table:number-columns-repeated="3"/>
          <table:table-cell office:value-type="string" calcext:value-type="string">
            <text:p>Homem</text:p>
          </table:table-cell>
          <table:table-cell table:style-name="ce3" office:value-type="float" office:value="0.3852" calcext:value-type="float">
            <text:p>0,3852</text:p>
          </table:table-cell>
          <table:table-cell table:style-name="ce3" office:value-type="float" office:value="0.001381" calcext:value-type="float">
            <text:p>0,0014</text:p>
          </table:table-cell>
          <table:table-cell table:style-name="ce3" office:value-type="float" office:value="0.2494" calcext:value-type="float">
            <text:p>0,2494</text:p>
          </table:table-cell>
          <table:table-cell table:style-name="ce3" office:value-type="float" office:value="0.0009384" calcext:value-type="float">
            <text:p>0,0009</text:p>
          </table:table-cell>
          <table:table-cell table:style-name="ce3" office:value-type="float" office:value="0.2273" calcext:value-type="float">
            <text:p>0,2273</text:p>
          </table:table-cell>
          <table:table-cell table:style-name="ce3" office:value-type="float" office:value="0.0007132" calcext:value-type="float">
            <text:p>0,0007</text:p>
          </table:table-cell>
        </table:table-row>
        <table:table-row table:style-name="ro3">
          <table:table-cell office:value-type="string" calcext:value-type="string">
            <text:p>xlpooled$codmeso6</text:p>
          </table:table-cell>
          <table:table-cell office:value-type="float" office:value="-0.5743" calcext:value-type="float">
            <text:p>-0,5743</text:p>
          </table:table-cell>
          <table:table-cell office:value-type="float" office:value="0.003779" calcext:value-type="float">
            <text:p>0,003779</text:p>
          </table:table-cell>
          <table:table-cell table:number-columns-repeated="3"/>
          <table:table-cell office:value-type="string" calcext:value-type="string">
            <text:p>Tempo de permanência no emprego</text:p>
          </table:table-cell>
          <table:table-cell table:number-columns-repeated="2"/>
          <table:table-cell table:style-name="ce3"/>
          <table:table-cell/>
          <table:table-cell table:style-name="ce3"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1 a 3 anos</text:p>
          </table:table-cell>
          <table:table-cell table:style-name="ce3" office:value-type="float" office:value="0.05413" calcext:value-type="float">
            <text:p>0,0541</text:p>
          </table:table-cell>
          <table:table-cell table:style-name="ce3" office:value-type="float" office:value="0.00171" calcext:value-type="float">
            <text:p>0,0017</text:p>
          </table:table-cell>
          <table:table-cell table:style-name="ce3" office:value-type="float" office:value="0.0449" calcext:value-type="float">
            <text:p>0,0449</text:p>
          </table:table-cell>
          <table:table-cell table:style-name="ce3" office:value-type="float" office:value="0.001153" calcext:value-type="float">
            <text:p>0,0012</text:p>
          </table:table-cell>
          <table:table-cell table:style-name="ce3" office:value-type="float" office:value="0.05211" calcext:value-type="float">
            <text:p>0,0521</text:p>
          </table:table-cell>
          <table:table-cell table:style-name="ce3" office:value-type="float" office:value="0.0008442" calcext:value-type="float">
            <text:p>0,0008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number-columns-repeated="5"/>
          <table:table-cell office:value-type="string" calcext:value-type="string">
            <text:p>3 a 5 anos</text:p>
          </table:table-cell>
          <table:table-cell table:style-name="ce3" office:value-type="float" office:value="0.1324" calcext:value-type="float">
            <text:p>0,1324</text:p>
          </table:table-cell>
          <table:table-cell table:style-name="ce3" office:value-type="float" office:value="0.002279" calcext:value-type="float">
            <text:p>0,0023</text:p>
          </table:table-cell>
          <table:table-cell table:style-name="ce3" office:value-type="float" office:value="0.09518" calcext:value-type="float">
            <text:p>0,0952</text:p>
          </table:table-cell>
          <table:table-cell table:style-name="ce3" office:value-type="float" office:value="0.001541" calcext:value-type="float">
            <text:p>0,0015</text:p>
          </table:table-cell>
          <table:table-cell table:style-name="ce3" office:value-type="float" office:value="0.1294" calcext:value-type="float">
            <text:p>0,1294</text:p>
          </table:table-cell>
          <table:table-cell table:style-name="ce3" office:value-type="float" office:value="0.001233" calcext:value-type="float">
            <text:p>0,0012</text:p>
          </table:table-cell>
        </table:table-row>
        <table:table-row table:style-name="ro3">
          <table:table-cell office:value-type="string" calcext:value-type="string">
            <text:p>(Intercept)</text:p>
          </table:table-cell>
          <table:table-cell office:value-type="float" office:value="5.754" calcext:value-type="float">
            <text:p>5,754</text:p>
          </table:table-cell>
          <table:table-cell office:value-type="float" office:value="0.006326" calcext:value-type="float">
            <text:p>0,006326</text:p>
          </table:table-cell>
          <table:table-cell table:number-columns-repeated="3"/>
          <table:table-cell office:value-type="string" calcext:value-type="string">
            <text:p>5 a 10 anos</text:p>
          </table:table-cell>
          <table:table-cell table:style-name="ce3" office:value-type="float" office:value="0.2581" calcext:value-type="float">
            <text:p>0,2581</text:p>
          </table:table-cell>
          <table:table-cell table:style-name="ce3" office:value-type="float" office:value="0.002369" calcext:value-type="float">
            <text:p>0,0024</text:p>
          </table:table-cell>
          <table:table-cell table:style-name="ce3" office:value-type="float" office:value="0.1405" calcext:value-type="float">
            <text:p>0,1405</text:p>
          </table:table-cell>
          <table:table-cell table:style-name="ce3" office:value-type="float" office:value="0.001508" calcext:value-type="float">
            <text:p>0,0015</text:p>
          </table:table-cell>
          <table:table-cell table:style-name="ce3" office:value-type="float" office:value="0.1845" calcext:value-type="float">
            <text:p>0,1845</text:p>
          </table:table-cell>
          <table:table-cell table:style-name="ce3" office:value-type="float" office:value="0.001251" calcext:value-type="float">
            <text:p>0,0013</text:p>
          </table:table-cell>
        </table:table-row>
        <table:table-row table:style-name="ro3">
          <table:table-cell office:value-type="string" calcext:value-type="string">
            <text:p>xIdade</text:p>
          </table:table-cell>
          <table:table-cell office:value-type="float" office:value="0.02511" calcext:value-type="float">
            <text:p>0,02511</text:p>
          </table:table-cell>
          <table:table-cell office:value-type="float" office:value="0.0002356" calcext:value-type="float">
            <text:p>0,0002356</text:p>
          </table:table-cell>
          <table:table-cell table:number-columns-repeated="3"/>
          <table:table-cell office:value-type="string" calcext:value-type="string">
            <text:p>Superior a 10 anos</text:p>
          </table:table-cell>
          <table:table-cell table:style-name="ce3" office:value-type="float" office:value="0.4033" calcext:value-type="float">
            <text:p>0,4033</text:p>
          </table:table-cell>
          <table:table-cell table:style-name="ce3" office:value-type="float" office:value="0.002212" calcext:value-type="float">
            <text:p>0,0022</text:p>
          </table:table-cell>
          <table:table-cell table:style-name="ce3" office:value-type="float" office:value="0.4765" calcext:value-type="float">
            <text:p>0,4765</text:p>
          </table:table-cell>
          <table:table-cell table:style-name="ce3" office:value-type="float" office:value="0.00161" calcext:value-type="float">
            <text:p>0,0016</text:p>
          </table:table-cell>
          <table:table-cell table:style-name="ce3" office:value-type="float" office:value="0.4342" calcext:value-type="float">
            <text:p>0,4342</text:p>
          </table:table-cell>
          <table:table-cell table:style-name="ce3" office:value-type="float" office:value="0.001291" calcext:value-type="float">
            <text:p>0,0013</text:p>
          </table:table-cell>
        </table:table-row>
        <table:table-row table:style-name="ro3">
          <table:table-cell office:value-type="string" calcext:value-type="string">
            <text:p>xqdidade</text:p>
          </table:table-cell>
          <table:table-cell office:value-type="float" office:value="-0.0002262" calcext:value-type="float">
            <text:p>-0,0002262</text:p>
          </table:table-cell>
          <table:table-cell office:value-type="float" office:value="0.000002959" calcext:value-type="float">
            <text:p>0,000002959</text:p>
          </table:table-cell>
          <table:table-cell table:number-columns-repeated="3"/>
          <table:table-cell office:value-type="string" calcext:value-type="string">
            <text:p>Ensino Formal</text:p>
          </table:table-cell>
          <table:table-cell table:style-name="ce3" table:number-columns-repeated="6"/>
        </table:table-row>
        <table:table-row table:style-name="ro3">
          <table:table-cell office:value-type="string" calcext:value-type="string">
            <text:p>xlpooled$tempoemprego2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01153" calcext:value-type="float">
            <text:p>0,001153</text:p>
          </table:table-cell>
          <table:table-cell table:number-columns-repeated="3"/>
          <table:table-cell office:value-type="string" calcext:value-type="string">
            <text:p>Fundamental I</text:p>
          </table:table-cell>
          <table:table-cell table:style-name="ce3" office:value-type="float" office:value="0.09292" calcext:value-type="float">
            <text:p>0,0929</text:p>
          </table:table-cell>
          <table:table-cell table:style-name="ce3" office:value-type="float" office:value="0.004249" calcext:value-type="float">
            <text:p>0,0042</text:p>
          </table:table-cell>
          <table:table-cell table:style-name="ce3" office:value-type="float" office:value="0.09584" calcext:value-type="float">
            <text:p>0,0958</text:p>
          </table:table-cell>
          <table:table-cell table:style-name="ce3" office:value-type="float" office:value="0.004603" calcext:value-type="float">
            <text:p>0,0046</text:p>
          </table:table-cell>
          <table:table-cell table:style-name="ce3" office:value-type="float" office:value="0.08745" calcext:value-type="float">
            <text:p>0,0875</text:p>
          </table:table-cell>
          <table:table-cell table:style-name="ce3" office:value-type="float" office:value="0.005484" calcext:value-type="float">
            <text:p>0,0055</text:p>
          </table:table-cell>
        </table:table-row>
        <table:table-row table:style-name="ro3">
          <table:table-cell office:value-type="string" calcext:value-type="string">
            <text:p>xlpooled$tempoemprego6</text:p>
          </table:table-cell>
          <table:table-cell office:value-type="float" office:value="0.09518" calcext:value-type="float">
            <text:p>0,09518</text:p>
          </table:table-cell>
          <table:table-cell office:value-type="float" office:value="0.001541" calcext:value-type="float">
            <text:p>0,001541</text:p>
          </table:table-cell>
          <table:table-cell table:number-columns-repeated="3"/>
          <table:table-cell office:value-type="string" calcext:value-type="string">
            <text:p>Fundamental II</text:p>
          </table:table-cell>
          <table:table-cell table:style-name="ce3" office:value-type="float" office:value="0.2265" calcext:value-type="float">
            <text:p>0,2265</text:p>
          </table:table-cell>
          <table:table-cell table:style-name="ce3" office:value-type="float" office:value="0.004177" calcext:value-type="float">
            <text:p>0,0042</text:p>
          </table:table-cell>
          <table:table-cell table:style-name="ce3" office:value-type="float" office:value="0.1883" calcext:value-type="float">
            <text:p>0,1883</text:p>
          </table:table-cell>
          <table:table-cell table:style-name="ce3" office:value-type="float" office:value="0.004497" calcext:value-type="float">
            <text:p>0,0045</text:p>
          </table:table-cell>
          <table:table-cell table:style-name="ce3" office:value-type="float" office:value="0.1214" calcext:value-type="float">
            <text:p>0,1214</text:p>
          </table:table-cell>
          <table:table-cell table:style-name="ce3" office:value-type="float" office:value="0.005358" calcext:value-type="float">
            <text:p>0,0054</text:p>
          </table:table-cell>
        </table:table-row>
        <table:table-row table:style-name="ro3">
          <table:table-cell office:value-type="string" calcext:value-type="string">
            <text:p>xlpooled$tempoemprego7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001508" calcext:value-type="float">
            <text:p>0,001508</text:p>
          </table:table-cell>
          <table:table-cell table:number-columns-repeated="3"/>
          <table:table-cell office:value-type="string" calcext:value-type="string">
            <text:p>Médio Incompleto</text:p>
          </table:table-cell>
          <table:table-cell table:style-name="ce3" office:value-type="float" office:value="0.371" calcext:value-type="float">
            <text:p>0,3710</text:p>
          </table:table-cell>
          <table:table-cell table:style-name="ce3" office:value-type="float" office:value="0.004706" calcext:value-type="float">
            <text:p>0,0047</text:p>
          </table:table-cell>
          <table:table-cell table:style-name="ce3" office:value-type="float" office:value="0.249" calcext:value-type="float">
            <text:p>0,2490</text:p>
          </table:table-cell>
          <table:table-cell table:style-name="ce3" office:value-type="float" office:value="0.004698" calcext:value-type="float">
            <text:p>0,0047</text:p>
          </table:table-cell>
          <table:table-cell table:style-name="ce3" office:value-type="float" office:value="0.1278" calcext:value-type="float">
            <text:p>0,1278</text:p>
          </table:table-cell>
          <table:table-cell table:style-name="ce3" office:value-type="float" office:value="0.005473" calcext:value-type="float">
            <text:p>0,0055</text:p>
          </table:table-cell>
        </table:table-row>
        <table:table-row table:style-name="ro3">
          <table:table-cell office:value-type="string" calcext:value-type="string">
            <text:p>xlpooled$tempoemprego8</text:p>
          </table:table-cell>
          <table:table-cell office:value-type="float" office:value="0.4765" calcext:value-type="float">
            <text:p>0,4765</text:p>
          </table:table-cell>
          <table:table-cell office:value-type="float" office:value="0.00161" calcext:value-type="float">
            <text:p>0,00161</text:p>
          </table:table-cell>
          <table:table-cell table:number-columns-repeated="3"/>
          <table:table-cell office:value-type="string" calcext:value-type="string">
            <text:p>Médio Completo</text:p>
          </table:table-cell>
          <table:table-cell table:style-name="ce3" office:value-type="float" office:value="0.5643" calcext:value-type="float">
            <text:p>0,5643</text:p>
          </table:table-cell>
          <table:table-cell table:style-name="ce3" office:value-type="float" office:value="0.004227" calcext:value-type="float">
            <text:p>0,0042</text:p>
          </table:table-cell>
          <table:table-cell table:style-name="ce3" office:value-type="float" office:value="0.3953" calcext:value-type="float">
            <text:p>0,3953</text:p>
          </table:table-cell>
          <table:table-cell table:style-name="ce3" office:value-type="float" office:value="0.004478" calcext:value-type="float">
            <text:p>0,0045</text:p>
          </table:table-cell>
          <table:table-cell table:style-name="ce3" office:value-type="float" office:value="0.2702" calcext:value-type="float">
            <text:p>0,2702</text:p>
          </table:table-cell>
          <table:table-cell table:style-name="ce3" office:value-type="float" office:value="0.005329" calcext:value-type="float">
            <text:p>0,0053</text:p>
          </table:table-cell>
        </table:table-row>
        <table:table-row table:style-name="ro3">
          <table:table-cell office:value-type="string" calcext:value-type="string">
            <text:p>xlpooled$tempoescola10</text:p>
          </table:table-cell>
          <table:table-cell office:value-type="float" office:value="1.621" calcext:value-type="float">
            <text:p>1,621</text:p>
          </table:table-cell>
          <table:table-cell office:value-type="float" office:value="0.01367" calcext:value-type="float">
            <text:p>0,01367</text:p>
          </table:table-cell>
          <table:table-cell table:number-columns-repeated="3"/>
          <table:table-cell office:value-type="string" calcext:value-type="string">
            <text:p>Superior Incompleto</text:p>
          </table:table-cell>
          <table:table-cell table:style-name="ce3" office:value-type="float" office:value="1.079" calcext:value-type="float">
            <text:p>1,0790</text:p>
          </table:table-cell>
          <table:table-cell table:style-name="ce3" office:value-type="float" office:value="0.005756" calcext:value-type="float">
            <text:p>0,0058</text:p>
          </table:table-cell>
          <table:table-cell table:style-name="ce3" office:value-type="float" office:value="0.8156" calcext:value-type="float">
            <text:p>0,8156</text:p>
          </table:table-cell>
          <table:table-cell table:style-name="ce3" office:value-type="float" office:value="0.004996" calcext:value-type="float">
            <text:p>0,0050</text:p>
          </table:table-cell>
          <table:table-cell table:style-name="ce3" office:value-type="float" office:value="0.6048" calcext:value-type="float">
            <text:p>0,6048</text:p>
          </table:table-cell>
          <table:table-cell table:style-name="ce3" office:value-type="float" office:value="0.005596" calcext:value-type="float">
            <text:p>0,0056</text:p>
          </table:table-cell>
        </table:table-row>
        <table:table-row table:style-name="ro3">
          <table:table-cell office:value-type="string" calcext:value-type="string">
            <text:p>xlpooled$tempoescola2</text:p>
          </table:table-cell>
          <table:table-cell office:value-type="float" office:value="0.09584" calcext:value-type="float">
            <text:p>0,09584</text:p>
          </table:table-cell>
          <table:table-cell office:value-type="float" office:value="0.004603" calcext:value-type="float">
            <text:p>0,004603</text:p>
          </table:table-cell>
          <table:table-cell table:number-columns-repeated="3"/>
          <table:table-cell office:value-type="string" calcext:value-type="string">
            <text:p>Superior Completo</text:p>
          </table:table-cell>
          <table:table-cell table:style-name="ce3" office:value-type="float" office:value="1.483" calcext:value-type="float">
            <text:p>1,4830</text:p>
          </table:table-cell>
          <table:table-cell table:style-name="ce3" office:value-type="float" office:value="0.004617" calcext:value-type="float">
            <text:p>0,0046</text:p>
          </table:table-cell>
          <table:table-cell table:style-name="ce3" office:value-type="float" office:value="1.141" calcext:value-type="float">
            <text:p>1,1410</text:p>
          </table:table-cell>
          <table:table-cell table:style-name="ce3" office:value-type="float" office:value="0.004582" calcext:value-type="float">
            <text:p>0,0046</text:p>
          </table:table-cell>
          <table:table-cell table:style-name="ce3" office:value-type="float" office:value="0.9809" calcext:value-type="float">
            <text:p>0,9809</text:p>
          </table:table-cell>
          <table:table-cell table:style-name="ce3" office:value-type="float" office:value="0.00538" calcext:value-type="float">
            <text:p>0,0054</text:p>
          </table:table-cell>
        </table:table-row>
        <table:table-row table:style-name="ro3">
          <table:table-cell office:value-type="string" calcext:value-type="string">
            <text:p>xlpooled$tempoescola3</text:p>
          </table:table-cell>
          <table:table-cell office:value-type="float" office:value="0.1883" calcext:value-type="float">
            <text:p>0,1883</text:p>
          </table:table-cell>
          <table:table-cell office:value-type="float" office:value="0.004497" calcext:value-type="float">
            <text:p>0,004497</text:p>
          </table:table-cell>
          <table:table-cell table:number-columns-repeated="3"/>
          <table:table-cell office:value-type="string" calcext:value-type="string">
            <text:p>Pós-Graduaçã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.621" calcext:value-type="float">
            <text:p>1,6210</text:p>
          </table:table-cell>
          <table:table-cell table:style-name="ce3" office:value-type="float" office:value="0.01367" calcext:value-type="float">
            <text:p>0,0137</text:p>
          </table:table-cell>
          <table:table-cell table:style-name="ce3" office:value-type="float" office:value="1.346" calcext:value-type="float">
            <text:p>1,3460</text:p>
          </table:table-cell>
          <table:table-cell table:style-name="ce3" office:value-type="float" office:value="0.00628" calcext:value-type="float">
            <text:p>0,0063</text:p>
          </table:table-cell>
        </table:table-row>
        <table:table-row table:style-name="ro3">
          <table:table-cell office:value-type="string" calcext:value-type="string">
            <text:p>xlpooled$tempoescola6</text:p>
          </table:table-cell>
          <table:table-cell office:value-type="float" office:value="0.249" calcext:value-type="float">
            <text:p>0,249</text:p>
          </table:table-cell>
          <table:table-cell office:value-type="float" office:value="0.004698" calcext:value-type="float">
            <text:p>0,004698</text:p>
          </table:table-cell>
          <table:table-cell table:number-columns-repeated="3"/>
          <table:table-cell office:value-type="string" calcext:value-type="string">
            <text:p>Mesorregião</text:p>
          </table:table-cell>
          <table:table-cell table:style-name="ce3" table:number-columns-repeated="6"/>
        </table:table-row>
        <table:table-row table:style-name="ro3">
          <table:table-cell office:value-type="string" calcext:value-type="string">
            <text:p>xlpooled$tempoescola7</text:p>
          </table:table-cell>
          <table:table-cell office:value-type="float" office:value="0.3953" calcext:value-type="float">
            <text:p>0,3953</text:p>
          </table:table-cell>
          <table:table-cell office:value-type="float" office:value="0.004478" calcext:value-type="float">
            <text:p>0,004478</text:p>
          </table:table-cell>
          <table:table-cell table:number-columns-repeated="3"/>
          <table:table-cell office:value-type="string" calcext:value-type="string">
            <text:p>Jaguaribe</text:p>
          </table:table-cell>
          <table:table-cell table:style-name="ce3" office:value-type="float" office:value="-0.3396" calcext:value-type="float">
            <text:p>-0,3396</text:p>
          </table:table-cell>
          <table:table-cell table:style-name="ce3" office:value-type="float" office:value="0.003549" calcext:value-type="float">
            <text:p>0,0035</text:p>
          </table:table-cell>
          <table:table-cell table:style-name="ce3" office:value-type="float" office:value="-0.2364" calcext:value-type="float">
            <text:p>-0,2364</text:p>
          </table:table-cell>
          <table:table-cell table:style-name="ce3" office:value-type="float" office:value="0.002181" calcext:value-type="float">
            <text:p>0,0022</text:p>
          </table:table-cell>
          <table:table-cell table:style-name="ce3" office:value-type="float" office:value="-0.1655" calcext:value-type="float">
            <text:p>-0,1655</text:p>
          </table:table-cell>
          <table:table-cell table:style-name="ce3" office:value-type="float" office:value="0.001831" calcext:value-type="float">
            <text:p>0,0018</text:p>
          </table:table-cell>
        </table:table-row>
        <table:table-row table:style-name="ro3">
          <table:table-cell office:value-type="string" calcext:value-type="string">
            <text:p>xlpooled$tempoescola8</text:p>
          </table:table-cell>
          <table:table-cell office:value-type="float" office:value="0.8156" calcext:value-type="float">
            <text:p>0,8156</text:p>
          </table:table-cell>
          <table:table-cell office:value-type="float" office:value="0.004996" calcext:value-type="float">
            <text:p>0,004996</text:p>
          </table:table-cell>
          <table:table-cell table:number-columns-repeated="3"/>
          <table:table-cell office:value-type="string" calcext:value-type="string">
            <text:p>Norte Cearense</text:p>
          </table:table-cell>
          <table:table-cell table:style-name="ce3" office:value-type="float" office:value="-0.3514" calcext:value-type="float">
            <text:p>-0,3514</text:p>
          </table:table-cell>
          <table:table-cell table:style-name="ce3" office:value-type="float" office:value="0.002954" calcext:value-type="float">
            <text:p>0,0030</text:p>
          </table:table-cell>
          <table:table-cell table:style-name="ce3" office:value-type="float" office:value="-0.2581" calcext:value-type="float">
            <text:p>-0,2581</text:p>
          </table:table-cell>
          <table:table-cell table:style-name="ce3" office:value-type="float" office:value="0.001893" calcext:value-type="float">
            <text:p>0,0019</text:p>
          </table:table-cell>
          <table:table-cell table:style-name="ce3" office:value-type="float" office:value="-0.1598" calcext:value-type="float">
            <text:p>-0,1598</text:p>
          </table:table-cell>
          <table:table-cell table:style-name="ce3" office:value-type="float" office:value="0.001442" calcext:value-type="float">
            <text:p>0,0014</text:p>
          </table:table-cell>
        </table:table-row>
        <table:table-row table:style-name="ro3">
          <table:table-cell office:value-type="string" calcext:value-type="string">
            <text:p>xlpooled$tempoescola9</text:p>
          </table:table-cell>
          <table:table-cell office:value-type="float" office:value="1.141" calcext:value-type="float">
            <text:p>1,141</text:p>
          </table:table-cell>
          <table:table-cell office:value-type="float" office:value="0.004582" calcext:value-type="float">
            <text:p>0,004582</text:p>
          </table:table-cell>
          <table:table-cell table:number-columns-repeated="3"/>
          <table:table-cell office:value-type="string" calcext:value-type="string">
            <text:p>Noroeste Cearense</text:p>
          </table:table-cell>
          <table:table-cell table:style-name="ce3" office:value-type="float" office:value="-0.4002" calcext:value-type="float">
            <text:p>-0,4002</text:p>
          </table:table-cell>
          <table:table-cell table:style-name="ce3" office:value-type="float" office:value="0.002614" calcext:value-type="float">
            <text:p>0,0026</text:p>
          </table:table-cell>
          <table:table-cell table:style-name="ce3" office:value-type="float" office:value="-0.2979" calcext:value-type="float">
            <text:p>-0,2979</text:p>
          </table:table-cell>
          <table:table-cell table:style-name="ce3" office:value-type="float" office:value="0.001619" calcext:value-type="float">
            <text:p>0,0016</text:p>
          </table:table-cell>
          <table:table-cell table:style-name="ce3" office:value-type="float" office:value="-0.2333" calcext:value-type="float">
            <text:p>-0,2333</text:p>
          </table:table-cell>
          <table:table-cell table:style-name="ce3" office:value-type="float" office:value="0.00128" calcext:value-type="float">
            <text:p>0,0013</text:p>
          </table:table-cell>
        </table:table-row>
        <table:table-row table:style-name="ro3">
          <table:table-cell office:value-type="string" calcext:value-type="string">
            <text:p>xlpooled$Sexo,Trabalhador1</text:p>
          </table:table-cell>
          <table:table-cell office:value-type="float" office:value="0.2494" calcext:value-type="float">
            <text:p>0,2494</text:p>
          </table:table-cell>
          <table:table-cell office:value-type="float" office:value="0.0009384" calcext:value-type="float">
            <text:p>0,0009384</text:p>
          </table:table-cell>
          <table:table-cell table:number-columns-repeated="3"/>
          <table:table-cell office:value-type="string" calcext:value-type="string">
            <text:p>Sul Cearense</text:p>
          </table:table-cell>
          <table:table-cell table:style-name="ce3" office:value-type="float" office:value="-0.4405" calcext:value-type="float">
            <text:p>-0,4405</text:p>
          </table:table-cell>
          <table:table-cell table:style-name="ce3" office:value-type="float" office:value="0.002697" calcext:value-type="float">
            <text:p>0,0027</text:p>
          </table:table-cell>
          <table:table-cell table:style-name="ce3" office:value-type="float" office:value="-0.2979" calcext:value-type="float">
            <text:p>-0,2979</text:p>
          </table:table-cell>
          <table:table-cell table:style-name="ce3" office:value-type="float" office:value="0.001793" calcext:value-type="float">
            <text:p>0,0018</text:p>
          </table:table-cell>
          <table:table-cell table:style-name="ce3" office:value-type="float" office:value="-0.2071" calcext:value-type="float">
            <text:p>-0,2071</text:p>
          </table:table-cell>
          <table:table-cell table:style-name="ce3" office:value-type="float" office:value="0.001331" calcext:value-type="float">
            <text:p>0,0013</text:p>
          </table:table-cell>
        </table:table-row>
        <table:table-row table:style-name="ro3">
          <table:table-cell office:value-type="string" calcext:value-type="string">
            <text:p>xlpooled$codmeso1</text:p>
          </table:table-cell>
          <table:table-cell office:value-type="float" office:value="-0.3795" calcext:value-type="float">
            <text:p>-0,3795</text:p>
          </table:table-cell>
          <table:table-cell office:value-type="float" office:value="0.003102" calcext:value-type="float">
            <text:p>0,003102</text:p>
          </table:table-cell>
          <table:table-cell table:number-columns-repeated="3"/>
          <table:table-cell office:value-type="string" calcext:value-type="string">
            <text:p>Sertões Cearenses</text:p>
          </table:table-cell>
          <table:table-cell table:style-name="ce3" office:value-type="float" office:value="-0.5743" calcext:value-type="float">
            <text:p>-0,5743</text:p>
          </table:table-cell>
          <table:table-cell table:style-name="ce3" office:value-type="float" office:value="0.003779" calcext:value-type="float">
            <text:p>0,0038</text:p>
          </table:table-cell>
          <table:table-cell table:style-name="ce3" office:value-type="float" office:value="-0.3246" calcext:value-type="float">
            <text:p>-0,3246</text:p>
          </table:table-cell>
          <table:table-cell table:style-name="ce3" office:value-type="float" office:value="0.002265" calcext:value-type="float">
            <text:p>0,0023</text:p>
          </table:table-cell>
          <table:table-cell table:style-name="ce3" office:value-type="float" office:value="-0.2692" calcext:value-type="float">
            <text:p>-0,2692</text:p>
          </table:table-cell>
          <table:table-cell table:style-name="ce3" office:value-type="float" office:value="0.001804" calcext:value-type="float">
            <text:p>0,0018</text:p>
          </table:table-cell>
        </table:table-row>
        <table:table-row table:style-name="ro3">
          <table:table-cell office:value-type="string" calcext:value-type="string">
            <text:p>xlpooled$codmeso2</text:p>
          </table:table-cell>
          <table:table-cell office:value-type="float" office:value="-0.2364" calcext:value-type="float">
            <text:p>-0,2364</text:p>
          </table:table-cell>
          <table:table-cell office:value-type="float" office:value="0.002181" calcext:value-type="float">
            <text:p>0,002181</text:p>
          </table:table-cell>
          <table:table-cell table:number-columns-repeated="3"/>
          <table:table-cell office:value-type="string" calcext:value-type="string">
            <text:p>Centro-sul Cearense</text:p>
          </table:table-cell>
          <table:table-cell table:style-name="ce3" office:value-type="float" office:value="-0.4105" calcext:value-type="float">
            <text:p>-0,4105</text:p>
          </table:table-cell>
          <table:table-cell table:style-name="ce3" office:value-type="float" office:value="0.004694" calcext:value-type="float">
            <text:p>0,0047</text:p>
          </table:table-cell>
          <table:table-cell table:style-name="ce3" office:value-type="float" office:value="-0.3795" calcext:value-type="float">
            <text:p>-0,3795</text:p>
          </table:table-cell>
          <table:table-cell table:style-name="ce3" office:value-type="float" office:value="0.003102" calcext:value-type="float">
            <text:p>0,0031</text:p>
          </table:table-cell>
          <table:table-cell table:style-name="ce3" office:value-type="float" office:value="-0.2786" calcext:value-type="float">
            <text:p>-0,2786</text:p>
          </table:table-cell>
          <table:table-cell table:style-name="ce3" office:value-type="float" office:value="0.002462" calcext:value-type="float">
            <text:p>0,0025</text:p>
          </table:table-cell>
        </table:table-row>
        <table:table-row table:style-name="ro3">
          <table:table-cell office:value-type="string" calcext:value-type="string">
            <text:p>xlpooled$codmeso3</text:p>
          </table:table-cell>
          <table:table-cell office:value-type="float" office:value="-0.2979" calcext:value-type="float">
            <text:p>-0,2979</text:p>
          </table:table-cell>
          <table:table-cell office:value-type="float" office:value="0.001619" calcext:value-type="float">
            <text:p>0,00161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codmeso4</text:p>
          </table:table-cell>
          <table:table-cell office:value-type="float" office:value="-0.2581" calcext:value-type="float">
            <text:p>-0,2581</text:p>
          </table:table-cell>
          <table:table-cell office:value-type="float" office:value="0.001893" calcext:value-type="float">
            <text:p>0,00189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codmeso5</text:p>
          </table:table-cell>
          <table:table-cell office:value-type="float" office:value="-0.2979" calcext:value-type="float">
            <text:p>-0,2979</text:p>
          </table:table-cell>
          <table:table-cell office:value-type="float" office:value="0.001793" calcext:value-type="float">
            <text:p>0,00179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codmeso6</text:p>
          </table:table-cell>
          <table:table-cell office:value-type="float" office:value="-0.3246" calcext:value-type="float">
            <text:p>-0,3246</text:p>
          </table:table-cell>
          <table:table-cell office:value-type="float" office:value="0.002265" calcext:value-type="float">
            <text:p>0,002265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(Intercept)</text:p>
          </table:table-cell>
          <table:table-cell office:value-type="float" office:value="6.159" calcext:value-type="float">
            <text:p>6,159</text:p>
          </table:table-cell>
          <table:table-cell office:value-type="float" office:value="0.006333" calcext:value-type="float">
            <text:p>0,00633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Idade</text:p>
          </table:table-cell>
          <table:table-cell office:value-type="float" office:value="0.02255" calcext:value-type="float">
            <text:p>0,02255</text:p>
          </table:table-cell>
          <table:table-cell office:value-type="float" office:value="0.0001782" calcext:value-type="float">
            <text:p>0,000178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qdidade</text:p>
          </table:table-cell>
          <table:table-cell office:value-type="float" office:value="-0.0001957" calcext:value-type="float">
            <text:p>-0,0001957</text:p>
          </table:table-cell>
          <table:table-cell office:value-type="float" office:value="0.000002246" calcext:value-type="float">
            <text:p>0,00000224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mprego2</text:p>
          </table:table-cell>
          <table:table-cell office:value-type="float" office:value="0.05211" calcext:value-type="float">
            <text:p>0,05211</text:p>
          </table:table-cell>
          <table:table-cell office:value-type="float" office:value="0.0008442" calcext:value-type="float">
            <text:p>0,0008442</text:p>
          </table:table-cell>
          <table:table-cell table:number-columns-repeated="4"/>
          <table:table-cell table:style-name="ce2" office:value-type="string" calcext:value-type="string">
            <text:p>lpooled,codmeso1</text:p>
          </table:table-cell>
          <table:table-cell/>
          <table:table-cell office:value-type="string" calcext:value-type="string">
            <text:p>Centro-sul Cearen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lpooled$tempoemprego6</text:p>
          </table:table-cell>
          <table:table-cell office:value-type="float" office:value="0.1294" calcext:value-type="float">
            <text:p>0,1294</text:p>
          </table:table-cell>
          <table:table-cell office:value-type="float" office:value="0.001233" calcext:value-type="float">
            <text:p>0,001233</text:p>
          </table:table-cell>
          <table:table-cell table:number-columns-repeated="4"/>
          <table:table-cell table:style-name="ce2" office:value-type="string" calcext:value-type="string">
            <text:p>lpooled,codmeso2</text:p>
          </table:table-cell>
          <table:table-cell/>
          <table:table-cell office:value-type="string" calcext:value-type="string">
            <text:p>Jaguarib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lpooled$tempoemprego7</text:p>
          </table:table-cell>
          <table:table-cell office:value-type="float" office:value="0.1845" calcext:value-type="float">
            <text:p>0,1845</text:p>
          </table:table-cell>
          <table:table-cell office:value-type="float" office:value="0.001251" calcext:value-type="float">
            <text:p>0,001251</text:p>
          </table:table-cell>
          <table:table-cell table:number-columns-repeated="4"/>
          <table:table-cell table:style-name="ce2" office:value-type="string" calcext:value-type="string">
            <text:p>lpooled,codmeso3</text:p>
          </table:table-cell>
          <table:table-cell/>
          <table:table-cell office:value-type="string" calcext:value-type="string">
            <text:p>Noroeste Cearen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lpooled$tempoemprego8</text:p>
          </table:table-cell>
          <table:table-cell office:value-type="float" office:value="0.4342" calcext:value-type="float">
            <text:p>0,4342</text:p>
          </table:table-cell>
          <table:table-cell office:value-type="float" office:value="0.001291" calcext:value-type="float">
            <text:p>0,001291</text:p>
          </table:table-cell>
          <table:table-cell table:number-columns-repeated="4"/>
          <table:table-cell table:style-name="ce2" office:value-type="string" calcext:value-type="string">
            <text:p>lpooled,codmeso4</text:p>
          </table:table-cell>
          <table:table-cell/>
          <table:table-cell office:value-type="string" calcext:value-type="string">
            <text:p>Norte Cearen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lpooled$tempoescola10</text:p>
          </table:table-cell>
          <table:table-cell office:value-type="float" office:value="1.346" calcext:value-type="float">
            <text:p>1,346</text:p>
          </table:table-cell>
          <table:table-cell office:value-type="float" office:value="0.00628" calcext:value-type="float">
            <text:p>0,00628</text:p>
          </table:table-cell>
          <table:table-cell table:number-columns-repeated="4"/>
          <table:table-cell table:style-name="ce2" office:value-type="string" calcext:value-type="string">
            <text:p>lpooled,codmeso5</text:p>
          </table:table-cell>
          <table:table-cell/>
          <table:table-cell office:value-type="string" calcext:value-type="string">
            <text:p>Sul Cearen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lpooled$tempoescola2</text:p>
          </table:table-cell>
          <table:table-cell office:value-type="float" office:value="0.08745" calcext:value-type="float">
            <text:p>0,08745</text:p>
          </table:table-cell>
          <table:table-cell office:value-type="float" office:value="0.005484" calcext:value-type="float">
            <text:p>0,005484</text:p>
          </table:table-cell>
          <table:table-cell table:number-columns-repeated="4"/>
          <table:table-cell table:style-name="ce2" office:value-type="string" calcext:value-type="string">
            <text:p>lpooled,codmeso6</text:p>
          </table:table-cell>
          <table:table-cell/>
          <table:table-cell office:value-type="string" calcext:value-type="string">
            <text:p>Sertões Cearens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lpooled$tempoescola3</text:p>
          </table:table-cell>
          <table:table-cell office:value-type="float" office:value="0.1214" calcext:value-type="float">
            <text:p>0,1214</text:p>
          </table:table-cell>
          <table:table-cell office:value-type="float" office:value="0.005358" calcext:value-type="float">
            <text:p>0,00535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scola6</text:p>
          </table:table-cell>
          <table:table-cell office:value-type="float" office:value="0.1278" calcext:value-type="float">
            <text:p>0,1278</text:p>
          </table:table-cell>
          <table:table-cell office:value-type="float" office:value="0.005473" calcext:value-type="float">
            <text:p>0,00547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scola7</text:p>
          </table:table-cell>
          <table:table-cell office:value-type="float" office:value="0.2702" calcext:value-type="float">
            <text:p>0,2702</text:p>
          </table:table-cell>
          <table:table-cell office:value-type="float" office:value="0.005329" calcext:value-type="float">
            <text:p>0,00532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scola8</text:p>
          </table:table-cell>
          <table:table-cell office:value-type="float" office:value="0.6048" calcext:value-type="float">
            <text:p>0,6048</text:p>
          </table:table-cell>
          <table:table-cell office:value-type="float" office:value="0.005596" calcext:value-type="float">
            <text:p>0,00559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tempoescola9</text:p>
          </table:table-cell>
          <table:table-cell office:value-type="float" office:value="0.9809" calcext:value-type="float">
            <text:p>0,9809</text:p>
          </table:table-cell>
          <table:table-cell office:value-type="float" office:value="0.00538" calcext:value-type="float">
            <text:p>0,0053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Sexo,Trabalhador1</text:p>
          </table:table-cell>
          <table:table-cell office:value-type="float" office:value="0.2273" calcext:value-type="float">
            <text:p>0,2273</text:p>
          </table:table-cell>
          <table:table-cell office:value-type="float" office:value="0.0007132" calcext:value-type="float">
            <text:p>0,000713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codmeso1</text:p>
          </table:table-cell>
          <table:table-cell office:value-type="float" office:value="-0.2786" calcext:value-type="float">
            <text:p>-0,2786</text:p>
          </table:table-cell>
          <table:table-cell office:value-type="float" office:value="0.002462" calcext:value-type="float">
            <text:p>0,00246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codmeso2</text:p>
          </table:table-cell>
          <table:table-cell office:value-type="float" office:value="-0.1655" calcext:value-type="float">
            <text:p>-0,1655</text:p>
          </table:table-cell>
          <table:table-cell office:value-type="float" office:value="0.001831" calcext:value-type="float">
            <text:p>0,00183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codmeso3</text:p>
          </table:table-cell>
          <table:table-cell office:value-type="float" office:value="-0.2333" calcext:value-type="float">
            <text:p>-0,2333</text:p>
          </table:table-cell>
          <table:table-cell office:value-type="float" office:value="0.00128" calcext:value-type="float">
            <text:p>0,0012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codmeso4</text:p>
          </table:table-cell>
          <table:table-cell office:value-type="float" office:value="-0.1598" calcext:value-type="float">
            <text:p>-0,1598</text:p>
          </table:table-cell>
          <table:table-cell office:value-type="float" office:value="0.001442" calcext:value-type="float">
            <text:p>0,00144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codmeso5</text:p>
          </table:table-cell>
          <table:table-cell office:value-type="float" office:value="-0.2071" calcext:value-type="float">
            <text:p>-0,2071</text:p>
          </table:table-cell>
          <table:table-cell office:value-type="float" office:value="0.001331" calcext:value-type="float">
            <text:p>0,00133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lpooled$codmeso6</text:p>
          </table:table-cell>
          <table:table-cell office:value-type="float" office:value="-0.2692" calcext:value-type="float">
            <text:p>-0,2692</text:p>
          </table:table-cell>
          <table:table-cell office:value-type="float" office:value="0.001804" calcext:value-type="float">
            <text:p>0,001804</text:p>
          </table:table-cell>
          <table:table-cell table:number-columns-repeated="10"/>
        </table:table-row>
      </table:table>
      <table:table table:name="Q25" table:style-name="ta1">
        <table:table-column table:style-name="co8" table:default-cell-style-name="ce2"/>
        <table:table-column table:style-name="co2" table:number-columns-repeated="16" table:default-cell-style-name="Default"/>
        <table:table-row table:style-name="ro3">
          <table:table-cell table:style-name="Default" office:value-type="float" office:value="2000" calcext:value-type="float">
            <text:p>2000</text:p>
          </table:table-cell>
          <table:table-cell table:number-columns-repeated="16"/>
        </table:table-row>
        <table:table-row table:style-name="ro3"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5.60432" calcext:value-type="float">
            <text:p>5,60432</text:p>
          </table:table-cell>
          <table:table-cell office:value-type="float" office:value="0.00506" calcext:value-type="float">
            <text:p>0,00506</text:p>
          </table:table-cell>
          <table:table-cell office:value-type="float" office:value="1107387" calcext:value-type="float">
            <text:p>1107387</text:p>
          </table:table-cell>
          <table:table-cell office:value-type="string" calcext:value-type="string">
            <text:p>25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Idade</text:p>
          </table:table-cell>
          <table:table-cell office:value-type="float" office:value="0.01985" calcext:value-type="float">
            <text:p>0,01985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89351" calcext:value-type="float">
            <text:p>89351</text:p>
          </table:table-cell>
          <table:table-cell office:value-type="string" calcext:value-type="string">
            <text:p>09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qdidade</text:p>
          </table:table-cell>
          <table:table-cell office:value-type="float" office:value="-0.00023" calcext:value-type="float">
            <text:p>-0,00023</text:p>
          </table:table-cell>
          <table:table-cell office:value-type="float" office:value="0" calcext:value-type="float">
            <text:p>0</text:p>
          </table:table-cell>
          <table:table-cell office:value-type="float" office:value="-76704" calcext:value-type="float">
            <text:p>-76704</text:p>
          </table:table-cell>
          <table:table-cell office:value-type="string" calcext:value-type="string">
            <text:p>01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mprego2</text:p>
          </table:table-cell>
          <table:table-cell office:value-type="float" office:value="0.01823" calcext:value-type="float">
            <text:p>0,01823</text:p>
          </table:table-cell>
          <table:table-cell office:value-type="float" office:value="0.00097" calcext:value-type="float">
            <text:p>0,00097</text:p>
          </table:table-cell>
          <table:table-cell office:value-type="float" office:value="18749" calcext:value-type="float">
            <text:p>18749</text:p>
          </table:table-cell>
          <table:table-cell office:value-type="string" calcext:value-type="string">
            <text:p>17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mprego6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0162" calcext:value-type="float">
            <text:p>0,00162</text:p>
          </table:table-cell>
          <table:table-cell office:value-type="float" office:value="30158" calcext:value-type="float">
            <text:p>30158</text:p>
          </table:table-cell>
          <table:table-cell office:value-type="string" calcext:value-type="string">
            <text:p>27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mprego7</text:p>
          </table:table-cell>
          <table:table-cell office:value-type="float" office:value="0.13244" calcext:value-type="float">
            <text:p>0,13244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60420" calcext:value-type="float">
            <text:p>60420</text:p>
          </table:table-cell>
          <table:table-cell office:value-type="string" calcext:value-type="string">
            <text:p>37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mprego8</text:p>
          </table:table-cell>
          <table:table-cell office:value-type="float" office:value="0.21829" calcext:value-type="float">
            <text:p>0,21829</text:p>
          </table:table-cell>
          <table:table-cell office:value-type="float" office:value="0.00183" calcext:value-type="float">
            <text:p>0,00183</text:p>
          </table:table-cell>
          <table:table-cell office:value-type="float" office:value="119055" calcext:value-type="float">
            <text:p>119055</text:p>
          </table:table-cell>
          <table:table-cell office:value-type="string" calcext:value-type="string">
            <text:p>31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scola2</text:p>
          </table:table-cell>
          <table:table-cell office:value-type="float" office:value="0.07042" calcext:value-type="float">
            <text:p>0,07042</text:p>
          </table:table-cell>
          <table:table-cell office:value-type="float" office:value="0.00337" calcext:value-type="float">
            <text:p>0,00337</text:p>
          </table:table-cell>
          <table:table-cell office:value-type="float" office:value="20907" calcext:value-type="float">
            <text:p>20907</text:p>
          </table:table-cell>
          <table:table-cell office:value-type="string" calcext:value-type="string">
            <text:p>29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scola3</text:p>
          </table:table-cell>
          <table:table-cell office:value-type="float" office:value="0.12696" calcext:value-type="float">
            <text:p>0,12696</text:p>
          </table:table-cell>
          <table:table-cell office:value-type="float" office:value="0.00327" calcext:value-type="float">
            <text:p>0,00327</text:p>
          </table:table-cell>
          <table:table-cell office:value-type="float" office:value="38788" calcext:value-type="float">
            <text:p>38788</text:p>
          </table:table-cell>
          <table:table-cell office:value-type="string" calcext:value-type="string">
            <text:p>85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scola6</text:p>
          </table:table-cell>
          <table:table-cell office:value-type="float" office:value="0.19288" calcext:value-type="float">
            <text:p>0,19288</text:p>
          </table:table-cell>
          <table:table-cell office:value-type="float" office:value="0.00354" calcext:value-type="float">
            <text:p>0,00354</text:p>
          </table:table-cell>
          <table:table-cell office:value-type="float" office:value="54547" calcext:value-type="float">
            <text:p>54547</text:p>
          </table:table-cell>
          <table:table-cell office:value-type="string" calcext:value-type="string">
            <text:p>00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scola7</text:p>
          </table:table-cell>
          <table:table-cell office:value-type="float" office:value="0.31729" calcext:value-type="float">
            <text:p>0,31729</text:p>
          </table:table-cell>
          <table:table-cell office:value-type="float" office:value="0.0034" calcext:value-type="float">
            <text:p>0,0034</text:p>
          </table:table-cell>
          <table:table-cell office:value-type="float" office:value="93420" calcext:value-type="float">
            <text:p>93420</text:p>
          </table:table-cell>
          <table:table-cell office:value-type="string" calcext:value-type="string">
            <text:p>58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scola8</text:p>
          </table:table-cell>
          <table:table-cell office:value-type="float" office:value="0.593" calcext:value-type="float">
            <text:p>0,593</text:p>
          </table:table-cell>
          <table:table-cell office:value-type="float" office:value="0.00801" calcext:value-type="float">
            <text:p>0,00801</text:p>
          </table:table-cell>
          <table:table-cell office:value-type="float" office:value="74051" calcext:value-type="float">
            <text:p>74051</text:p>
          </table:table-cell>
          <table:table-cell office:value-type="string" calcext:value-type="string">
            <text:p>84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scola9</text:p>
          </table:table-cell>
          <table:table-cell office:value-type="float" office:value="1.25337" calcext:value-type="float">
            <text:p>1,25337</text:p>
          </table:table-cell>
          <table:table-cell office:value-type="float" office:value="0.00514" calcext:value-type="float">
            <text:p>0,00514</text:p>
          </table:table-cell>
          <table:table-cell office:value-type="float" office:value="243789" calcext:value-type="float">
            <text:p>243789</text:p>
          </table:table-cell>
          <table:table-cell office:value-type="string" calcext:value-type="string">
            <text:p>48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Sexo,Trabalhador1</text:p>
          </table:table-cell>
          <table:table-cell office:value-type="float" office:value="0.19956" calcext:value-type="float">
            <text:p>0,19956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219647" calcext:value-type="float">
            <text:p>219647</text:p>
          </table:table-cell>
          <table:table-cell office:value-type="string" calcext:value-type="string">
            <text:p>05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1</text:p>
          </table:table-cell>
          <table:table-cell office:value-type="float" office:value="-0.30934" calcext:value-type="float">
            <text:p>-0,30934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-133932" calcext:value-type="float">
            <text:p>-133932</text:p>
          </table:table-cell>
          <table:table-cell office:value-type="string" calcext:value-type="string">
            <text:p>23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2</text:p>
          </table:table-cell>
          <table:table-cell office:value-type="float" office:value="-0.26569" calcext:value-type="float">
            <text:p>-0,26569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-149707" calcext:value-type="float">
            <text:p>-149707</text:p>
          </table:table-cell>
          <table:table-cell office:value-type="string" calcext:value-type="string">
            <text:p>81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3</text:p>
          </table:table-cell>
          <table:table-cell office:value-type="float" office:value="-0.33824" calcext:value-type="float">
            <text:p>-0,33824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-113809" calcext:value-type="float">
            <text:p>-113809</text:p>
          </table:table-cell>
          <table:table-cell office:value-type="string" calcext:value-type="string">
            <text:p>92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4</text:p>
          </table:table-cell>
          <table:table-cell office:value-type="float" office:value="-0.25783" calcext:value-type="float">
            <text:p>-0,25783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-215998" calcext:value-type="float">
            <text:p>-215998</text:p>
          </table:table-cell>
          <table:table-cell office:value-type="string" calcext:value-type="string">
            <text:p>46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5</text:p>
          </table:table-cell>
          <table:table-cell office:value-type="float" office:value="-0.30006" calcext:value-type="float">
            <text:p>-0,30006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-173988" calcext:value-type="float">
            <text:p>-173988</text:p>
          </table:table-cell>
          <table:table-cell office:value-type="string" calcext:value-type="string">
            <text:p>24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6</text:p>
          </table:table-cell>
          <table:table-cell office:value-type="float" office:value="-0.52449" calcext:value-type="float">
            <text:p>-0,52449</text:p>
          </table:table-cell>
          <table:table-cell office:value-type="float" office:value="0.00648" calcext:value-type="float">
            <text:p>0,00648</text:p>
          </table:table-cell>
          <table:table-cell office:value-type="float" office:value="-80941" calcext:value-type="float">
            <text:p>-80941</text:p>
          </table:table-cell>
          <table:table-cell office:value-type="string" calcext:value-type="string">
            <text:p>14 <text:s text:c="3"/>0,00000</text:p>
          </table:table-cell>
          <table:table-cell table:number-columns-repeated="12"/>
        </table:table-row>
        <table:table-row table:style-name="ro3">
          <table:table-cell table:style-name="Default"/>
          <table:table-cell table:number-columns-repeated="16"/>
        </table:table-row>
        <table:table-row table:style-name="ro3">
          <table:table-cell table:style-name="Default" office:value-type="float" office:value="2007" calcext:value-type="float">
            <text:p>2007</text:p>
          </table:table-cell>
          <table:table-cell table:number-columns-repeated="16"/>
        </table:table-row>
        <table:table-row table:style-name="ro3">
          <table:table-cell table:style-name="Default"/>
          <table:table-cell table:number-columns-repeated="10"/>
          <table:table-cell office:value-type="float" office:value="2000" calcext:value-type="float">
            <text:p>2000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4" calcext:value-type="float">
            <text:p>2014</text:p>
          </table:table-cell>
          <table:table-cell/>
        </table:table-row>
        <table:table-row table:style-name="ro2">
          <table:table-cell table:style-name="ce5" office:value-type="string" calcext:value-type="string">
            <text:p>Intercept)</text:p>
          </table:table-cell>
          <table:table-cell office:value-type="float" office:value="6.24029" calcext:value-type="float">
            <text:p>6,24029</text:p>
          </table:table-cell>
          <table:table-cell office:value-type="string" calcext:value-type="string">
            <text:p><text:s text:c="2"/>0,00248 2</text:p>
          </table:table-cell>
          <table:table-cell office:value-type="float" office:value="516.2605" calcext:value-type="float">
            <text:p>516,2605</text:p>
          </table:table-cell>
          <table:table-cell office:value-type="string" calcext:value-type="string">
            <text:p>1 <text:s text:c="3"/>0,00000</text:p>
          </table:table-cell>
          <table:table-cell table:number-columns-repeated="6"/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</table:table-row>
        <table:table-row table:style-name="ro2">
          <table:table-cell office:value-type="string" calcext:value-type="string">
            <text:p>xIdade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63845" calcext:value-type="float">
            <text:p>63845</text:p>
          </table:table-cell>
          <table:table-cell office:value-type="string" calcext:value-type="string">
            <text:p>99 <text:s text:c="3"/>0,00000</text:p>
          </table:table-cell>
          <table:table-cell table:number-columns-repeated="5"/>
          <table:table-cell office:value-type="string" calcext:value-type="string">
            <text:p>Intercepto</text:p>
          </table:table-cell>
          <table:table-cell table:style-name="ce3" office:value-type="float" office:value="5.60432" calcext:value-type="float">
            <text:p>5,6043</text:p>
          </table:table-cell>
          <table:table-cell table:style-name="ce3" office:value-type="float" office:value="0.00506" calcext:value-type="float">
            <text:p>0,0051</text:p>
          </table:table-cell>
          <table:table-cell table:style-name="ce3" office:value-type="float" office:value="6.53725" calcext:value-type="float">
            <text:p>6,5373</text:p>
          </table:table-cell>
          <table:table-cell table:style-name="ce3" office:value-type="float" office:value="0.0012" calcext:value-type="float">
            <text:p>0,0012</text:p>
          </table:table-cell>
          <table:table-cell table:style-name="ce3" office:value-type="float" office:value="6.53725" calcext:value-type="float">
            <text:p>6,5373</text:p>
          </table:table-cell>
          <table:table-cell table:style-name="ce3" office:value-type="float" office:value="0.0012" calcext:value-type="float">
            <text:p>0,0012</text:p>
          </table:table-cell>
        </table:table-row>
        <table:table-row table:style-name="ro2">
          <table:table-cell office:value-type="string" calcext:value-type="string">
            <text:p>xqdidade</text:p>
          </table:table-cell>
          <table:table-cell office:value-type="float" office:value="-0.00005" calcext:value-type="float">
            <text:p>-0,00005</text:p>
          </table:table-cell>
          <table:table-cell office:value-type="float" office:value="0" calcext:value-type="float">
            <text:p>0</text:p>
          </table:table-cell>
          <table:table-cell office:value-type="float" office:value="-43555" calcext:value-type="float">
            <text:p>-43555</text:p>
          </table:table-cell>
          <table:table-cell office:value-type="string" calcext:value-type="string">
            <text:p>33 <text:s text:c="3"/>0,00000</text:p>
          </table:table-cell>
          <table:table-cell table:number-columns-repeated="5"/>
          <table:table-cell office:value-type="string" calcext:value-type="string">
            <text:p>Idade</text:p>
          </table:table-cell>
          <table:table-cell table:style-name="ce3" office:value-type="float" office:value="0.01985" calcext:value-type="float">
            <text:p>0,0199</text:p>
          </table:table-cell>
          <table:table-cell table:style-name="ce3" office:value-type="float" office:value="0.00022" calcext:value-type="float">
            <text:p>0,0002</text:p>
          </table:table-cell>
          <table:table-cell table:style-name="ce3" office:value-type="float" office:value="0.00877" calcext:value-type="float">
            <text:p>0,0088</text:p>
          </table:table-cell>
          <table:table-cell table:style-name="ce3" office:value-type="float" office:value="0.00006" calcext:value-type="float">
            <text:p>0,0001</text:p>
          </table:table-cell>
          <table:table-cell table:style-name="ce3" office:value-type="float" office:value="0.00877" calcext:value-type="float">
            <text:p>0,0088</text:p>
          </table:table-cell>
          <table:table-cell table:style-name="ce3" office:value-type="float" office:value="0.00006" calcext:value-type="float">
            <text:p>0,0001</text:p>
          </table:table-cell>
        </table:table-row>
        <table:table-row table:style-name="ro2">
          <table:table-cell office:value-type="string" calcext:value-type="string">
            <text:p>xlpooled$tempoemprego2</text:p>
          </table:table-cell>
          <table:table-cell office:value-type="float" office:value="0.02716" calcext:value-type="float">
            <text:p>0,02716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56814" calcext:value-type="float">
            <text:p>56814</text:p>
          </table:table-cell>
          <table:table-cell office:value-type="string" calcext:value-type="string">
            <text:p>93 <text:s text:c="3"/>0,00000</text:p>
          </table:table-cell>
          <table:table-cell table:number-columns-repeated="5"/>
          <table:table-cell office:value-type="string" calcext:value-type="string">
            <text:p>(Idade)^2</text:p>
          </table:table-cell>
          <table:table-cell table:style-name="ce3" office:value-type="float" office:value="-0.00023" calcext:value-type="float">
            <text:p>-0,0002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-0.0001" calcext:value-type="float">
            <text:p>-0,0001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-0.0001" calcext:value-type="float">
            <text:p>-0,0001</text:p>
          </table:table-cell>
          <table:table-cell table:style-name="ce3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xlpooled$tempoemprego6</text:p>
          </table:table-cell>
          <table:table-cell office:value-type="float" office:value="0.05962" calcext:value-type="float">
            <text:p>0,05962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78938" calcext:value-type="float">
            <text:p>78938</text:p>
          </table:table-cell>
          <table:table-cell office:value-type="string" calcext:value-type="string">
            <text:p>19 <text:s text:c="3"/>0,00000</text:p>
          </table:table-cell>
          <table:table-cell table:number-columns-repeated="5"/>
          <table:table-cell office:value-type="string" calcext:value-type="string">
            <text:p>Homem</text:p>
          </table:table-cell>
          <table:table-cell table:style-name="ce3" office:value-type="float" office:value="0.19956" calcext:value-type="float">
            <text:p>0,1996</text:p>
          </table:table-cell>
          <table:table-cell table:style-name="ce3" office:value-type="float" office:value="0.00091" calcext:value-type="float">
            <text:p>0,0009</text:p>
          </table:table-cell>
          <table:table-cell table:style-name="ce3" office:value-type="float" office:value="0.08143" calcext:value-type="float">
            <text:p>0,0814</text:p>
          </table:table-cell>
          <table:table-cell table:style-name="ce3" office:value-type="float" office:value="0.00041" calcext:value-type="float">
            <text:p>0,0004</text:p>
          </table:table-cell>
          <table:table-cell table:style-name="ce3" office:value-type="float" office:value="0.06004" calcext:value-type="float">
            <text:p>0,0600</text:p>
          </table:table-cell>
          <table:table-cell table:style-name="ce3" office:value-type="float" office:value="0.00021" calcext:value-type="float">
            <text:p>0,0002</text:p>
          </table:table-cell>
        </table:table-row>
        <table:table-row table:style-name="ro2">
          <table:table-cell office:value-type="string" calcext:value-type="string">
            <text:p>xlpooled$tempoemprego7</text:p>
          </table:table-cell>
          <table:table-cell office:value-type="float" office:value="0.07831" calcext:value-type="float">
            <text:p>0,07831</text:p>
          </table:table-cell>
          <table:table-cell office:value-type="float" office:value="0.0007" calcext:value-type="float">
            <text:p>0,0007</text:p>
          </table:table-cell>
          <table:table-cell office:value-type="float" office:value="111489" calcext:value-type="float">
            <text:p>111489</text:p>
          </table:table-cell>
          <table:table-cell office:value-type="string" calcext:value-type="string">
            <text:p>60 <text:s text:c="3"/>0,00000</text:p>
          </table:table-cell>
          <table:table-cell table:number-columns-repeated="5"/>
          <table:table-cell office:value-type="string" calcext:value-type="string">
            <text:p>Tempo de permanência no emprego</text:p>
          </table:table-cell>
          <table:table-cell table:number-columns-repeated="2"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 calcext:value-type="string">
            <text:p>xlpooled$tempoemprego8</text:p>
          </table:table-cell>
          <table:table-cell office:value-type="float" office:value="0.23398" calcext:value-type="float">
            <text:p>0,23398</text:p>
          </table:table-cell>
          <table:table-cell office:value-type="float" office:value="0.00126" calcext:value-type="float">
            <text:p>0,00126</text:p>
          </table:table-cell>
          <table:table-cell office:value-type="float" office:value="185908" calcext:value-type="float">
            <text:p>185908</text:p>
          </table:table-cell>
          <table:table-cell office:value-type="string" calcext:value-type="string">
            <text:p>13 <text:s text:c="3"/>0,00000</text:p>
          </table:table-cell>
          <table:table-cell table:number-columns-repeated="5"/>
          <table:table-cell office:value-type="string" calcext:value-type="string">
            <text:p>1 a 3 anos</text:p>
          </table:table-cell>
          <table:table-cell table:style-name="ce3" office:value-type="float" office:value="0.01823" calcext:value-type="float">
            <text:p>0,0182</text:p>
          </table:table-cell>
          <table:table-cell table:style-name="ce3" office:value-type="float" office:value="0.00097" calcext:value-type="float">
            <text:p>0,0010</text:p>
          </table:table-cell>
          <table:table-cell table:style-name="ce3" office:value-type="float" office:value="0.02716" calcext:value-type="float">
            <text:p>0,0272</text:p>
          </table:table-cell>
          <table:table-cell table:style-name="ce3" office:value-type="float" office:value="0.00048" calcext:value-type="float">
            <text:p>0,0005</text:p>
          </table:table-cell>
          <table:table-cell table:style-name="ce3" office:value-type="float" office:value="0.03242" calcext:value-type="float">
            <text:p>0,0324</text:p>
          </table:table-cell>
          <table:table-cell table:style-name="ce3" office:value-type="float" office:value="0.00019" calcext:value-type="float">
            <text:p>0,0002</text:p>
          </table:table-cell>
        </table:table-row>
        <table:table-row table:style-name="ro2">
          <table:table-cell office:value-type="string" calcext:value-type="string">
            <text:p>xlpooled$tempoescola10</text:p>
          </table:table-cell>
          <table:table-cell office:value-type="float" office:value="1.11487" calcext:value-type="float">
            <text:p>1,11487</text:p>
          </table:table-cell>
          <table:table-cell office:value-type="float" office:value="0.04685" calcext:value-type="float">
            <text:p>0,04685</text:p>
          </table:table-cell>
          <table:table-cell office:value-type="float" office:value="23795" calcext:value-type="float">
            <text:p>23795</text:p>
          </table:table-cell>
          <table:table-cell office:value-type="string" calcext:value-type="string">
            <text:p>45 <text:s text:c="3"/>0,00000</text:p>
          </table:table-cell>
          <table:table-cell table:number-columns-repeated="5"/>
          <table:table-cell office:value-type="string" calcext:value-type="string">
            <text:p>3 a 5 anos</text:p>
          </table:table-cell>
          <table:table-cell table:style-name="ce3" office:value-type="float" office:value="0.0488" calcext:value-type="float">
            <text:p>0,0488</text:p>
          </table:table-cell>
          <table:table-cell table:style-name="ce3" office:value-type="float" office:value="0.00162" calcext:value-type="float">
            <text:p>0,0016</text:p>
          </table:table-cell>
          <table:table-cell table:style-name="ce3" office:value-type="float" office:value="0.05962" calcext:value-type="float">
            <text:p>0,0596</text:p>
          </table:table-cell>
          <table:table-cell table:style-name="ce3" office:value-type="float" office:value="0.00076" calcext:value-type="float">
            <text:p>0,0008</text:p>
          </table:table-cell>
          <table:table-cell table:style-name="ce3" office:value-type="float" office:value="0.06106" calcext:value-type="float">
            <text:p>0,0611</text:p>
          </table:table-cell>
          <table:table-cell table:style-name="ce3" office:value-type="float" office:value="0.00045" calcext:value-type="float">
            <text:p>0,0005</text:p>
          </table:table-cell>
        </table:table-row>
        <table:table-row table:style-name="ro2">
          <table:table-cell office:value-type="string" calcext:value-type="string">
            <text:p>xlpooled$tempoescola2</text:p>
          </table:table-cell>
          <table:table-cell office:value-type="float" office:value="0.03961" calcext:value-type="float">
            <text:p>0,03961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19990" calcext:value-type="float">
            <text:p>19990</text:p>
          </table:table-cell>
          <table:table-cell office:value-type="string" calcext:value-type="string">
            <text:p>13 <text:s text:c="3"/>0,00000</text:p>
          </table:table-cell>
          <table:table-cell table:number-columns-repeated="5"/>
          <table:table-cell office:value-type="string" calcext:value-type="string">
            <text:p>5 a 10 anos</text:p>
          </table:table-cell>
          <table:table-cell table:style-name="ce3" office:value-type="float" office:value="0.13244" calcext:value-type="float">
            <text:p>0,1324</text:p>
          </table:table-cell>
          <table:table-cell table:style-name="ce3" office:value-type="float" office:value="0.00219" calcext:value-type="float">
            <text:p>0,0022</text:p>
          </table:table-cell>
          <table:table-cell table:style-name="ce3" office:value-type="float" office:value="0.07831" calcext:value-type="float">
            <text:p>0,0783</text:p>
          </table:table-cell>
          <table:table-cell table:style-name="ce3" office:value-type="float" office:value="0.0007" calcext:value-type="float">
            <text:p>0,0007</text:p>
          </table:table-cell>
          <table:table-cell table:style-name="ce3" office:value-type="float" office:value="0.06787" calcext:value-type="float">
            <text:p>0,0679</text:p>
          </table:table-cell>
          <table:table-cell table:style-name="ce3" office:value-type="float" office:value="0.00052" calcext:value-type="float">
            <text:p>0,0005</text:p>
          </table:table-cell>
        </table:table-row>
        <table:table-row table:style-name="ro2">
          <table:table-cell office:value-type="string" calcext:value-type="string">
            <text:p>xlpooled$tempoescola3</text:p>
          </table:table-cell>
          <table:table-cell office:value-type="float" office:value="0.06914" calcext:value-type="float">
            <text:p>0,06914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35848" calcext:value-type="float">
            <text:p>35848</text:p>
          </table:table-cell>
          <table:table-cell office:value-type="string" calcext:value-type="string">
            <text:p>23 <text:s text:c="3"/>0,00000</text:p>
          </table:table-cell>
          <table:table-cell table:number-columns-repeated="5"/>
          <table:table-cell office:value-type="string" calcext:value-type="string">
            <text:p>Superior a 10 anos</text:p>
          </table:table-cell>
          <table:table-cell table:style-name="ce3" office:value-type="float" office:value="0.21829" calcext:value-type="float">
            <text:p>0,2183</text:p>
          </table:table-cell>
          <table:table-cell table:style-name="ce3" office:value-type="float" office:value="0.00183" calcext:value-type="float">
            <text:p>0,0018</text:p>
          </table:table-cell>
          <table:table-cell table:style-name="ce3" office:value-type="float" office:value="0.23398" calcext:value-type="float">
            <text:p>0,2340</text:p>
          </table:table-cell>
          <table:table-cell table:style-name="ce3" office:value-type="float" office:value="0.00126" calcext:value-type="float">
            <text:p>0,0013</text:p>
          </table:table-cell>
          <table:table-cell table:style-name="ce3" office:value-type="float" office:value="0.17617" calcext:value-type="float">
            <text:p>0,1762</text:p>
          </table:table-cell>
          <table:table-cell table:style-name="ce3" office:value-type="float" office:value="0.00115" calcext:value-type="float">
            <text:p>0,0012</text:p>
          </table:table-cell>
        </table:table-row>
        <table:table-row table:style-name="ro2">
          <table:table-cell office:value-type="string" calcext:value-type="string">
            <text:p>xlpooled$tempoescola6</text:p>
          </table:table-cell>
          <table:table-cell office:value-type="float" office:value="0.08869" calcext:value-type="float">
            <text:p>0,08869</text:p>
          </table:table-cell>
          <table:table-cell office:value-type="float" office:value="0.002" calcext:value-type="float">
            <text:p>0,002</text:p>
          </table:table-cell>
          <table:table-cell office:value-type="float" office:value="44362" calcext:value-type="float">
            <text:p>44362</text:p>
          </table:table-cell>
          <table:table-cell office:value-type="string" calcext:value-type="string">
            <text:p>47 <text:s text:c="3"/>0,00000</text:p>
          </table:table-cell>
          <table:table-cell table:number-columns-repeated="5"/>
          <table:table-cell office:value-type="string" calcext:value-type="string">
            <text:p>Ensino Formal</text:p>
          </table:table-cell>
          <table:table-cell table:style-name="ce3" table:number-columns-repeated="6"/>
        </table:table-row>
        <table:table-row table:style-name="ro2">
          <table:table-cell office:value-type="string" calcext:value-type="string">
            <text:p>xlpooled$tempoescola7</text:p>
          </table:table-cell>
          <table:table-cell office:value-type="float" office:value="0.14406" calcext:value-type="float">
            <text:p>0,14406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74182" calcext:value-type="float">
            <text:p>74182</text:p>
          </table:table-cell>
          <table:table-cell office:value-type="string" calcext:value-type="string">
            <text:p>62 <text:s text:c="3"/>0,00000</text:p>
          </table:table-cell>
          <table:table-cell table:number-columns-repeated="5"/>
          <table:table-cell office:value-type="string" calcext:value-type="string">
            <text:p>Fundamental I</text:p>
          </table:table-cell>
          <table:table-cell table:style-name="ce3" office:value-type="float" office:value="0.07042" calcext:value-type="float">
            <text:p>0,0704</text:p>
          </table:table-cell>
          <table:table-cell table:style-name="ce3" office:value-type="float" office:value="0.00337" calcext:value-type="float">
            <text:p>0,0034</text:p>
          </table:table-cell>
          <table:table-cell table:style-name="ce3" office:value-type="float" office:value="0.03961" calcext:value-type="float">
            <text:p>0,0396</text:p>
          </table:table-cell>
          <table:table-cell table:style-name="ce3" office:value-type="float" office:value="0.00198" calcext:value-type="float">
            <text:p>0,0020</text:p>
          </table:table-cell>
          <table:table-cell table:style-name="ce3" office:value-type="float" office:value="0.01383" calcext:value-type="float">
            <text:p>0,0138</text:p>
          </table:table-cell>
          <table:table-cell table:style-name="ce3" office:value-type="float" office:value="0.00054" calcext:value-type="float">
            <text:p>0,0005</text:p>
          </table:table-cell>
        </table:table-row>
        <table:table-row table:style-name="ro2">
          <table:table-cell office:value-type="string" calcext:value-type="string">
            <text:p>xlpooled$tempoescola8</text:p>
          </table:table-cell>
          <table:table-cell office:value-type="float" office:value="0.27718" calcext:value-type="float">
            <text:p>0,27718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102025" calcext:value-type="float">
            <text:p>102025</text:p>
          </table:table-cell>
          <table:table-cell office:value-type="string" calcext:value-type="string">
            <text:p>82 <text:s text:c="3"/>0,00000</text:p>
          </table:table-cell>
          <table:table-cell table:number-columns-repeated="5"/>
          <table:table-cell office:value-type="string" calcext:value-type="string">
            <text:p>Fundamental II</text:p>
          </table:table-cell>
          <table:table-cell table:style-name="ce3" office:value-type="float" office:value="0.12696" calcext:value-type="float">
            <text:p>0,1270</text:p>
          </table:table-cell>
          <table:table-cell table:style-name="ce3" office:value-type="float" office:value="0.00327" calcext:value-type="float">
            <text:p>0,0033</text:p>
          </table:table-cell>
          <table:table-cell table:style-name="ce3" office:value-type="float" office:value="0.06914" calcext:value-type="float">
            <text:p>0,0691</text:p>
          </table:table-cell>
          <table:table-cell table:style-name="ce3" office:value-type="float" office:value="0.00193" calcext:value-type="float">
            <text:p>0,0019</text:p>
          </table:table-cell>
          <table:table-cell table:style-name="ce3" office:value-type="float" office:value="0.02254" calcext:value-type="float">
            <text:p>0,0225</text:p>
          </table:table-cell>
          <table:table-cell table:style-name="ce3" office:value-type="float" office:value="0.00051" calcext:value-type="float">
            <text:p>0,0005</text:p>
          </table:table-cell>
        </table:table-row>
        <table:table-row table:style-name="ro2">
          <table:table-cell office:value-type="string" calcext:value-type="string">
            <text:p>xlpooled$tempoescola9</text:p>
          </table:table-cell>
          <table:table-cell office:value-type="float" office:value="0.56869" calcext:value-type="float">
            <text:p>0,56869</text:p>
          </table:table-cell>
          <table:table-cell office:value-type="float" office:value="0.00304" calcext:value-type="float">
            <text:p>0,00304</text:p>
          </table:table-cell>
          <table:table-cell office:value-type="float" office:value="186831" calcext:value-type="float">
            <text:p>186831</text:p>
          </table:table-cell>
          <table:table-cell office:value-type="string" calcext:value-type="string">
            <text:p>38 <text:s text:c="3"/>0,00000</text:p>
          </table:table-cell>
          <table:table-cell table:number-columns-repeated="5"/>
          <table:table-cell office:value-type="string" calcext:value-type="string">
            <text:p>Médio Incompleto</text:p>
          </table:table-cell>
          <table:table-cell table:style-name="ce3" office:value-type="float" office:value="0.19288" calcext:value-type="float">
            <text:p>0,1929</text:p>
          </table:table-cell>
          <table:table-cell table:style-name="ce3" office:value-type="float" office:value="0.00354" calcext:value-type="float">
            <text:p>0,0035</text:p>
          </table:table-cell>
          <table:table-cell table:style-name="ce3" office:value-type="float" office:value="0.08869" calcext:value-type="float">
            <text:p>0,0887</text:p>
          </table:table-cell>
          <table:table-cell table:style-name="ce3" office:value-type="float" office:value="0.002" calcext:value-type="float">
            <text:p>0,0020</text:p>
          </table:table-cell>
          <table:table-cell table:style-name="ce3" office:value-type="float" office:value="0.02294" calcext:value-type="float">
            <text:p>0,0229</text:p>
          </table:table-cell>
          <table:table-cell table:style-name="ce3" office:value-type="float" office:value="0.00054" calcext:value-type="float">
            <text:p>0,0005</text:p>
          </table:table-cell>
        </table:table-row>
        <table:table-row table:style-name="ro2">
          <table:table-cell office:value-type="string" calcext:value-type="string">
            <text:p>xlpooled$Sexo,Trabalhador1</text:p>
          </table:table-cell>
          <table:table-cell office:value-type="float" office:value="0.08143" calcext:value-type="float">
            <text:p>0,08143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200413" calcext:value-type="float">
            <text:p>200413</text:p>
          </table:table-cell>
          <table:table-cell office:value-type="string" calcext:value-type="string">
            <text:p>46 <text:s text:c="3"/>0,00000</text:p>
          </table:table-cell>
          <table:table-cell table:number-columns-repeated="5"/>
          <table:table-cell office:value-type="string" calcext:value-type="string">
            <text:p>Médio Completo</text:p>
          </table:table-cell>
          <table:table-cell table:style-name="ce3" office:value-type="float" office:value="0.31729" calcext:value-type="float">
            <text:p>0,3173</text:p>
          </table:table-cell>
          <table:table-cell table:style-name="ce3" office:value-type="float" office:value="0.0034" calcext:value-type="float">
            <text:p>0,0034</text:p>
          </table:table-cell>
          <table:table-cell table:style-name="ce3" office:value-type="float" office:value="0.14406" calcext:value-type="float">
            <text:p>0,1441</text:p>
          </table:table-cell>
          <table:table-cell table:style-name="ce3" office:value-type="float" office:value="0.00194" calcext:value-type="float">
            <text:p>0,0019</text:p>
          </table:table-cell>
          <table:table-cell table:style-name="ce3" office:value-type="float" office:value="0.06541" calcext:value-type="float">
            <text:p>0,0654</text:p>
          </table:table-cell>
          <table:table-cell table:style-name="ce3" office:value-type="float" office:value="0.00051" calcext:value-type="float">
            <text:p>0,0005</text:p>
          </table:table-cell>
        </table:table-row>
        <table:table-row table:style-name="ro2">
          <table:table-cell office:value-type="string" calcext:value-type="string">
            <text:p>xlpooled$codmeso1</text:p>
          </table:table-cell>
          <table:table-cell office:value-type="float" office:value="-0.20632" calcext:value-type="float">
            <text:p>-0,20632</text:p>
          </table:table-cell>
          <table:table-cell office:value-type="float" office:value="0.00306" calcext:value-type="float">
            <text:p>0,00306</text:p>
          </table:table-cell>
          <table:table-cell office:value-type="float" office:value="-67439" calcext:value-type="float">
            <text:p>-67439</text:p>
          </table:table-cell>
          <table:table-cell office:value-type="string" calcext:value-type="string">
            <text:p>76 <text:s text:c="3"/>0,00000</text:p>
          </table:table-cell>
          <table:table-cell table:number-columns-repeated="5"/>
          <table:table-cell office:value-type="string" calcext:value-type="string">
            <text:p>Superior Incompleto</text:p>
          </table:table-cell>
          <table:table-cell table:style-name="ce3" office:value-type="float" office:value="0.593" calcext:value-type="float">
            <text:p>0,5930</text:p>
          </table:table-cell>
          <table:table-cell table:style-name="ce3" office:value-type="float" office:value="0.00801" calcext:value-type="float">
            <text:p>0,0080</text:p>
          </table:table-cell>
          <table:table-cell table:style-name="ce3" office:value-type="float" office:value="0.27718" calcext:value-type="float">
            <text:p>0,2772</text:p>
          </table:table-cell>
          <table:table-cell table:style-name="ce3" office:value-type="float" office:value="0.00272" calcext:value-type="float">
            <text:p>0,0027</text:p>
          </table:table-cell>
          <table:table-cell table:style-name="ce3" office:value-type="float" office:value="0.16283" calcext:value-type="float">
            <text:p>0,1628</text:p>
          </table:table-cell>
          <table:table-cell table:style-name="ce3" office:value-type="float" office:value="0.00159" calcext:value-type="float">
            <text:p>0,0016</text:p>
          </table:table-cell>
        </table:table-row>
        <table:table-row table:style-name="ro2">
          <table:table-cell office:value-type="string" calcext:value-type="string">
            <text:p>xlpooled$codmeso2</text:p>
          </table:table-cell>
          <table:table-cell office:value-type="float" office:value="-0.11619" calcext:value-type="float">
            <text:p>-0,11619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-110066" calcext:value-type="float">
            <text:p>-110066</text:p>
          </table:table-cell>
          <table:table-cell office:value-type="string" calcext:value-type="string">
            <text:p>73 <text:s text:c="3"/>0,00000</text:p>
          </table:table-cell>
          <table:table-cell table:number-columns-repeated="5"/>
          <table:table-cell office:value-type="string" calcext:value-type="string">
            <text:p>Superior Completo</text:p>
          </table:table-cell>
          <table:table-cell table:style-name="ce3" office:value-type="float" office:value="1.25337" calcext:value-type="float">
            <text:p>1,2534</text:p>
          </table:table-cell>
          <table:table-cell table:style-name="ce3" office:value-type="float" office:value="0.00514" calcext:value-type="float">
            <text:p>0,0051</text:p>
          </table:table-cell>
          <table:table-cell table:style-name="ce3" office:value-type="float" office:value="0.56869" calcext:value-type="float">
            <text:p>0,5687</text:p>
          </table:table-cell>
          <table:table-cell table:style-name="ce3" office:value-type="float" office:value="0.00304" calcext:value-type="float">
            <text:p>0,0030</text:p>
          </table:table-cell>
          <table:table-cell table:style-name="ce3" office:value-type="float" office:value="0.44639" calcext:value-type="float">
            <text:p>0,4464</text:p>
          </table:table-cell>
          <table:table-cell table:style-name="ce3" office:value-type="float" office:value="0.00159" calcext:value-type="float">
            <text:p>0,0016</text:p>
          </table:table-cell>
        </table:table-row>
        <table:table-row table:style-name="ro2">
          <table:table-cell office:value-type="string" calcext:value-type="string">
            <text:p>xlpooled$codmeso3</text:p>
          </table:table-cell>
          <table:table-cell office:value-type="float" office:value="-0.14894" calcext:value-type="float">
            <text:p>-0,14894</text:p>
          </table:table-cell>
          <table:table-cell office:value-type="float" office:value="0.00138" calcext:value-type="float">
            <text:p>0,00138</text:p>
          </table:table-cell>
          <table:table-cell office:value-type="float" office:value="-108155" calcext:value-type="float">
            <text:p>-108155</text:p>
          </table:table-cell>
          <table:table-cell office:value-type="string" calcext:value-type="string">
            <text:p>41 <text:s text:c="3"/>0,00000</text:p>
          </table:table-cell>
          <table:table-cell table:number-columns-repeated="5"/>
          <table:table-cell office:value-type="string" calcext:value-type="string">
            <text:p>Pós-Graduaçã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.11487" calcext:value-type="float">
            <text:p>1,1149</text:p>
          </table:table-cell>
          <table:table-cell table:style-name="ce3" office:value-type="float" office:value="0.04685" calcext:value-type="float">
            <text:p>0,0469</text:p>
          </table:table-cell>
          <table:table-cell table:style-name="ce3" office:value-type="float" office:value="1.03831" calcext:value-type="float">
            <text:p>1,0383</text:p>
          </table:table-cell>
          <table:table-cell table:style-name="ce3" office:value-type="float" office:value="0.00588" calcext:value-type="float">
            <text:p>0,0059</text:p>
          </table:table-cell>
        </table:table-row>
        <table:table-row table:style-name="ro2">
          <table:table-cell office:value-type="string" calcext:value-type="string">
            <text:p>xlpooled$codmeso4</text:p>
          </table:table-cell>
          <table:table-cell office:value-type="float" office:value="-0.12239" calcext:value-type="float">
            <text:p>-0,12239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-144686" calcext:value-type="float">
            <text:p>-144686</text:p>
          </table:table-cell>
          <table:table-cell office:value-type="string" calcext:value-type="string">
            <text:p>85 <text:s text:c="3"/>0,00000</text:p>
          </table:table-cell>
          <table:table-cell table:number-columns-repeated="5"/>
          <table:table-cell office:value-type="string" calcext:value-type="string">
            <text:p>Mesorregião</text:p>
          </table:table-cell>
          <table:table-cell table:style-name="ce3" table:number-columns-repeated="6"/>
        </table:table-row>
        <table:table-row table:style-name="ro2">
          <table:table-cell office:value-type="string" calcext:value-type="string">
            <text:p>xlpooled$codmeso5</text:p>
          </table:table-cell>
          <table:table-cell office:value-type="float" office:value="-0.13395" calcext:value-type="float">
            <text:p>-0,13395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-186658" calcext:value-type="float">
            <text:p>-186658</text:p>
          </table:table-cell>
          <table:table-cell office:value-type="string" calcext:value-type="string">
            <text:p>26 <text:s text:c="3"/>0,00000</text:p>
          </table:table-cell>
          <table:table-cell table:number-columns-repeated="5"/>
          <table:table-cell office:value-type="string" calcext:value-type="string">
            <text:p>Jaguaribe</text:p>
          </table:table-cell>
          <table:table-cell table:style-name="ce3" office:value-type="float" office:value="-0.26569" calcext:value-type="float">
            <text:p>-0,2657</text:p>
          </table:table-cell>
          <table:table-cell table:style-name="ce3" office:value-type="float" office:value="0.00177" calcext:value-type="float">
            <text:p>0,0018</text:p>
          </table:table-cell>
          <table:table-cell table:style-name="ce3" office:value-type="float" office:value="-0.11619" calcext:value-type="float">
            <text:p>-0,1162</text:p>
          </table:table-cell>
          <table:table-cell table:style-name="ce3" office:value-type="float" office:value="0.00106" calcext:value-type="float">
            <text:p>0,0011</text:p>
          </table:table-cell>
          <table:table-cell table:style-name="ce3" office:value-type="float" office:value="-0.06433" calcext:value-type="float">
            <text:p>-0,0643</text:p>
          </table:table-cell>
          <table:table-cell table:style-name="ce3" office:value-type="float" office:value="0.0003" calcext:value-type="float">
            <text:p>0,0003</text:p>
          </table:table-cell>
        </table:table-row>
        <table:table-row table:style-name="ro2">
          <table:table-cell office:value-type="string" calcext:value-type="string">
            <text:p>xlpooled$codmeso6</text:p>
          </table:table-cell>
          <table:table-cell office:value-type="float" office:value="-0.21531" calcext:value-type="float">
            <text:p>-0,21531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-105773" calcext:value-type="float">
            <text:p>-105773</text:p>
          </table:table-cell>
          <table:table-cell office:value-type="string" calcext:value-type="string">
            <text:p>71 <text:s text:c="3"/>0,00000</text:p>
          </table:table-cell>
          <table:table-cell table:number-columns-repeated="5"/>
          <table:table-cell office:value-type="string" calcext:value-type="string">
            <text:p>Norte Cearense</text:p>
          </table:table-cell>
          <table:table-cell table:style-name="ce3" office:value-type="float" office:value="-0.25783" calcext:value-type="float">
            <text:p>-0,2578</text:p>
          </table:table-cell>
          <table:table-cell table:style-name="ce3" office:value-type="float" office:value="0.00119" calcext:value-type="float">
            <text:p>0,0012</text:p>
          </table:table-cell>
          <table:table-cell table:style-name="ce3" office:value-type="float" office:value="-0.12239" calcext:value-type="float">
            <text:p>-0,1224</text:p>
          </table:table-cell>
          <table:table-cell table:style-name="ce3" office:value-type="float" office:value="0.00085" calcext:value-type="float">
            <text:p>0,0009</text:p>
          </table:table-cell>
          <table:table-cell table:style-name="ce3" office:value-type="float" office:value="-0.0703" calcext:value-type="float">
            <text:p>-0,0703</text:p>
          </table:table-cell>
          <table:table-cell table:style-name="ce3" office:value-type="float" office:value="0.00027" calcext:value-type="float">
            <text:p>0,0003</text:p>
          </table:table-cell>
        </table:table-row>
        <table:table-row table:style-name="ro3">
          <table:table-cell table:style-name="Default"/>
          <table:table-cell table:number-columns-repeated="9"/>
          <table:table-cell office:value-type="string" calcext:value-type="string">
            <text:p>Noroeste Cearense</text:p>
          </table:table-cell>
          <table:table-cell table:style-name="ce3" office:value-type="float" office:value="-0.33824" calcext:value-type="float">
            <text:p>-0,3382</text:p>
          </table:table-cell>
          <table:table-cell table:style-name="ce3" office:value-type="float" office:value="0.00297" calcext:value-type="float">
            <text:p>0,0030</text:p>
          </table:table-cell>
          <table:table-cell table:style-name="ce3" office:value-type="float" office:value="-0.14894" calcext:value-type="float">
            <text:p>-0,1489</text:p>
          </table:table-cell>
          <table:table-cell table:style-name="ce3" office:value-type="float" office:value="0.00138" calcext:value-type="float">
            <text:p>0,0014</text:p>
          </table:table-cell>
          <table:table-cell table:style-name="ce3" office:value-type="float" office:value="-0.07771" calcext:value-type="float">
            <text:p>-0,0777</text:p>
          </table:table-cell>
          <table:table-cell table:style-name="ce3" office:value-type="float" office:value="0.00026" calcext:value-type="float">
            <text:p>0,0003</text:p>
          </table:table-cell>
        </table:table-row>
        <table:table-row table:style-name="ro3">
          <table:table-cell table:style-name="Default" office:value-type="float" office:value="2014" calcext:value-type="float">
            <text:p>2014</text:p>
          </table:table-cell>
          <table:table-cell table:number-columns-repeated="9"/>
          <table:table-cell office:value-type="string" calcext:value-type="string">
            <text:p>Sul Cearense</text:p>
          </table:table-cell>
          <table:table-cell table:style-name="ce3" office:value-type="float" office:value="-0.30006" calcext:value-type="float">
            <text:p>-0,3001</text:p>
          </table:table-cell>
          <table:table-cell table:style-name="ce3" office:value-type="float" office:value="0.00172" calcext:value-type="float">
            <text:p>0,0017</text:p>
          </table:table-cell>
          <table:table-cell table:style-name="ce3" office:value-type="float" office:value="-0.13395" calcext:value-type="float">
            <text:p>-0,1340</text:p>
          </table:table-cell>
          <table:table-cell table:style-name="ce3" office:value-type="float" office:value="0.00072" calcext:value-type="float">
            <text:p>0,0007</text:p>
          </table:table-cell>
          <table:table-cell table:style-name="ce3" office:value-type="float" office:value="-0.0717" calcext:value-type="float">
            <text:p>-0,0717</text:p>
          </table:table-cell>
          <table:table-cell table:style-name="ce3" office:value-type="float" office:value="0.00028" calcext:value-type="float">
            <text:p>0,0003</text:p>
          </table:table-cell>
        </table:table-row>
        <table:table-row table:style-name="ro3">
          <table:table-cell table:style-name="Default"/>
          <table:table-cell table:number-columns-repeated="9"/>
          <table:table-cell office:value-type="string" calcext:value-type="string">
            <text:p>Sertões Cearenses</text:p>
          </table:table-cell>
          <table:table-cell table:style-name="ce3" office:value-type="float" office:value="-0.52449" calcext:value-type="float">
            <text:p>-0,5245</text:p>
          </table:table-cell>
          <table:table-cell table:style-name="ce3" office:value-type="float" office:value="0.00648" calcext:value-type="float">
            <text:p>0,0065</text:p>
          </table:table-cell>
          <table:table-cell table:style-name="ce3" office:value-type="float" office:value="-0.21531" calcext:value-type="float">
            <text:p>-0,2153</text:p>
          </table:table-cell>
          <table:table-cell table:style-name="ce3" office:value-type="float" office:value="0.00204" calcext:value-type="float">
            <text:p>0,0020</text:p>
          </table:table-cell>
          <table:table-cell table:style-name="ce3" office:value-type="float" office:value="-0.10202" calcext:value-type="float">
            <text:p>-0,1020</text:p>
          </table:table-cell>
          <table:table-cell table:style-name="ce3" office:value-type="float" office:value="0.00045" calcext:value-type="float">
            <text:p>0,0005</text:p>
          </table:table-cell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6.53725" calcext:value-type="float">
            <text:p>6,53725</text:p>
          </table:table-cell>
          <table:table-cell office:value-type="float" office:value="0.0012" calcext:value-type="float">
            <text:p>0,0012</text:p>
          </table:table-cell>
          <table:table-cell office:value-type="float" office:value="5436516" calcext:value-type="float">
            <text:p>5436516</text:p>
          </table:table-cell>
          <table:table-cell office:value-type="string" calcext:value-type="string">
            <text:p>00 <text:s text:c="3"/>0,00000</text:p>
          </table:table-cell>
          <table:table-cell table:number-columns-repeated="5"/>
          <table:table-cell office:value-type="string" calcext:value-type="string">
            <text:p>Centro-sul Cearense</text:p>
          </table:table-cell>
          <table:table-cell table:style-name="ce3" office:value-type="float" office:value="-0.30934" calcext:value-type="float">
            <text:p>-0,3093</text:p>
          </table:table-cell>
          <table:table-cell table:style-name="ce3" office:value-type="float" office:value="0.00231" calcext:value-type="float">
            <text:p>0,0023</text:p>
          </table:table-cell>
          <table:table-cell table:style-name="ce3" office:value-type="float" office:value="-0.20632" calcext:value-type="float">
            <text:p>-0,2063</text:p>
          </table:table-cell>
          <table:table-cell table:style-name="ce3" office:value-type="float" office:value="0.00306" calcext:value-type="float">
            <text:p>0,0031</text:p>
          </table:table-cell>
          <table:table-cell table:style-name="ce3" office:value-type="float" office:value="-0.09081" calcext:value-type="float">
            <text:p>-0,0908</text:p>
          </table:table-cell>
          <table:table-cell table:style-name="ce3" office:value-type="float" office:value="0.00022" calcext:value-type="float">
            <text:p>0,0002</text:p>
          </table:table-cell>
        </table:table-row>
        <table:table-row table:style-name="ro2">
          <table:table-cell office:value-type="string" calcext:value-type="string">
            <text:p>xIdade</text:p>
          </table:table-cell>
          <table:table-cell office:value-type="float" office:value="0.00877" calcext:value-type="float">
            <text:p>0,00877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37652" calcext:value-type="float">
            <text:p>137652</text:p>
          </table:table-cell>
          <table:table-cell office:value-type="string" calcext:value-type="string">
            <text:p>23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qdidade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" calcext:value-type="float">
            <text:p>0</text:p>
          </table:table-cell>
          <table:table-cell office:value-type="float" office:value="-104630" calcext:value-type="float">
            <text:p>-104630</text:p>
          </table:table-cell>
          <table:table-cell office:value-type="string" calcext:value-type="string">
            <text:p>71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mprego2</text:p>
          </table:table-cell>
          <table:table-cell office:value-type="float" office:value="0.03242" calcext:value-type="float">
            <text:p>0,0324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74997" calcext:value-type="float">
            <text:p>174997</text:p>
          </table:table-cell>
          <table:table-cell office:value-type="string" calcext:value-type="string">
            <text:p>24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mprego6</text:p>
          </table:table-cell>
          <table:table-cell office:value-type="float" office:value="0.06106" calcext:value-type="float">
            <text:p>0,06106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136441" calcext:value-type="float">
            <text:p>136441</text:p>
          </table:table-cell>
          <table:table-cell office:value-type="string" calcext:value-type="string">
            <text:p>54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mprego7</text:p>
          </table:table-cell>
          <table:table-cell office:value-type="float" office:value="0.06787" calcext:value-type="float">
            <text:p>0,06787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130386" calcext:value-type="float">
            <text:p>130386</text:p>
          </table:table-cell>
          <table:table-cell office:value-type="string" calcext:value-type="string">
            <text:p>05 <text:s text:c="3"/>0,00000</text:p>
          </table:table-cell>
          <table:table-cell table:number-columns-repeated="5"/>
          <table:table-cell table:style-name="ce2" office:value-type="string" calcext:value-type="string">
            <text:p>lpooled,codmeso1</text:p>
          </table:table-cell>
          <table:table-cell/>
          <table:table-cell office:value-type="string" calcext:value-type="string">
            <text:p>Centro-sul Cearen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lpooled$tempoemprego8</text:p>
          </table:table-cell>
          <table:table-cell office:value-type="float" office:value="0.17617" calcext:value-type="float">
            <text:p>0,17617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152945" calcext:value-type="float">
            <text:p>152945</text:p>
          </table:table-cell>
          <table:table-cell office:value-type="string" calcext:value-type="string">
            <text:p>79 <text:s text:c="3"/>0,00000</text:p>
          </table:table-cell>
          <table:table-cell table:number-columns-repeated="5"/>
          <table:table-cell table:style-name="ce2" office:value-type="string" calcext:value-type="string">
            <text:p>lpooled,codmeso2</text:p>
          </table:table-cell>
          <table:table-cell/>
          <table:table-cell office:value-type="string" calcext:value-type="string">
            <text:p>Jaguarib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lpooled$tempoescola10</text:p>
          </table:table-cell>
          <table:table-cell office:value-type="float" office:value="1.03831" calcext:value-type="float">
            <text:p>1,03831</text:p>
          </table:table-cell>
          <table:table-cell office:value-type="float" office:value="0.00588" calcext:value-type="float">
            <text:p>0,00588</text:p>
          </table:table-cell>
          <table:table-cell office:value-type="float" office:value="176511" calcext:value-type="float">
            <text:p>176511</text:p>
          </table:table-cell>
          <table:table-cell office:value-type="string" calcext:value-type="string">
            <text:p>63 <text:s text:c="3"/>0,00000</text:p>
          </table:table-cell>
          <table:table-cell table:number-columns-repeated="5"/>
          <table:table-cell table:style-name="ce2" office:value-type="string" calcext:value-type="string">
            <text:p>lpooled,codmeso3</text:p>
          </table:table-cell>
          <table:table-cell/>
          <table:table-cell office:value-type="string" calcext:value-type="string">
            <text:p>Noroeste Cearen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lpooled$tempoescola2</text:p>
          </table:table-cell>
          <table:table-cell office:value-type="float" office:value="0.01383" calcext:value-type="float">
            <text:p>0,01383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91 <text:s text:c="3"/>0,00000</text:p>
          </table:table-cell>
          <table:table-cell table:number-columns-repeated="5"/>
          <table:table-cell table:style-name="ce2" office:value-type="string" calcext:value-type="string">
            <text:p>lpooled,codmeso4</text:p>
          </table:table-cell>
          <table:table-cell/>
          <table:table-cell office:value-type="string" calcext:value-type="string">
            <text:p>Norte Cearen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lpooled$tempoescola3</text:p>
          </table:table-cell>
          <table:table-cell office:value-type="float" office:value="0.02254" calcext:value-type="float">
            <text:p>0,02254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44396" calcext:value-type="float">
            <text:p>44396</text:p>
          </table:table-cell>
          <table:table-cell office:value-type="string" calcext:value-type="string">
            <text:p>15 <text:s text:c="3"/>0,00000</text:p>
          </table:table-cell>
          <table:table-cell table:number-columns-repeated="5"/>
          <table:table-cell table:style-name="ce2" office:value-type="string" calcext:value-type="string">
            <text:p>lpooled,codmeso5</text:p>
          </table:table-cell>
          <table:table-cell/>
          <table:table-cell office:value-type="string" calcext:value-type="string">
            <text:p>Sul Cearen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lpooled$tempoescola6</text:p>
          </table:table-cell>
          <table:table-cell office:value-type="float" office:value="0.02294" calcext:value-type="float">
            <text:p>0,02294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42796" calcext:value-type="float">
            <text:p>42796</text:p>
          </table:table-cell>
          <table:table-cell office:value-type="string" calcext:value-type="string">
            <text:p>10 <text:s text:c="3"/>0,00000</text:p>
          </table:table-cell>
          <table:table-cell table:number-columns-repeated="5"/>
          <table:table-cell table:style-name="ce2" office:value-type="string" calcext:value-type="string">
            <text:p>lpooled,codmeso6</text:p>
          </table:table-cell>
          <table:table-cell/>
          <table:table-cell office:value-type="string" calcext:value-type="string">
            <text:p>Sertões Cearen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lpooled$tempoescola7</text:p>
          </table:table-cell>
          <table:table-cell office:value-type="float" office:value="0.06541" calcext:value-type="float">
            <text:p>0,06541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127039" calcext:value-type="float">
            <text:p>127039</text:p>
          </table:table-cell>
          <table:table-cell office:value-type="string" calcext:value-type="string">
            <text:p>24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scola8</text:p>
          </table:table-cell>
          <table:table-cell office:value-type="float" office:value="0.16283" calcext:value-type="float">
            <text:p>0,16283</text:p>
          </table:table-cell>
          <table:table-cell office:value-type="float" office:value="0.00159" calcext:value-type="float">
            <text:p>0,00159</text:p>
          </table:table-cell>
          <table:table-cell office:value-type="float" office:value="102300" calcext:value-type="float">
            <text:p>102300</text:p>
          </table:table-cell>
          <table:table-cell office:value-type="string" calcext:value-type="string">
            <text:p>03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tempoescola9</text:p>
          </table:table-cell>
          <table:table-cell office:value-type="float" office:value="0.44639" calcext:value-type="float">
            <text:p>0,44639</text:p>
          </table:table-cell>
          <table:table-cell office:value-type="float" office:value="0.00159" calcext:value-type="float">
            <text:p>0,00159</text:p>
          </table:table-cell>
          <table:table-cell office:value-type="float" office:value="280508" calcext:value-type="float">
            <text:p>280508</text:p>
          </table:table-cell>
          <table:table-cell office:value-type="string" calcext:value-type="string">
            <text:p>67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Sexo,Trabalhador1</text:p>
          </table:table-cell>
          <table:table-cell office:value-type="float" office:value="0.06004" calcext:value-type="float">
            <text:p>0,0600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287802" calcext:value-type="float">
            <text:p>287802</text:p>
          </table:table-cell>
          <table:table-cell office:value-type="string" calcext:value-type="string">
            <text:p>68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1</text:p>
          </table:table-cell>
          <table:table-cell office:value-type="float" office:value="-0.09081" calcext:value-type="float">
            <text:p>-0,09081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-421211" calcext:value-type="float">
            <text:p>-421211</text:p>
          </table:table-cell>
          <table:table-cell office:value-type="string" calcext:value-type="string">
            <text:p>60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2</text:p>
          </table:table-cell>
          <table:table-cell office:value-type="float" office:value="-0.06433" calcext:value-type="float">
            <text:p>-0,06433</text:p>
          </table:table-cell>
          <table:table-cell office:value-type="float" office:value="0.0003" calcext:value-type="float">
            <text:p>0,0003</text:p>
          </table:table-cell>
          <table:table-cell office:value-type="float" office:value="-214817" calcext:value-type="float">
            <text:p>-214817</text:p>
          </table:table-cell>
          <table:table-cell office:value-type="string" calcext:value-type="string">
            <text:p>93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3</text:p>
          </table:table-cell>
          <table:table-cell office:value-type="float" office:value="-0.07771" calcext:value-type="float">
            <text:p>-0,0777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-299451" calcext:value-type="float">
            <text:p>-299451</text:p>
          </table:table-cell>
          <table:table-cell office:value-type="string" calcext:value-type="string">
            <text:p>30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4</text:p>
          </table:table-cell>
          <table:table-cell office:value-type="float" office:value="-0.0703" calcext:value-type="float">
            <text:p>-0,0703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-260665" calcext:value-type="float">
            <text:p>-260665</text:p>
          </table:table-cell>
          <table:table-cell office:value-type="string" calcext:value-type="string">
            <text:p>41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5</text:p>
          </table:table-cell>
          <table:table-cell office:value-type="float" office:value="-0.0717" calcext:value-type="float">
            <text:p>-0,0717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-253591" calcext:value-type="float">
            <text:p>-253591</text:p>
          </table:table-cell>
          <table:table-cell office:value-type="string" calcext:value-type="string">
            <text:p>06 <text:s text:c="3"/>0,00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xlpooled$codmeso6</text:p>
          </table:table-cell>
          <table:table-cell office:value-type="float" office:value="-0.10202" calcext:value-type="float">
            <text:p>-0,10202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-226641" calcext:value-type="float">
            <text:p>-226641</text:p>
          </table:table-cell>
          <table:table-cell office:value-type="string" calcext:value-type="string">
            <text:p>90 <text:s text:c="3"/>0,00000</text:p>
          </table:table-cell>
          <table:table-cell table:number-columns-repeated="12"/>
        </table:table-row>
      </table:table>
      <table:table table:name="Q50" table:style-name="ta1">
        <table:table-column table:style-name="co9" table:default-cell-style-name="ce2"/>
        <table:table-column table:style-name="co2" table:number-columns-repeated="14" table:default-cell-style-name="Default"/>
        <table:table-row table:style-name="ro3">
          <table:table-cell table:style-name="Default" office:value-type="float" office:value="2000" calcext:value-type="float">
            <text:p>2000</text:p>
          </table:table-cell>
          <table:table-cell table:number-columns-repeated="14"/>
        </table:table-row>
        <table:table-row table:style-name="ro3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5.36442" calcext:value-type="float">
            <text:p>5,36442</text:p>
          </table:table-cell>
          <table:table-cell office:value-type="float" office:value="0.00399" calcext:value-type="float">
            <text:p>0,00399</text:p>
          </table:table-cell>
          <table:table-cell office:value-type="float" office:value="1343535" calcext:value-type="float">
            <text:p>1343535</text:p>
          </table:table-cell>
          <table:table-cell office:value-type="string" calcext:value-type="string">
            <text:p>90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Idade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002" calcext:value-type="float">
            <text:p>0,0002</text:p>
          </table:table-cell>
          <table:table-cell office:value-type="float" office:value="175541" calcext:value-type="float">
            <text:p>175541</text:p>
          </table:table-cell>
          <table:table-cell office:value-type="string" calcext:value-type="string">
            <text:p>77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qdidade</text:p>
          </table:table-cell>
          <table:table-cell office:value-type="float" office:value="-0.00041" calcext:value-type="float">
            <text:p>-0,00041</text:p>
          </table:table-cell>
          <table:table-cell office:value-type="float" office:value="0" calcext:value-type="float">
            <text:p>0</text:p>
          </table:table-cell>
          <table:table-cell office:value-type="float" office:value="-166395" calcext:value-type="float">
            <text:p>-166395</text:p>
          </table:table-cell>
          <table:table-cell office:value-type="string" calcext:value-type="string">
            <text:p>54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mprego2</text:p>
          </table:table-cell>
          <table:table-cell office:value-type="float" office:value="0.03845" calcext:value-type="float">
            <text:p>0,03845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33643" calcext:value-type="float">
            <text:p>33643</text:p>
          </table:table-cell>
          <table:table-cell office:value-type="string" calcext:value-type="string">
            <text:p>88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mprego6</text:p>
          </table:table-cell>
          <table:table-cell office:value-type="float" office:value="0.11215" calcext:value-type="float">
            <text:p>0,11215</text:p>
          </table:table-cell>
          <table:table-cell office:value-type="float" office:value="0.0018" calcext:value-type="float">
            <text:p>0,0018</text:p>
          </table:table-cell>
          <table:table-cell office:value-type="float" office:value="62281" calcext:value-type="float">
            <text:p>62281</text:p>
          </table:table-cell>
          <table:table-cell office:value-type="string" calcext:value-type="string">
            <text:p>68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mprego7</text:p>
          </table:table-cell>
          <table:table-cell office:value-type="float" office:value="0.24822" calcext:value-type="float">
            <text:p>0,24822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101845" calcext:value-type="float">
            <text:p>101845</text:p>
          </table:table-cell>
          <table:table-cell office:value-type="string" calcext:value-type="string">
            <text:p>61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mprego8</text:p>
          </table:table-cell>
          <table:table-cell office:value-type="float" office:value="0.36515" calcext:value-type="float">
            <text:p>0,36515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127715" calcext:value-type="float">
            <text:p>127715</text:p>
          </table:table-cell>
          <table:table-cell office:value-type="string" calcext:value-type="string">
            <text:p>74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2</text:p>
          </table:table-cell>
          <table:table-cell office:value-type="float" office:value="0.07371" calcext:value-type="float">
            <text:p>0,07371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54197" calcext:value-type="float">
            <text:p>54197</text:p>
          </table:table-cell>
          <table:table-cell office:value-type="string" calcext:value-type="string">
            <text:p>25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3</text:p>
          </table:table-cell>
          <table:table-cell office:value-type="float" office:value="0.17952" calcext:value-type="float">
            <text:p>0,17952</text:p>
          </table:table-cell>
          <table:table-cell office:value-type="float" office:value="0.00144" calcext:value-type="float">
            <text:p>0,00144</text:p>
          </table:table-cell>
          <table:table-cell office:value-type="float" office:value="124809" calcext:value-type="float">
            <text:p>124809</text:p>
          </table:table-cell>
          <table:table-cell office:value-type="string" calcext:value-type="string">
            <text:p>28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6</text:p>
          </table:table-cell>
          <table:table-cell office:value-type="float" office:value="0.30201" calcext:value-type="float">
            <text:p>0,30201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134303" calcext:value-type="float">
            <text:p>134303</text:p>
          </table:table-cell>
          <table:table-cell office:value-type="string" calcext:value-type="string">
            <text:p>25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7</text:p>
          </table:table-cell>
          <table:table-cell office:value-type="float" office:value="0.48655" calcext:value-type="float">
            <text:p>0,48655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264839" calcext:value-type="float">
            <text:p>264839</text:p>
          </table:table-cell>
          <table:table-cell office:value-type="string" calcext:value-type="string">
            <text:p>47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8</text:p>
          </table:table-cell>
          <table:table-cell office:value-type="float" office:value="1.05317" calcext:value-type="float">
            <text:p>1,05317</text:p>
          </table:table-cell>
          <table:table-cell office:value-type="float" office:value="0.00642" calcext:value-type="float">
            <text:p>0,00642</text:p>
          </table:table-cell>
          <table:table-cell office:value-type="float" office:value="164115" calcext:value-type="float">
            <text:p>164115</text:p>
          </table:table-cell>
          <table:table-cell office:value-type="string" calcext:value-type="string">
            <text:p>78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9</text:p>
          </table:table-cell>
          <table:table-cell office:value-type="float" office:value="1.5658" calcext:value-type="float">
            <text:p>1,5658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551118" calcext:value-type="float">
            <text:p>551118</text:p>
          </table:table-cell>
          <table:table-cell office:value-type="string" calcext:value-type="string">
            <text:p>79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Sexo,Trabalhador1</text:p>
          </table:table-cell>
          <table:table-cell office:value-type="float" office:value="0.32607" calcext:value-type="float">
            <text:p>0,32607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306885" calcext:value-type="float">
            <text:p>306885</text:p>
          </table:table-cell>
          <table:table-cell office:value-type="string" calcext:value-type="string">
            <text:p>78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codmeso1</text:p>
          </table:table-cell>
          <table:table-cell office:value-type="float" office:value="-0.35457" calcext:value-type="float">
            <text:p>-0,35457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-109920" calcext:value-type="float">
            <text:p>-109920</text:p>
          </table:table-cell>
          <table:table-cell office:value-type="string" calcext:value-type="string">
            <text:p>17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codmeso2</text:p>
          </table:table-cell>
          <table:table-cell office:value-type="float" office:value="-0.29164" calcext:value-type="float">
            <text:p>-0,29164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-126149" calcext:value-type="float">
            <text:p>-126149</text:p>
          </table:table-cell>
          <table:table-cell office:value-type="string" calcext:value-type="string">
            <text:p>69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codmeso3</text:p>
          </table:table-cell>
          <table:table-cell office:value-type="float" office:value="-0.31746" calcext:value-type="float">
            <text:p>-0,31746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-152415" calcext:value-type="float">
            <text:p>-152415</text:p>
          </table:table-cell>
          <table:table-cell office:value-type="string" calcext:value-type="string">
            <text:p>78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codmeso4</text:p>
          </table:table-cell>
          <table:table-cell office:value-type="float" office:value="-0.28721" calcext:value-type="float">
            <text:p>-0,28721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-157388" calcext:value-type="float">
            <text:p>-157388</text:p>
          </table:table-cell>
          <table:table-cell office:value-type="string" calcext:value-type="string">
            <text:p>76 <text:s text:c="3"/>0,00000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4" calcext:value-type="float">
            <text:p>2014</text:p>
          </table:table-cell>
          <table:table-cell/>
        </table:table-row>
        <table:table-row table:style-name="ro2">
          <table:table-cell office:value-type="string" calcext:value-type="string">
            <text:p>xlpooled$codmeso5</text:p>
          </table:table-cell>
          <table:table-cell office:value-type="float" office:value="-0.35821" calcext:value-type="float">
            <text:p>-0,35821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-266509" calcext:value-type="float">
            <text:p>-266509</text:p>
          </table:table-cell>
          <table:table-cell office:value-type="string" calcext:value-type="string">
            <text:p>45 <text:s text:c="3"/>0,00000</text:p>
          </table:table-cell>
          <table:table-cell table:number-columns-repeated="4"/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</table:table-row>
        <table:table-row table:style-name="ro2">
          <table:table-cell office:value-type="string" calcext:value-type="string">
            <text:p>xlpooled$codmeso6</text:p>
          </table:table-cell>
          <table:table-cell office:value-type="float" office:value="-0.4605" calcext:value-type="float">
            <text:p>-0,4605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-231876" calcext:value-type="float">
            <text:p>-231876</text:p>
          </table:table-cell>
          <table:table-cell office:value-type="string" calcext:value-type="string">
            <text:p>90 <text:s text:c="3"/>0,00000</text:p>
          </table:table-cell>
          <table:table-cell table:number-columns-repeated="3"/>
          <table:table-cell office:value-type="string" calcext:value-type="string">
            <text:p>Intercepto</text:p>
          </table:table-cell>
          <table:table-cell table:style-name="ce3" office:value-type="float" office:value="5.36442" calcext:value-type="float">
            <text:p>5,3644</text:p>
          </table:table-cell>
          <table:table-cell table:style-name="ce3" office:value-type="float" office:value="0.00399" calcext:value-type="float">
            <text:p>0,0040</text:p>
          </table:table-cell>
          <table:table-cell table:style-name="ce3" office:value-type="float" office:value="6.10396" calcext:value-type="float">
            <text:p>6,1040</text:p>
          </table:table-cell>
          <table:table-cell table:style-name="ce3" office:value-type="float" office:value="0.00322" calcext:value-type="float">
            <text:p>0,0032</text:p>
          </table:table-cell>
          <table:table-cell table:style-name="ce3" office:value-type="float" office:value="6.38926" calcext:value-type="float">
            <text:p>6,3893</text:p>
          </table:table-cell>
          <table:table-cell table:style-name="ce3" office:value-type="float" office:value="0.00248" calcext:value-type="float">
            <text:p>0,0025</text:p>
          </table:table-cell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Idade</text:p>
          </table:table-cell>
          <table:table-cell table:style-name="ce3" office:value-type="float" office:value="0.0356" calcext:value-type="float">
            <text:p>0,0356</text:p>
          </table:table-cell>
          <table:table-cell table:style-name="ce3" office:value-type="float" office:value="0.0002" calcext:value-type="float">
            <text:p>0,0002</text:p>
          </table:table-cell>
          <table:table-cell table:style-name="ce3" office:value-type="float" office:value="0.01434" calcext:value-type="float">
            <text:p>0,0143</text:p>
          </table:table-cell>
          <table:table-cell table:style-name="ce3" office:value-type="float" office:value="0.00019" calcext:value-type="float">
            <text:p>0,0002</text:p>
          </table:table-cell>
          <table:table-cell table:style-name="ce3" office:value-type="float" office:value="0.01487" calcext:value-type="float">
            <text:p>0,0149</text:p>
          </table:table-cell>
          <table:table-cell table:style-name="ce3" office:value-type="float" office:value="0.00015" calcext:value-type="float">
            <text:p>0,0002</text:p>
          </table:table-cell>
        </table:table-row>
        <table:table-row table:style-name="ro3">
          <table:table-cell table:style-name="Default" office:value-type="float" office:value="2007" calcext:value-type="float">
            <text:p>2007</text:p>
          </table:table-cell>
          <table:table-cell table:number-columns-repeated="7"/>
          <table:table-cell office:value-type="string" calcext:value-type="string">
            <text:p>(Idade)^2</text:p>
          </table:table-cell>
          <table:table-cell table:style-name="ce3" office:value-type="float" office:value="-0.00041" calcext:value-type="float">
            <text:p>-0,0004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-0.00014" calcext:value-type="float">
            <text:p>-0,0001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-0.00014" calcext:value-type="float">
            <text:p>-0,0001</text:p>
          </table:table-cell>
          <table:table-cell table:style-name="ce3" office:value-type="float" office:value="0" calcext:value-type="float">
            <text:p>0,0000</text:p>
          </table:table-cell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Homem</text:p>
          </table:table-cell>
          <table:table-cell table:style-name="ce3" office:value-type="float" office:value="0.32607" calcext:value-type="float">
            <text:p>0,3261</text:p>
          </table:table-cell>
          <table:table-cell table:style-name="ce3" office:value-type="float" office:value="0.00106" calcext:value-type="float">
            <text:p>0,0011</text:p>
          </table:table-cell>
          <table:table-cell table:style-name="ce3" office:value-type="float" office:value="0.14503" calcext:value-type="float">
            <text:p>0,1450</text:p>
          </table:table-cell>
          <table:table-cell table:style-name="ce3" office:value-type="float" office:value="0.00055" calcext:value-type="float">
            <text:p>0,0006</text:p>
          </table:table-cell>
          <table:table-cell table:style-name="ce3" office:value-type="float" office:value="0.14513" calcext:value-type="float">
            <text:p>0,1451</text:p>
          </table:table-cell>
          <table:table-cell table:style-name="ce3" office:value-type="float" office:value="0.00047" calcext:value-type="float">
            <text:p>0,0005</text:p>
          </table:table-cell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6.10396" calcext:value-type="float">
            <text:p>6,10396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1895740" calcext:value-type="float">
            <text:p>1895740</text:p>
          </table:table-cell>
          <table:table-cell office:value-type="string" calcext:value-type="string">
            <text:p>81 <text:s text:c="3"/>0,00000</text:p>
          </table:table-cell>
          <table:table-cell table:number-columns-repeated="3"/>
          <table:table-cell office:value-type="string" calcext:value-type="string">
            <text:p>Tempo de permanência no emprego</text:p>
          </table:table-cell>
          <table:table-cell table:number-columns-repeated="2"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 calcext:value-type="string">
            <text:p>xIdade</text:p>
          </table:table-cell>
          <table:table-cell office:value-type="float" office:value="0.01434" calcext:value-type="float">
            <text:p>0,0143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76746" calcext:value-type="float">
            <text:p>76746</text:p>
          </table:table-cell>
          <table:table-cell office:value-type="string" calcext:value-type="string">
            <text:p>35 <text:s text:c="3"/>0,00000</text:p>
          </table:table-cell>
          <table:table-cell table:number-columns-repeated="3"/>
          <table:table-cell office:value-type="string" calcext:value-type="string">
            <text:p>1 a 3 anos</text:p>
          </table:table-cell>
          <table:table-cell table:style-name="ce3" office:value-type="float" office:value="0.03845" calcext:value-type="float">
            <text:p>0,0385</text:p>
          </table:table-cell>
          <table:table-cell table:style-name="ce3" office:value-type="float" office:value="0.00114" calcext:value-type="float">
            <text:p>0,0011</text:p>
          </table:table-cell>
          <table:table-cell table:style-name="ce3" office:value-type="float" office:value="0.02833" calcext:value-type="float">
            <text:p>0,0283</text:p>
          </table:table-cell>
          <table:table-cell table:style-name="ce3" office:value-type="float" office:value="0.00051" calcext:value-type="float">
            <text:p>0,0005</text:p>
          </table:table-cell>
          <table:table-cell table:style-name="ce3" office:value-type="float" office:value="0.04221" calcext:value-type="float">
            <text:p>0,0422</text:p>
          </table:table-cell>
          <table:table-cell table:style-name="ce3" office:value-type="float" office:value="0.00045" calcext:value-type="float">
            <text:p>0,0005</text:p>
          </table:table-cell>
        </table:table-row>
        <table:table-row table:style-name="ro2">
          <table:table-cell office:value-type="string" calcext:value-type="string">
            <text:p>xqdidade</text:p>
          </table:table-cell>
          <table:table-cell office:value-type="float" office:value="-0.00014" calcext:value-type="float">
            <text:p>-0,00014</text:p>
          </table:table-cell>
          <table:table-cell office:value-type="float" office:value="0" calcext:value-type="float">
            <text:p>0</text:p>
          </table:table-cell>
          <table:table-cell office:value-type="float" office:value="-52279" calcext:value-type="float">
            <text:p>-52279</text:p>
          </table:table-cell>
          <table:table-cell office:value-type="string" calcext:value-type="string">
            <text:p>37 <text:s text:c="3"/>0,00000</text:p>
          </table:table-cell>
          <table:table-cell table:number-columns-repeated="3"/>
          <table:table-cell office:value-type="string" calcext:value-type="string">
            <text:p>3 a 5 anos</text:p>
          </table:table-cell>
          <table:table-cell table:style-name="ce3" office:value-type="float" office:value="0.11215" calcext:value-type="float">
            <text:p>0,1122</text:p>
          </table:table-cell>
          <table:table-cell table:style-name="ce3" office:value-type="float" office:value="0.0018" calcext:value-type="float">
            <text:p>0,0018</text:p>
          </table:table-cell>
          <table:table-cell table:style-name="ce3" office:value-type="float" office:value="0.07355" calcext:value-type="float">
            <text:p>0,0736</text:p>
          </table:table-cell>
          <table:table-cell table:style-name="ce3" office:value-type="float" office:value="0.0008" calcext:value-type="float">
            <text:p>0,0008</text:p>
          </table:table-cell>
          <table:table-cell table:style-name="ce3" office:value-type="float" office:value="0.08995" calcext:value-type="float">
            <text:p>0,0900</text:p>
          </table:table-cell>
          <table:table-cell table:style-name="ce3" office:value-type="float" office:value="0.0009" calcext:value-type="float">
            <text:p>0,0009</text:p>
          </table:table-cell>
        </table:table-row>
        <table:table-row table:style-name="ro2">
          <table:table-cell office:value-type="string" calcext:value-type="string">
            <text:p>xlpooled$tempoemprego2</text:p>
          </table:table-cell>
          <table:table-cell office:value-type="float" office:value="0.02833" calcext:value-type="float">
            <text:p>0,02833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55660" calcext:value-type="float">
            <text:p>55660</text:p>
          </table:table-cell>
          <table:table-cell office:value-type="string" calcext:value-type="string">
            <text:p>34 <text:s text:c="3"/>0,00000</text:p>
          </table:table-cell>
          <table:table-cell table:number-columns-repeated="3"/>
          <table:table-cell office:value-type="string" calcext:value-type="string">
            <text:p>5 a 10 anos</text:p>
          </table:table-cell>
          <table:table-cell table:style-name="ce3" office:value-type="float" office:value="0.24822" calcext:value-type="float">
            <text:p>0,2482</text:p>
          </table:table-cell>
          <table:table-cell table:style-name="ce3" office:value-type="float" office:value="0.00244" calcext:value-type="float">
            <text:p>0,0024</text:p>
          </table:table-cell>
          <table:table-cell table:style-name="ce3" office:value-type="float" office:value="0.09724" calcext:value-type="float">
            <text:p>0,0972</text:p>
          </table:table-cell>
          <table:table-cell table:style-name="ce3" office:value-type="float" office:value="0.00108" calcext:value-type="float">
            <text:p>0,0011</text:p>
          </table:table-cell>
          <table:table-cell table:style-name="ce3" office:value-type="float" office:value="0.12244" calcext:value-type="float">
            <text:p>0,1224</text:p>
          </table:table-cell>
          <table:table-cell table:style-name="ce3" office:value-type="float" office:value="0.00111" calcext:value-type="float">
            <text:p>0,0011</text:p>
          </table:table-cell>
        </table:table-row>
        <table:table-row table:style-name="ro2">
          <table:table-cell office:value-type="string" calcext:value-type="string">
            <text:p>xlpooled$tempoemprego6</text:p>
          </table:table-cell>
          <table:table-cell office:value-type="float" office:value="0.07355" calcext:value-type="float">
            <text:p>0,07355</text:p>
          </table:table-cell>
          <table:table-cell office:value-type="float" office:value="0.0008" calcext:value-type="float">
            <text:p>0,0008</text:p>
          </table:table-cell>
          <table:table-cell office:value-type="float" office:value="91837" calcext:value-type="float">
            <text:p>91837</text:p>
          </table:table-cell>
          <table:table-cell office:value-type="string" calcext:value-type="string">
            <text:p>72 <text:s text:c="3"/>0,00000</text:p>
          </table:table-cell>
          <table:table-cell table:number-columns-repeated="3"/>
          <table:table-cell office:value-type="string" calcext:value-type="string">
            <text:p>Superior a 10 anos</text:p>
          </table:table-cell>
          <table:table-cell table:style-name="ce3" office:value-type="float" office:value="0.36515" calcext:value-type="float">
            <text:p>0,3652</text:p>
          </table:table-cell>
          <table:table-cell table:style-name="ce3" office:value-type="float" office:value="0.00286" calcext:value-type="float">
            <text:p>0,0029</text:p>
          </table:table-cell>
          <table:table-cell table:style-name="ce3" office:value-type="float" office:value="0.40468" calcext:value-type="float">
            <text:p>0,4047</text:p>
          </table:table-cell>
          <table:table-cell table:style-name="ce3" office:value-type="float" office:value="0.00257" calcext:value-type="float">
            <text:p>0,0026</text:p>
          </table:table-cell>
          <table:table-cell table:style-name="ce3" office:value-type="float" office:value="0.33272" calcext:value-type="float">
            <text:p>0,3327</text:p>
          </table:table-cell>
          <table:table-cell table:style-name="ce3" office:value-type="float" office:value="0.00152" calcext:value-type="float">
            <text:p>0,0015</text:p>
          </table:table-cell>
        </table:table-row>
        <table:table-row table:style-name="ro2">
          <table:table-cell office:value-type="string" calcext:value-type="string">
            <text:p>xlpooled$tempoemprego7</text:p>
          </table:table-cell>
          <table:table-cell office:value-type="float" office:value="0.09724" calcext:value-type="float">
            <text:p>0,09724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90032" calcext:value-type="float">
            <text:p>90032</text:p>
          </table:table-cell>
          <table:table-cell office:value-type="string" calcext:value-type="string">
            <text:p>99 <text:s text:c="3"/>0,00000</text:p>
          </table:table-cell>
          <table:table-cell table:number-columns-repeated="3"/>
          <table:table-cell office:value-type="string" calcext:value-type="string">
            <text:p>Ensino Formal</text:p>
          </table:table-cell>
          <table:table-cell table:style-name="ce3" table:number-columns-repeated="6"/>
        </table:table-row>
        <table:table-row table:style-name="ro2">
          <table:table-cell office:value-type="string" calcext:value-type="string">
            <text:p>xlpooled$tempoemprego8</text:p>
          </table:table-cell>
          <table:table-cell office:value-type="float" office:value="0.40468" calcext:value-type="float">
            <text:p>0,40468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157364" calcext:value-type="float">
            <text:p>157364</text:p>
          </table:table-cell>
          <table:table-cell office:value-type="string" calcext:value-type="string">
            <text:p>22 <text:s text:c="3"/>0,00000</text:p>
          </table:table-cell>
          <table:table-cell table:number-columns-repeated="3"/>
          <table:table-cell office:value-type="string" calcext:value-type="string">
            <text:p>Fundamental I</text:p>
          </table:table-cell>
          <table:table-cell table:style-name="ce3" office:value-type="float" office:value="0.07371" calcext:value-type="float">
            <text:p>0,0737</text:p>
          </table:table-cell>
          <table:table-cell table:style-name="ce3" office:value-type="float" office:value="0.00136" calcext:value-type="float">
            <text:p>0,0014</text:p>
          </table:table-cell>
          <table:table-cell table:style-name="ce3" office:value-type="float" office:value="0.04893" calcext:value-type="float">
            <text:p>0,0489</text:p>
          </table:table-cell>
          <table:table-cell table:style-name="ce3" office:value-type="float" office:value="0.00109" calcext:value-type="float">
            <text:p>0,0011</text:p>
          </table:table-cell>
          <table:table-cell table:style-name="ce3" office:value-type="float" office:value="0.06073" calcext:value-type="float">
            <text:p>0,0607</text:p>
          </table:table-cell>
          <table:table-cell table:style-name="ce3" office:value-type="float" office:value="0.00114" calcext:value-type="float">
            <text:p>0,0011</text:p>
          </table:table-cell>
        </table:table-row>
        <table:table-row table:style-name="ro2">
          <table:table-cell office:value-type="string" calcext:value-type="string">
            <text:p>xlpooled$tempoescola10</text:p>
          </table:table-cell>
          <table:table-cell office:value-type="float" office:value="1.7355" calcext:value-type="float">
            <text:p>1,7355</text:p>
          </table:table-cell>
          <table:table-cell office:value-type="float" office:value="0.0307" calcext:value-type="float">
            <text:p>0,0307</text:p>
          </table:table-cell>
          <table:table-cell office:value-type="float" office:value="56530" calcext:value-type="float">
            <text:p>56530</text:p>
          </table:table-cell>
          <table:table-cell office:value-type="string" calcext:value-type="string">
            <text:p>15 <text:s text:c="3"/>0,00000</text:p>
          </table:table-cell>
          <table:table-cell table:number-columns-repeated="3"/>
          <table:table-cell office:value-type="string" calcext:value-type="string">
            <text:p>Fundamental II</text:p>
          </table:table-cell>
          <table:table-cell table:style-name="ce3" office:value-type="float" office:value="0.17952" calcext:value-type="float">
            <text:p>0,1795</text:p>
          </table:table-cell>
          <table:table-cell table:style-name="ce3" office:value-type="float" office:value="0.00144" calcext:value-type="float">
            <text:p>0,0014</text:p>
          </table:table-cell>
          <table:table-cell table:style-name="ce3" office:value-type="float" office:value="0.09513" calcext:value-type="float">
            <text:p>0,0951</text:p>
          </table:table-cell>
          <table:table-cell table:style-name="ce3" office:value-type="float" office:value="0.00107" calcext:value-type="float">
            <text:p>0,0011</text:p>
          </table:table-cell>
          <table:table-cell table:style-name="ce3" office:value-type="float" office:value="0.07614" calcext:value-type="float">
            <text:p>0,0761</text:p>
          </table:table-cell>
          <table:table-cell table:style-name="ce3" office:value-type="float" office:value="0.00077" calcext:value-type="float">
            <text:p>0,0008</text:p>
          </table:table-cell>
        </table:table-row>
        <table:table-row table:style-name="ro2">
          <table:table-cell office:value-type="string" calcext:value-type="string">
            <text:p>xlpooled$tempoescola2</text:p>
          </table:table-cell>
          <table:table-cell office:value-type="float" office:value="0.04893" calcext:value-type="float">
            <text:p>0,04893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44810" calcext:value-type="float">
            <text:p>44810</text:p>
          </table:table-cell>
          <table:table-cell office:value-type="string" calcext:value-type="string">
            <text:p>09 <text:s text:c="3"/>0,00000</text:p>
          </table:table-cell>
          <table:table-cell table:number-columns-repeated="3"/>
          <table:table-cell office:value-type="string" calcext:value-type="string">
            <text:p>Médio Incompleto</text:p>
          </table:table-cell>
          <table:table-cell table:style-name="ce3" office:value-type="float" office:value="0.30201" calcext:value-type="float">
            <text:p>0,3020</text:p>
          </table:table-cell>
          <table:table-cell table:style-name="ce3" office:value-type="float" office:value="0.00225" calcext:value-type="float">
            <text:p>0,0023</text:p>
          </table:table-cell>
          <table:table-cell table:style-name="ce3" office:value-type="float" office:value="0.13467" calcext:value-type="float">
            <text:p>0,1347</text:p>
          </table:table-cell>
          <table:table-cell table:style-name="ce3" office:value-type="float" office:value="0.00121" calcext:value-type="float">
            <text:p>0,0012</text:p>
          </table:table-cell>
          <table:table-cell table:style-name="ce3" office:value-type="float" office:value="0.08734" calcext:value-type="float">
            <text:p>0,0873</text:p>
          </table:table-cell>
          <table:table-cell table:style-name="ce3" office:value-type="float" office:value="0.00082" calcext:value-type="float">
            <text:p>0,0008</text:p>
          </table:table-cell>
        </table:table-row>
        <table:table-row table:style-name="ro2">
          <table:table-cell office:value-type="string" calcext:value-type="string">
            <text:p>xlpooled$tempoescola3</text:p>
          </table:table-cell>
          <table:table-cell office:value-type="float" office:value="0.09513" calcext:value-type="float">
            <text:p>0,09513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88658" calcext:value-type="float">
            <text:p>88658</text:p>
          </table:table-cell>
          <table:table-cell office:value-type="string" calcext:value-type="string">
            <text:p>97 <text:s text:c="3"/>0,00000</text:p>
          </table:table-cell>
          <table:table-cell table:number-columns-repeated="3"/>
          <table:table-cell office:value-type="string" calcext:value-type="string">
            <text:p>Médio Completo</text:p>
          </table:table-cell>
          <table:table-cell table:style-name="ce3" office:value-type="float" office:value="0.48655" calcext:value-type="float">
            <text:p>0,4866</text:p>
          </table:table-cell>
          <table:table-cell table:style-name="ce3" office:value-type="float" office:value="0.00184" calcext:value-type="float">
            <text:p>0,0018</text:p>
          </table:table-cell>
          <table:table-cell table:style-name="ce3" office:value-type="float" office:value="0.21943" calcext:value-type="float">
            <text:p>0,2194</text:p>
          </table:table-cell>
          <table:table-cell table:style-name="ce3" office:value-type="float" office:value="0.00114" calcext:value-type="float">
            <text:p>0,0011</text:p>
          </table:table-cell>
          <table:table-cell table:style-name="ce3" office:value-type="float" office:value="0.17056" calcext:value-type="float">
            <text:p>0,1706</text:p>
          </table:table-cell>
          <table:table-cell table:style-name="ce3" office:value-type="float" office:value="0.00075" calcext:value-type="float">
            <text:p>0,0008</text:p>
          </table:table-cell>
        </table:table-row>
        <table:table-row table:style-name="ro2">
          <table:table-cell office:value-type="string" calcext:value-type="string">
            <text:p>xlpooled$tempoescola6</text:p>
          </table:table-cell>
          <table:table-cell office:value-type="float" office:value="0.13467" calcext:value-type="float">
            <text:p>0,13467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111591" calcext:value-type="float">
            <text:p>111591</text:p>
          </table:table-cell>
          <table:table-cell office:value-type="string" calcext:value-type="string">
            <text:p>42 <text:s text:c="3"/>0,00000</text:p>
          </table:table-cell>
          <table:table-cell table:number-columns-repeated="3"/>
          <table:table-cell office:value-type="string" calcext:value-type="string">
            <text:p>Superior Incompleto</text:p>
          </table:table-cell>
          <table:table-cell table:style-name="ce3" office:value-type="float" office:value="1.05317" calcext:value-type="float">
            <text:p>1,0532</text:p>
          </table:table-cell>
          <table:table-cell table:style-name="ce3" office:value-type="float" office:value="0.00642" calcext:value-type="float">
            <text:p>0,0064</text:p>
          </table:table-cell>
          <table:table-cell table:style-name="ce3" office:value-type="float" office:value="0.60369" calcext:value-type="float">
            <text:p>0,6037</text:p>
          </table:table-cell>
          <table:table-cell table:style-name="ce3" office:value-type="float" office:value="0.00425" calcext:value-type="float">
            <text:p>0,0043</text:p>
          </table:table-cell>
          <table:table-cell table:style-name="ce3" office:value-type="float" office:value="0.46781" calcext:value-type="float">
            <text:p>0,4678</text:p>
          </table:table-cell>
          <table:table-cell table:style-name="ce3" office:value-type="float" office:value="0.00271" calcext:value-type="float">
            <text:p>0,0027</text:p>
          </table:table-cell>
        </table:table-row>
        <table:table-row table:style-name="ro2">
          <table:table-cell office:value-type="string" calcext:value-type="string">
            <text:p>xlpooled$tempoescola7</text:p>
          </table:table-cell>
          <table:table-cell office:value-type="float" office:value="0.21943" calcext:value-type="float">
            <text:p>0,21943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192290" calcext:value-type="float">
            <text:p>192290</text:p>
          </table:table-cell>
          <table:table-cell office:value-type="string" calcext:value-type="string">
            <text:p>36 <text:s text:c="3"/>0,00000</text:p>
          </table:table-cell>
          <table:table-cell table:number-columns-repeated="3"/>
          <table:table-cell office:value-type="string" calcext:value-type="string">
            <text:p>Superior Completo</text:p>
          </table:table-cell>
          <table:table-cell table:style-name="ce3" office:value-type="float" office:value="1.5658" calcext:value-type="float">
            <text:p>1,5658</text:p>
          </table:table-cell>
          <table:table-cell table:style-name="ce3" office:value-type="float" office:value="0.00284" calcext:value-type="float">
            <text:p>0,0028</text:p>
          </table:table-cell>
          <table:table-cell table:style-name="ce3" office:value-type="float" office:value="1.04246" calcext:value-type="float">
            <text:p>1,0425</text:p>
          </table:table-cell>
          <table:table-cell table:style-name="ce3" office:value-type="float" office:value="0.00254" calcext:value-type="float">
            <text:p>0,0025</text:p>
          </table:table-cell>
          <table:table-cell table:style-name="ce3" office:value-type="float" office:value="0.96225" calcext:value-type="float">
            <text:p>0,9623</text:p>
          </table:table-cell>
          <table:table-cell table:style-name="ce3" office:value-type="float" office:value="0.00182" calcext:value-type="float">
            <text:p>0,0018</text:p>
          </table:table-cell>
        </table:table-row>
        <table:table-row table:style-name="ro2">
          <table:table-cell office:value-type="string" calcext:value-type="string">
            <text:p>xlpooled$tempoescola8</text:p>
          </table:table-cell>
          <table:table-cell office:value-type="float" office:value="0.60369" calcext:value-type="float">
            <text:p>0,60369</text:p>
          </table:table-cell>
          <table:table-cell office:value-type="float" office:value="0.00425" calcext:value-type="float">
            <text:p>0,00425</text:p>
          </table:table-cell>
          <table:table-cell office:value-type="float" office:value="142041" calcext:value-type="float">
            <text:p>142041</text:p>
          </table:table-cell>
          <table:table-cell office:value-type="string" calcext:value-type="string">
            <text:p>49 <text:s text:c="3"/>0,00000</text:p>
          </table:table-cell>
          <table:table-cell table:number-columns-repeated="3"/>
          <table:table-cell office:value-type="string" calcext:value-type="string">
            <text:p>Pós-Graduaçã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.7355" calcext:value-type="float">
            <text:p>1,7355</text:p>
          </table:table-cell>
          <table:table-cell table:style-name="ce3" office:value-type="float" office:value="0.0307" calcext:value-type="float">
            <text:p>0,0307</text:p>
          </table:table-cell>
          <table:table-cell table:style-name="ce3" office:value-type="float" office:value="1.46444" calcext:value-type="float">
            <text:p>1,4644</text:p>
          </table:table-cell>
          <table:table-cell table:style-name="ce3" office:value-type="float" office:value="0.00106" calcext:value-type="float">
            <text:p>0,0011</text:p>
          </table:table-cell>
        </table:table-row>
        <table:table-row table:style-name="ro2">
          <table:table-cell office:value-type="string" calcext:value-type="string">
            <text:p>xlpooled$tempoescola9</text:p>
          </table:table-cell>
          <table:table-cell office:value-type="float" office:value="1.04246" calcext:value-type="float">
            <text:p>1,04246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410958" calcext:value-type="float">
            <text:p>410958</text:p>
          </table:table-cell>
          <table:table-cell office:value-type="string" calcext:value-type="string">
            <text:p>65 <text:s text:c="3"/>0,00000</text:p>
          </table:table-cell>
          <table:table-cell table:number-columns-repeated="3"/>
          <table:table-cell office:value-type="string" calcext:value-type="string">
            <text:p>Mesorregião</text:p>
          </table:table-cell>
          <table:table-cell table:style-name="ce3" table:number-columns-repeated="6"/>
        </table:table-row>
        <table:table-row table:style-name="ro2">
          <table:table-cell office:value-type="string" calcext:value-type="string">
            <text:p>xlpooled$Sexo,Trabalhador1</text:p>
          </table:table-cell>
          <table:table-cell office:value-type="float" office:value="0.14503" calcext:value-type="float">
            <text:p>0,14503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265206" calcext:value-type="float">
            <text:p>265206</text:p>
          </table:table-cell>
          <table:table-cell office:value-type="string" calcext:value-type="string">
            <text:p>74 <text:s text:c="3"/>0,00000</text:p>
          </table:table-cell>
          <table:table-cell table:number-columns-repeated="3"/>
          <table:table-cell office:value-type="string" calcext:value-type="string">
            <text:p>Jaguaribe</text:p>
          </table:table-cell>
          <table:table-cell table:style-name="ce3" office:value-type="float" office:value="-0.29164" calcext:value-type="float">
            <text:p>-0,2916</text:p>
          </table:table-cell>
          <table:table-cell table:style-name="ce3" office:value-type="float" office:value="0.00231" calcext:value-type="float">
            <text:p>0,0023</text:p>
          </table:table-cell>
          <table:table-cell table:style-name="ce3" office:value-type="float" office:value="-0.12722" calcext:value-type="float">
            <text:p>-0,1272</text:p>
          </table:table-cell>
          <table:table-cell table:style-name="ce3" office:value-type="float" office:value="0.00082" calcext:value-type="float">
            <text:p>0,0008</text:p>
          </table:table-cell>
          <table:table-cell table:style-name="ce3" office:value-type="float" office:value="-0.10381" calcext:value-type="float">
            <text:p>-0,1038</text:p>
          </table:table-cell>
          <table:table-cell table:style-name="ce3" office:value-type="float" office:value="0.00083" calcext:value-type="float">
            <text:p>0,0008</text:p>
          </table:table-cell>
        </table:table-row>
        <table:table-row table:style-name="ro2">
          <table:table-cell office:value-type="string" calcext:value-type="string">
            <text:p>xlpooled$codmeso1</text:p>
          </table:table-cell>
          <table:table-cell office:value-type="float" office:value="-0.20894" calcext:value-type="float">
            <text:p>-0,20894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-193239" calcext:value-type="float">
            <text:p>-193239</text:p>
          </table:table-cell>
          <table:table-cell office:value-type="string" calcext:value-type="string">
            <text:p>83 <text:s text:c="3"/>0,00000</text:p>
          </table:table-cell>
          <table:table-cell table:number-columns-repeated="3"/>
          <table:table-cell office:value-type="string" calcext:value-type="string">
            <text:p>Norte Cearense</text:p>
          </table:table-cell>
          <table:table-cell table:style-name="ce3" office:value-type="float" office:value="-0.28721" calcext:value-type="float">
            <text:p>-0,2872</text:p>
          </table:table-cell>
          <table:table-cell table:style-name="ce3" office:value-type="float" office:value="0.00182" calcext:value-type="float">
            <text:p>0,0018</text:p>
          </table:table-cell>
          <table:table-cell table:style-name="ce3" office:value-type="float" office:value="-0.15216" calcext:value-type="float">
            <text:p>-0,1522</text:p>
          </table:table-cell>
          <table:table-cell table:style-name="ce3" office:value-type="float" office:value="0.00083" calcext:value-type="float">
            <text:p>0,0008</text:p>
          </table:table-cell>
          <table:table-cell table:style-name="ce3" office:value-type="float" office:value="-0.11631" calcext:value-type="float">
            <text:p>-0,1163</text:p>
          </table:table-cell>
          <table:table-cell table:style-name="ce3" office:value-type="float" office:value="0.0006" calcext:value-type="float">
            <text:p>0,0006</text:p>
          </table:table-cell>
        </table:table-row>
        <table:table-row table:style-name="ro2">
          <table:table-cell office:value-type="string" calcext:value-type="string">
            <text:p>xlpooled$codmeso2</text:p>
          </table:table-cell>
          <table:table-cell office:value-type="float" office:value="-0.12722" calcext:value-type="float">
            <text:p>-0,12722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-155449" calcext:value-type="float">
            <text:p>-155449</text:p>
          </table:table-cell>
          <table:table-cell office:value-type="string" calcext:value-type="string">
            <text:p>40 <text:s text:c="3"/>0,00000</text:p>
          </table:table-cell>
          <table:table-cell table:number-columns-repeated="3"/>
          <table:table-cell office:value-type="string" calcext:value-type="string">
            <text:p>Noroeste Cearense</text:p>
          </table:table-cell>
          <table:table-cell table:style-name="ce3" office:value-type="float" office:value="-0.31746" calcext:value-type="float">
            <text:p>-0,3175</text:p>
          </table:table-cell>
          <table:table-cell table:style-name="ce3" office:value-type="float" office:value="0.00208" calcext:value-type="float">
            <text:p>0,0021</text:p>
          </table:table-cell>
          <table:table-cell table:style-name="ce3" office:value-type="float" office:value="-0.14755" calcext:value-type="float">
            <text:p>-0,1476</text:p>
          </table:table-cell>
          <table:table-cell table:style-name="ce3" office:value-type="float" office:value="0.00074" calcext:value-type="float">
            <text:p>0,0007</text:p>
          </table:table-cell>
          <table:table-cell table:style-name="ce3" office:value-type="float" office:value="-0.14446" calcext:value-type="float">
            <text:p>-0,1445</text:p>
          </table:table-cell>
          <table:table-cell table:style-name="ce3" office:value-type="float" office:value="0.00058" calcext:value-type="float">
            <text:p>0,0006</text:p>
          </table:table-cell>
        </table:table-row>
        <table:table-row table:style-name="ro2">
          <table:table-cell office:value-type="string" calcext:value-type="string">
            <text:p>xlpooled$codmeso3</text:p>
          </table:table-cell>
          <table:table-cell office:value-type="float" office:value="-0.14755" calcext:value-type="float">
            <text:p>-0,14755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-198782" calcext:value-type="float">
            <text:p>-198782</text:p>
          </table:table-cell>
          <table:table-cell office:value-type="string" calcext:value-type="string">
            <text:p>27 <text:s text:c="3"/>0,00000</text:p>
          </table:table-cell>
          <table:table-cell table:number-columns-repeated="3"/>
          <table:table-cell office:value-type="string" calcext:value-type="string">
            <text:p>Sul Cearense</text:p>
          </table:table-cell>
          <table:table-cell table:style-name="ce3" office:value-type="float" office:value="-0.35821" calcext:value-type="float">
            <text:p>-0,3582</text:p>
          </table:table-cell>
          <table:table-cell table:style-name="ce3" office:value-type="float" office:value="0.00134" calcext:value-type="float">
            <text:p>0,0013</text:p>
          </table:table-cell>
          <table:table-cell table:style-name="ce3" office:value-type="float" office:value="-0.16293" calcext:value-type="float">
            <text:p>-0,1629</text:p>
          </table:table-cell>
          <table:table-cell table:style-name="ce3" office:value-type="float" office:value="0.00064" calcext:value-type="float">
            <text:p>0,0006</text:p>
          </table:table-cell>
          <table:table-cell table:style-name="ce3" office:value-type="float" office:value="-0.13481" calcext:value-type="float">
            <text:p>-0,1348</text:p>
          </table:table-cell>
          <table:table-cell table:style-name="ce3" office:value-type="float" office:value="0.00056" calcext:value-type="float">
            <text:p>0,0006</text:p>
          </table:table-cell>
        </table:table-row>
        <table:table-row table:style-name="ro2">
          <table:table-cell office:value-type="string" calcext:value-type="string">
            <text:p>xlpooled$codmeso4</text:p>
          </table:table-cell>
          <table:table-cell office:value-type="float" office:value="-0.15216" calcext:value-type="float">
            <text:p>-0,15216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-183528" calcext:value-type="float">
            <text:p>-183528</text:p>
          </table:table-cell>
          <table:table-cell office:value-type="string" calcext:value-type="string">
            <text:p>09 <text:s text:c="3"/>0,00000</text:p>
          </table:table-cell>
          <table:table-cell table:number-columns-repeated="3"/>
          <table:table-cell office:value-type="string" calcext:value-type="string">
            <text:p>Sertões Cearenses</text:p>
          </table:table-cell>
          <table:table-cell table:style-name="ce3" office:value-type="float" office:value="-0.4605" calcext:value-type="float">
            <text:p>-0,4605</text:p>
          </table:table-cell>
          <table:table-cell table:style-name="ce3" office:value-type="float" office:value="0.00199" calcext:value-type="float">
            <text:p>0,0020</text:p>
          </table:table-cell>
          <table:table-cell table:style-name="ce3" office:value-type="float" office:value="-0.19456" calcext:value-type="float">
            <text:p>-0,1946</text:p>
          </table:table-cell>
          <table:table-cell table:style-name="ce3" office:value-type="float" office:value="0.00091" calcext:value-type="float">
            <text:p>0,0009</text:p>
          </table:table-cell>
          <table:table-cell table:style-name="ce3" office:value-type="float" office:value="-0.16533" calcext:value-type="float">
            <text:p>-0,1653</text:p>
          </table:table-cell>
          <table:table-cell table:style-name="ce3" office:value-type="float" office:value="0.00068" calcext:value-type="float">
            <text:p>0,0007</text:p>
          </table:table-cell>
        </table:table-row>
        <table:table-row table:style-name="ro2">
          <table:table-cell office:value-type="string" calcext:value-type="string">
            <text:p>xlpooled$codmeso5</text:p>
          </table:table-cell>
          <table:table-cell office:value-type="float" office:value="-0.16293" calcext:value-type="float">
            <text:p>-0,16293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-255263" calcext:value-type="float">
            <text:p>-255263</text:p>
          </table:table-cell>
          <table:table-cell office:value-type="string" calcext:value-type="string">
            <text:p>12 <text:s text:c="3"/>0,00000</text:p>
          </table:table-cell>
          <table:table-cell table:number-columns-repeated="3"/>
          <table:table-cell office:value-type="string" calcext:value-type="string">
            <text:p>Centro-sul Cearense</text:p>
          </table:table-cell>
          <table:table-cell table:style-name="ce3" office:value-type="float" office:value="-0.35457" calcext:value-type="float">
            <text:p>-0,3546</text:p>
          </table:table-cell>
          <table:table-cell table:style-name="ce3" office:value-type="float" office:value="0.00323" calcext:value-type="float">
            <text:p>0,0032</text:p>
          </table:table-cell>
          <table:table-cell table:style-name="ce3" office:value-type="float" office:value="-0.20894" calcext:value-type="float">
            <text:p>-0,2089</text:p>
          </table:table-cell>
          <table:table-cell table:style-name="ce3" office:value-type="float" office:value="0.00108" calcext:value-type="float">
            <text:p>0,0011</text:p>
          </table:table-cell>
          <table:table-cell table:style-name="ce3" office:value-type="float" office:value="-0.1761" calcext:value-type="float">
            <text:p>-0,1761</text:p>
          </table:table-cell>
          <table:table-cell table:style-name="ce3" office:value-type="float" office:value="0.00069" calcext:value-type="float">
            <text:p>0,0007</text:p>
          </table:table-cell>
        </table:table-row>
        <table:table-row table:style-name="ro2">
          <table:table-cell office:value-type="string" calcext:value-type="string">
            <text:p>xlpooled$codmeso6</text:p>
          </table:table-cell>
          <table:table-cell office:value-type="float" office:value="-0.19456" calcext:value-type="float">
            <text:p>-0,19456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-213920" calcext:value-type="float">
            <text:p>-213920</text:p>
          </table:table-cell>
          <table:table-cell office:value-type="string" calcext:value-type="string">
            <text:p>41 <text:s text:c="3"/>0,000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9"/>
          <table:table-cell table:style-name="ce2" office:value-type="string" calcext:value-type="string">
            <text:p>lpooled,codmeso1</text:p>
          </table:table-cell>
          <table:table-cell/>
          <table:table-cell office:value-type="string" calcext:value-type="string">
            <text:p>Centro-sul Cearense</text:p>
          </table:table-cell>
          <table:table-cell table:number-columns-repeated="2"/>
        </table:table-row>
        <table:table-row table:style-name="ro2">
          <table:table-cell table:style-name="Default" office:value-type="float" office:value="2014" calcext:value-type="float">
            <text:p>2014</text:p>
          </table:table-cell>
          <table:table-cell table:number-columns-repeated="9"/>
          <table:table-cell table:style-name="ce2" office:value-type="string" calcext:value-type="string">
            <text:p>lpooled,codmeso2</text:p>
          </table:table-cell>
          <table:table-cell/>
          <table:table-cell office:value-type="string" calcext:value-type="string">
            <text:p>Jaguaribe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9"/>
          <table:table-cell table:style-name="ce2" office:value-type="string" calcext:value-type="string">
            <text:p>lpooled,codmeso3</text:p>
          </table:table-cell>
          <table:table-cell/>
          <table:table-cell office:value-type="string" calcext:value-type="string">
            <text:p>Noroeste Cear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6.38926" calcext:value-type="float">
            <text:p>6,38926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575941" calcext:value-type="float">
            <text:p>2575941</text:p>
          </table:table-cell>
          <table:table-cell office:value-type="string" calcext:value-type="string">
            <text:p>21 <text:s text:c="3"/>0,00000</text:p>
          </table:table-cell>
          <table:table-cell table:number-columns-repeated="5"/>
          <table:table-cell table:style-name="ce2" office:value-type="string" calcext:value-type="string">
            <text:p>lpooled,codmeso4</text:p>
          </table:table-cell>
          <table:table-cell/>
          <table:table-cell office:value-type="string" calcext:value-type="string">
            <text:p>Norte Cear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Idade</text:p>
          </table:table-cell>
          <table:table-cell office:value-type="float" office:value="0.01487" calcext:value-type="float">
            <text:p>0,0148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101290" calcext:value-type="float">
            <text:p>101290</text:p>
          </table:table-cell>
          <table:table-cell office:value-type="string" calcext:value-type="string">
            <text:p>61 <text:s text:c="3"/>0,00000</text:p>
          </table:table-cell>
          <table:table-cell table:number-columns-repeated="5"/>
          <table:table-cell table:style-name="ce2" office:value-type="string" calcext:value-type="string">
            <text:p>lpooled,codmeso5</text:p>
          </table:table-cell>
          <table:table-cell/>
          <table:table-cell office:value-type="string" calcext:value-type="string">
            <text:p>Sul Cear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qdidade</text:p>
          </table:table-cell>
          <table:table-cell office:value-type="float" office:value="-0.00014" calcext:value-type="float">
            <text:p>-0,00014</text:p>
          </table:table-cell>
          <table:table-cell office:value-type="float" office:value="0" calcext:value-type="float">
            <text:p>0</text:p>
          </table:table-cell>
          <table:table-cell office:value-type="float" office:value="-64931" calcext:value-type="float">
            <text:p>-64931</text:p>
          </table:table-cell>
          <table:table-cell office:value-type="string" calcext:value-type="string">
            <text:p>99 <text:s text:c="3"/>0,00000</text:p>
          </table:table-cell>
          <table:table-cell table:number-columns-repeated="5"/>
          <table:table-cell table:style-name="ce2" office:value-type="string" calcext:value-type="string">
            <text:p>lpooled,codmeso6</text:p>
          </table:table-cell>
          <table:table-cell/>
          <table:table-cell office:value-type="string" calcext:value-type="string">
            <text:p>Sertões Cearen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pooled$tempoemprego2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94286" calcext:value-type="float">
            <text:p>94286</text:p>
          </table:table-cell>
          <table:table-cell office:value-type="string" calcext:value-type="string">
            <text:p>30 <text:s text:c="3"/>0,0000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xlpooled$tempoemprego6</text:p>
          </table:table-cell>
          <table:table-cell office:value-type="float" office:value="0.08995" calcext:value-type="float">
            <text:p>0,08995</text:p>
          </table:table-cell>
          <table:table-cell office:value-type="float" office:value="0.0009" calcext:value-type="float">
            <text:p>0,0009</text:p>
          </table:table-cell>
          <table:table-cell office:value-type="float" office:value="99424" calcext:value-type="float">
            <text:p>99424</text:p>
          </table:table-cell>
          <table:table-cell office:value-type="string" calcext:value-type="string">
            <text:p>30 <text:s text:c="3"/>0,0000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xlpooled$tempoemprego7</text:p>
          </table:table-cell>
          <table:table-cell office:value-type="float" office:value="0.12244" calcext:value-type="float">
            <text:p>0,12244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110440" calcext:value-type="float">
            <text:p>110440</text:p>
          </table:table-cell>
          <table:table-cell office:value-type="string" calcext:value-type="string">
            <text:p>33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mprego8</text:p>
          </table:table-cell>
          <table:table-cell office:value-type="float" office:value="0.33272" calcext:value-type="float">
            <text:p>0,33272</text:p>
          </table:table-cell>
          <table:table-cell office:value-type="float" office:value="0.00152" calcext:value-type="float">
            <text:p>0,00152</text:p>
          </table:table-cell>
          <table:table-cell office:value-type="float" office:value="218276" calcext:value-type="float">
            <text:p>218276</text:p>
          </table:table-cell>
          <table:table-cell office:value-type="string" calcext:value-type="string">
            <text:p>11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10</text:p>
          </table:table-cell>
          <table:table-cell office:value-type="float" office:value="1.46444" calcext:value-type="float">
            <text:p>1,46444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1382076" calcext:value-type="float">
            <text:p>1382076</text:p>
          </table:table-cell>
          <table:table-cell office:value-type="string" calcext:value-type="string">
            <text:p>15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2</text:p>
          </table:table-cell>
          <table:table-cell office:value-type="float" office:value="0.06073" calcext:value-type="float">
            <text:p>0,06073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53234" calcext:value-type="float">
            <text:p>53234</text:p>
          </table:table-cell>
          <table:table-cell office:value-type="string" calcext:value-type="string">
            <text:p>38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3</text:p>
          </table:table-cell>
          <table:table-cell office:value-type="float" office:value="0.07614" calcext:value-type="float">
            <text:p>0,07614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99423" calcext:value-type="float">
            <text:p>99423</text:p>
          </table:table-cell>
          <table:table-cell office:value-type="string" calcext:value-type="string">
            <text:p>01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6</text:p>
          </table:table-cell>
          <table:table-cell office:value-type="float" office:value="0.08734" calcext:value-type="float">
            <text:p>0,08734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106130" calcext:value-type="float">
            <text:p>106130</text:p>
          </table:table-cell>
          <table:table-cell office:value-type="string" calcext:value-type="string">
            <text:p>69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7</text:p>
          </table:table-cell>
          <table:table-cell office:value-type="float" office:value="0.17056" calcext:value-type="float">
            <text:p>0,17056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227407" calcext:value-type="float">
            <text:p>227407</text:p>
          </table:table-cell>
          <table:table-cell office:value-type="string" calcext:value-type="string">
            <text:p>45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8</text:p>
          </table:table-cell>
          <table:table-cell office:value-type="float" office:value="0.46781" calcext:value-type="float">
            <text:p>0,46781</text:p>
          </table:table-cell>
          <table:table-cell office:value-type="float" office:value="0.00271" calcext:value-type="float">
            <text:p>0,00271</text:p>
          </table:table-cell>
          <table:table-cell office:value-type="float" office:value="172906" calcext:value-type="float">
            <text:p>172906</text:p>
          </table:table-cell>
          <table:table-cell office:value-type="string" calcext:value-type="string">
            <text:p>37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tempoescola9</text:p>
          </table:table-cell>
          <table:table-cell office:value-type="float" office:value="0.96225" calcext:value-type="float">
            <text:p>0,96225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528081" calcext:value-type="float">
            <text:p>528081</text:p>
          </table:table-cell>
          <table:table-cell office:value-type="string" calcext:value-type="string">
            <text:p>29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Sexo,Trabalhador1</text:p>
          </table:table-cell>
          <table:table-cell office:value-type="float" office:value="0.14513" calcext:value-type="float">
            <text:p>0,14513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308649" calcext:value-type="float">
            <text:p>308649</text:p>
          </table:table-cell>
          <table:table-cell office:value-type="string" calcext:value-type="string">
            <text:p>67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codmeso1</text:p>
          </table:table-cell>
          <table:table-cell office:value-type="float" office:value="-0.1761" calcext:value-type="float">
            <text:p>-0,1761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-256883" calcext:value-type="float">
            <text:p>-256883</text:p>
          </table:table-cell>
          <table:table-cell office:value-type="string" calcext:value-type="string">
            <text:p>80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codmeso2</text:p>
          </table:table-cell>
          <table:table-cell office:value-type="float" office:value="-0.10381" calcext:value-type="float">
            <text:p>-0,10381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-124377" calcext:value-type="float">
            <text:p>-124377</text:p>
          </table:table-cell>
          <table:table-cell office:value-type="string" calcext:value-type="string">
            <text:p>07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codmeso3</text:p>
          </table:table-cell>
          <table:table-cell office:value-type="float" office:value="-0.14446" calcext:value-type="float">
            <text:p>-0,14446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-249221" calcext:value-type="float">
            <text:p>-249221</text:p>
          </table:table-cell>
          <table:table-cell office:value-type="string" calcext:value-type="string">
            <text:p>52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codmeso4</text:p>
          </table:table-cell>
          <table:table-cell office:value-type="float" office:value="-0.11631" calcext:value-type="float">
            <text:p>-0,11631</text:p>
          </table:table-cell>
          <table:table-cell office:value-type="float" office:value="0.0006" calcext:value-type="float">
            <text:p>0,0006</text:p>
          </table:table-cell>
          <table:table-cell office:value-type="float" office:value="-194758" calcext:value-type="float">
            <text:p>-194758</text:p>
          </table:table-cell>
          <table:table-cell office:value-type="string" calcext:value-type="string">
            <text:p>32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codmeso5</text:p>
          </table:table-cell>
          <table:table-cell office:value-type="float" office:value="-0.13481" calcext:value-type="float">
            <text:p>-0,13481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-242796" calcext:value-type="float">
            <text:p>-242796</text:p>
          </table:table-cell>
          <table:table-cell office:value-type="string" calcext:value-type="string">
            <text:p>99 <text:s text:c="3"/>0,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lpooled$codmeso6</text:p>
          </table:table-cell>
          <table:table-cell office:value-type="float" office:value="-0.16533" calcext:value-type="float">
            <text:p>-0,16533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-242615" calcext:value-type="float">
            <text:p>-242615</text:p>
          </table:table-cell>
          <table:table-cell office:value-type="string" calcext:value-type="string">
            <text:p>24 <text:s text:c="3"/>0,00000</text:p>
          </table:table-cell>
          <table:table-cell table:number-columns-repeated="10"/>
        </table:table-row>
      </table:table>
      <table:table table:name="Q75" table:style-name="ta1">
        <table:table-column table:style-name="co10" table:default-cell-style-name="ce2"/>
        <table:table-column table:style-name="co2" table:number-columns-repeated="15" table:default-cell-style-name="Default"/>
        <table:table-row table:style-name="ro3">
          <table:table-cell table:style-name="Default" office:value-type="float" office:value="2000" calcext:value-type="float">
            <text:p>2000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15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5.15564" calcext:value-type="float">
            <text:p>5,15564</text:p>
          </table:table-cell>
          <table:table-cell office:value-type="float" office:value="0.00885" calcext:value-type="float">
            <text:p>0,00885</text:p>
          </table:table-cell>
          <table:table-cell office:value-type="float" office:value="582560" calcext:value-type="float">
            <text:p>582560</text:p>
          </table:table-cell>
          <table:table-cell office:value-type="string" calcext:value-type="string">
            <text:p>53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Idade</text:p>
          </table:table-cell>
          <table:table-cell office:value-type="float" office:value="0.05231" calcext:value-type="float">
            <text:p>0,05231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125146" calcext:value-type="float">
            <text:p>125146</text:p>
          </table:table-cell>
          <table:table-cell office:value-type="string" calcext:value-type="string">
            <text:p>09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qdidade</text:p>
          </table:table-cell>
          <table:table-cell office:value-type="float" office:value="-0.00058" calcext:value-type="float">
            <text:p>-0,00058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-104288" calcext:value-type="float">
            <text:p>-104288</text:p>
          </table:table-cell>
          <table:table-cell office:value-type="string" calcext:value-type="string">
            <text:p>56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mprego2</text:p>
          </table:table-cell>
          <table:table-cell office:value-type="float" office:value="0.05709" calcext:value-type="float">
            <text:p>0,05709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30252" calcext:value-type="float">
            <text:p>30252</text:p>
          </table:table-cell>
          <table:table-cell office:value-type="string" calcext:value-type="string">
            <text:p>54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mprego6</text:p>
          </table:table-cell>
          <table:table-cell office:value-type="float" office:value="0.15847" calcext:value-type="float">
            <text:p>0,15847</text:p>
          </table:table-cell>
          <table:table-cell office:value-type="float" office:value="0.00288" calcext:value-type="float">
            <text:p>0,00288</text:p>
          </table:table-cell>
          <table:table-cell office:value-type="float" office:value="54957" calcext:value-type="float">
            <text:p>54957</text:p>
          </table:table-cell>
          <table:table-cell office:value-type="string" calcext:value-type="string">
            <text:p>50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mprego7</text:p>
          </table:table-cell>
          <table:table-cell office:value-type="float" office:value="0.3561" calcext:value-type="float">
            <text:p>0,3561</text:p>
          </table:table-cell>
          <table:table-cell office:value-type="float" office:value="0.00373" calcext:value-type="float">
            <text:p>0,00373</text:p>
          </table:table-cell>
          <table:table-cell office:value-type="float" office:value="95527" calcext:value-type="float">
            <text:p>95527</text:p>
          </table:table-cell>
          <table:table-cell office:value-type="string" calcext:value-type="string">
            <text:p>46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mprego8</text:p>
          </table:table-cell>
          <table:table-cell office:value-type="float" office:value="0.52954" calcext:value-type="float">
            <text:p>0,52954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185873" calcext:value-type="float">
            <text:p>185873</text:p>
          </table:table-cell>
          <table:table-cell office:value-type="string" calcext:value-type="string">
            <text:p>28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2</text:p>
          </table:table-cell>
          <table:table-cell office:value-type="float" office:value="0.1296" calcext:value-type="float">
            <text:p>0,1296</text:p>
          </table:table-cell>
          <table:table-cell office:value-type="float" office:value="0.00485" calcext:value-type="float">
            <text:p>0,00485</text:p>
          </table:table-cell>
          <table:table-cell office:value-type="float" office:value="26734" calcext:value-type="float">
            <text:p>26734</text:p>
          </table:table-cell>
          <table:table-cell office:value-type="string" calcext:value-type="string">
            <text:p>24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3</text:p>
          </table:table-cell>
          <table:table-cell office:value-type="float" office:value="0.26728" calcext:value-type="float">
            <text:p>0,26728</text:p>
          </table:table-cell>
          <table:table-cell office:value-type="float" office:value="0.00489" calcext:value-type="float">
            <text:p>0,00489</text:p>
          </table:table-cell>
          <table:table-cell office:value-type="float" office:value="54674" calcext:value-type="float">
            <text:p>54674</text:p>
          </table:table-cell>
          <table:table-cell office:value-type="string" calcext:value-type="string">
            <text:p>67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6</text:p>
          </table:table-cell>
          <table:table-cell office:value-type="float" office:value="0.42922" calcext:value-type="float">
            <text:p>0,42922</text:p>
          </table:table-cell>
          <table:table-cell office:value-type="float" office:value="0.00535" calcext:value-type="float">
            <text:p>0,00535</text:p>
          </table:table-cell>
          <table:table-cell office:value-type="float" office:value="80258" calcext:value-type="float">
            <text:p>80258</text:p>
          </table:table-cell>
          <table:table-cell office:value-type="string" calcext:value-type="string">
            <text:p>23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7</text:p>
          </table:table-cell>
          <table:table-cell office:value-type="float" office:value="0.68896" calcext:value-type="float">
            <text:p>0,68896</text:p>
          </table:table-cell>
          <table:table-cell office:value-type="float" office:value="0.00511" calcext:value-type="float">
            <text:p>0,00511</text:p>
          </table:table-cell>
          <table:table-cell office:value-type="float" office:value="134795" calcext:value-type="float">
            <text:p>134795</text:p>
          </table:table-cell>
          <table:table-cell office:value-type="string" calcext:value-type="string">
            <text:p>85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8</text:p>
          </table:table-cell>
          <table:table-cell office:value-type="float" office:value="1.43602" calcext:value-type="float">
            <text:p>1,43602</text:p>
          </table:table-cell>
          <table:table-cell office:value-type="float" office:value="0.00884" calcext:value-type="float">
            <text:p>0,00884</text:p>
          </table:table-cell>
          <table:table-cell office:value-type="float" office:value="162474" calcext:value-type="float">
            <text:p>162474</text:p>
          </table:table-cell>
          <table:table-cell office:value-type="string" calcext:value-type="string">
            <text:p>91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9</text:p>
          </table:table-cell>
          <table:table-cell office:value-type="float" office:value="1.74337" calcext:value-type="float">
            <text:p>1,74337</text:p>
          </table:table-cell>
          <table:table-cell office:value-type="float" office:value="0.00627" calcext:value-type="float">
            <text:p>0,00627</text:p>
          </table:table-cell>
          <table:table-cell office:value-type="float" office:value="278057" calcext:value-type="float">
            <text:p>278057</text:p>
          </table:table-cell>
          <table:table-cell office:value-type="string" calcext:value-type="string">
            <text:p>06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Sexo,Trabalhador1</text:p>
          </table:table-cell>
          <table:table-cell office:value-type="float" office:value="0.44816" calcext:value-type="float">
            <text:p>0,44816</text:p>
          </table:table-cell>
          <table:table-cell office:value-type="float" office:value="0.00162" calcext:value-type="float">
            <text:p>0,00162</text:p>
          </table:table-cell>
          <table:table-cell office:value-type="float" office:value="276014" calcext:value-type="float">
            <text:p>276014</text:p>
          </table:table-cell>
          <table:table-cell office:value-type="string" calcext:value-type="string">
            <text:p>44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1</text:p>
          </table:table-cell>
          <table:table-cell office:value-type="float" office:value="-0.35956" calcext:value-type="float">
            <text:p>-0,35956</text:p>
          </table:table-cell>
          <table:table-cell office:value-type="float" office:value="0.00592" calcext:value-type="float">
            <text:p>0,00592</text:p>
          </table:table-cell>
          <table:table-cell office:value-type="float" office:value="-60698" calcext:value-type="float">
            <text:p>-60698</text:p>
          </table:table-cell>
          <table:table-cell office:value-type="string" calcext:value-type="string">
            <text:p>88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2</text:p>
          </table:table-cell>
          <table:table-cell office:value-type="float" office:value="-0.27794" calcext:value-type="float">
            <text:p>-0,27794</text:p>
          </table:table-cell>
          <table:table-cell office:value-type="float" office:value="0.00422" calcext:value-type="float">
            <text:p>0,00422</text:p>
          </table:table-cell>
          <table:table-cell office:value-type="float" office:value="-65887" calcext:value-type="float">
            <text:p>-65887</text:p>
          </table:table-cell>
          <table:table-cell office:value-type="string" calcext:value-type="string">
            <text:p>00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3</text:p>
          </table:table-cell>
          <table:table-cell office:value-type="float" office:value="-0.29667" calcext:value-type="float">
            <text:p>-0,29667</text:p>
          </table:table-cell>
          <table:table-cell office:value-type="float" office:value="0.00361" calcext:value-type="float">
            <text:p>0,00361</text:p>
          </table:table-cell>
          <table:table-cell office:value-type="float" office:value="-82075" calcext:value-type="float">
            <text:p>-82075</text:p>
          </table:table-cell>
          <table:table-cell office:value-type="string" calcext:value-type="string">
            <text:p>36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4</text:p>
          </table:table-cell>
          <table:table-cell office:value-type="float" office:value="-0.30486" calcext:value-type="float">
            <text:p>-0,30486</text:p>
          </table:table-cell>
          <table:table-cell office:value-type="float" office:value="0.00366" calcext:value-type="float">
            <text:p>0,00366</text:p>
          </table:table-cell>
          <table:table-cell office:value-type="float" office:value="-83340" calcext:value-type="float">
            <text:p>-83340</text:p>
          </table:table-cell>
          <table:table-cell office:value-type="string" calcext:value-type="string">
            <text:p>94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5</text:p>
          </table:table-cell>
          <table:table-cell office:value-type="float" office:value="-0.39511" calcext:value-type="float">
            <text:p>-0,39511</text:p>
          </table:table-cell>
          <table:table-cell office:value-type="float" office:value="0.00307" calcext:value-type="float">
            <text:p>0,00307</text:p>
          </table:table-cell>
          <table:table-cell office:value-type="float" office:value="-128624" calcext:value-type="float">
            <text:p>-128624</text:p>
          </table:table-cell>
          <table:table-cell office:value-type="string" calcext:value-type="string">
            <text:p>57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6</text:p>
          </table:table-cell>
          <table:table-cell office:value-type="float" office:value="-0.48194" calcext:value-type="float">
            <text:p>-0,48194</text:p>
          </table:table-cell>
          <table:table-cell office:value-type="float" office:value="0.00484" calcext:value-type="float">
            <text:p>0,00484</text:p>
          </table:table-cell>
          <table:table-cell office:value-type="float" office:value="-99568" calcext:value-type="float">
            <text:p>-99568</text:p>
          </table:table-cell>
          <table:table-cell office:value-type="string" calcext:value-type="string">
            <text:p>90 <text:s text:c="3"/>0,00000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4" calcext:value-type="float">
            <text:p>2014</text:p>
          </table:table-cell>
          <table:table-cell/>
        </table:table-row>
        <table:table-row table:style-name="ro3">
          <table:table-cell table:style-name="Default"/>
          <table:table-cell table:number-columns-repeated="9"/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oeficientes</text:p>
          </table:table-cell>
          <table:table-cell office:value-type="string" calcext:value-type="string">
            <text:p>EP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Intercepto</text:p>
          </table:table-cell>
          <table:table-cell table:style-name="ce3" office:value-type="float" office:value="5.15564" calcext:value-type="float">
            <text:p>5,1556</text:p>
          </table:table-cell>
          <table:table-cell table:style-name="ce3" office:value-type="float" office:value="0.00885" calcext:value-type="float">
            <text:p>0,0089</text:p>
          </table:table-cell>
          <table:table-cell table:style-name="ce3" office:value-type="float" office:value="5.85284" calcext:value-type="float">
            <text:p>5,8528</text:p>
          </table:table-cell>
          <table:table-cell table:style-name="ce3" office:value-type="float" office:value="0.00604" calcext:value-type="float">
            <text:p>0,0060</text:p>
          </table:table-cell>
          <table:table-cell table:style-name="ce3" office:value-type="float" office:value="6.25275" calcext:value-type="float">
            <text:p>6,2528</text:p>
          </table:table-cell>
          <table:table-cell table:style-name="ce3" office:value-type="float" office:value="0.0062" calcext:value-type="float">
            <text:p>0,0062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Idade</text:p>
          </table:table-cell>
          <table:table-cell table:style-name="ce3" office:value-type="float" office:value="0.05231" calcext:value-type="float">
            <text:p>0,0523</text:p>
          </table:table-cell>
          <table:table-cell table:style-name="ce3" office:value-type="float" office:value="0.00042" calcext:value-type="float">
            <text:p>0,0004</text:p>
          </table:table-cell>
          <table:table-cell table:style-name="ce3" office:value-type="float" office:value="0.02854" calcext:value-type="float">
            <text:p>0,0285</text:p>
          </table:table-cell>
          <table:table-cell table:style-name="ce3" office:value-type="float" office:value="0.00027" calcext:value-type="float">
            <text:p>0,0003</text:p>
          </table:table-cell>
          <table:table-cell table:style-name="ce3" office:value-type="float" office:value="0.0226" calcext:value-type="float">
            <text:p>0,0226</text:p>
          </table:table-cell>
          <table:table-cell table:style-name="ce3" office:value-type="float" office:value="0.00024" calcext:value-type="float">
            <text:p>0,0002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(Idade)^2</text:p>
          </table:table-cell>
          <table:table-cell table:style-name="ce3" office:value-type="float" office:value="-0.00058" calcext:value-type="float">
            <text:p>-0,0006</text:p>
          </table:table-cell>
          <table:table-cell table:style-name="ce3" office:value-type="float" office:value="0.00001" calcext:value-type="float">
            <text:p>0,0000</text:p>
          </table:table-cell>
          <table:table-cell table:style-name="ce3" office:value-type="float" office:value="-0.00027" calcext:value-type="float">
            <text:p>-0,0003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-0.00019" calcext:value-type="float">
            <text:p>-0,0002</text:p>
          </table:table-cell>
          <table:table-cell table:style-name="ce3" office:value-type="float" office:value="0" calcext:value-type="float">
            <text:p>0,0000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Homem</text:p>
          </table:table-cell>
          <table:table-cell table:style-name="ce3" office:value-type="float" office:value="0.44816" calcext:value-type="float">
            <text:p>0,4482</text:p>
          </table:table-cell>
          <table:table-cell table:style-name="ce3" office:value-type="float" office:value="0.00162" calcext:value-type="float">
            <text:p>0,0016</text:p>
          </table:table-cell>
          <table:table-cell table:style-name="ce3" office:value-type="float" office:value="0.25407" calcext:value-type="float">
            <text:p>0,2541</text:p>
          </table:table-cell>
          <table:table-cell table:style-name="ce3" office:value-type="float" office:value="0.00094" calcext:value-type="float">
            <text:p>0,0009</text:p>
          </table:table-cell>
          <table:table-cell table:style-name="ce3" office:value-type="float" office:value="0.26892" calcext:value-type="float">
            <text:p>0,2689</text:p>
          </table:table-cell>
          <table:table-cell table:style-name="ce3" office:value-type="float" office:value="0.00084" calcext:value-type="float">
            <text:p>0,0008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string" calcext:value-type="string">
            <text:p>Tempo de permanência no emprego</text:p>
          </table:table-cell>
          <table:table-cell table:number-columns-repeated="2"/>
          <table:table-cell table:style-name="ce3"/>
          <table:table-cell/>
          <table:table-cell table:style-name="ce3" table:number-columns-repeated="2"/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1 a 3 anos</text:p>
          </table:table-cell>
          <table:table-cell table:style-name="ce3" office:value-type="float" office:value="0.05709" calcext:value-type="float">
            <text:p>0,0571</text:p>
          </table:table-cell>
          <table:table-cell table:style-name="ce3" office:value-type="float" office:value="0.00189" calcext:value-type="float">
            <text:p>0,0019</text:p>
          </table:table-cell>
          <table:table-cell table:style-name="ce3" office:value-type="float" office:value="0.02969" calcext:value-type="float">
            <text:p>0,0297</text:p>
          </table:table-cell>
          <table:table-cell table:style-name="ce3" office:value-type="float" office:value="0.00109" calcext:value-type="float">
            <text:p>0,0011</text:p>
          </table:table-cell>
          <table:table-cell table:style-name="ce3" office:value-type="float" office:value="0.05798" calcext:value-type="float">
            <text:p>0,0580</text:p>
          </table:table-cell>
          <table:table-cell table:style-name="ce3" office:value-type="float" office:value="0.00094" calcext:value-type="float">
            <text:p>0,0009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3 a 5 anos</text:p>
          </table:table-cell>
          <table:table-cell table:style-name="ce3" office:value-type="float" office:value="0.15847" calcext:value-type="float">
            <text:p>0,1585</text:p>
          </table:table-cell>
          <table:table-cell table:style-name="ce3" office:value-type="float" office:value="0.00288" calcext:value-type="float">
            <text:p>0,0029</text:p>
          </table:table-cell>
          <table:table-cell table:style-name="ce3" office:value-type="float" office:value="0.09382" calcext:value-type="float">
            <text:p>0,0938</text:p>
          </table:table-cell>
          <table:table-cell table:style-name="ce3" office:value-type="float" office:value="0.00175" calcext:value-type="float">
            <text:p>0,0018</text:p>
          </table:table-cell>
          <table:table-cell table:style-name="ce3" office:value-type="float" office:value="0.12186" calcext:value-type="float">
            <text:p>0,1219</text:p>
          </table:table-cell>
          <table:table-cell table:style-name="ce3" office:value-type="float" office:value="0.00149" calcext:value-type="float">
            <text:p>0,0015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5 a 10 anos</text:p>
          </table:table-cell>
          <table:table-cell table:style-name="ce3" office:value-type="float" office:value="0.3561" calcext:value-type="float">
            <text:p>0,3561</text:p>
          </table:table-cell>
          <table:table-cell table:style-name="ce3" office:value-type="float" office:value="0.00373" calcext:value-type="float">
            <text:p>0,0037</text:p>
          </table:table-cell>
          <table:table-cell table:style-name="ce3" office:value-type="float" office:value="0.14427" calcext:value-type="float">
            <text:p>0,1443</text:p>
          </table:table-cell>
          <table:table-cell table:style-name="ce3" office:value-type="float" office:value="0.00182" calcext:value-type="float">
            <text:p>0,0018</text:p>
          </table:table-cell>
          <table:table-cell table:style-name="ce3" office:value-type="float" office:value="0.19646" calcext:value-type="float">
            <text:p>0,1965</text:p>
          </table:table-cell>
          <table:table-cell table:style-name="ce3" office:value-type="float" office:value="0.00189" calcext:value-type="float">
            <text:p>0,0019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Superior a 10 anos</text:p>
          </table:table-cell>
          <table:table-cell table:style-name="ce3" office:value-type="float" office:value="0.52954" calcext:value-type="float">
            <text:p>0,5295</text:p>
          </table:table-cell>
          <table:table-cell table:style-name="ce3" office:value-type="float" office:value="0.00285" calcext:value-type="float">
            <text:p>0,0029</text:p>
          </table:table-cell>
          <table:table-cell table:style-name="ce3" office:value-type="float" office:value="0.707" calcext:value-type="float">
            <text:p>0,7070</text:p>
          </table:table-cell>
          <table:table-cell table:style-name="ce3" office:value-type="float" office:value="0.00263" calcext:value-type="float">
            <text:p>0,0026</text:p>
          </table:table-cell>
          <table:table-cell table:style-name="ce3" office:value-type="float" office:value="0.55182" calcext:value-type="float">
            <text:p>0,5518</text:p>
          </table:table-cell>
          <table:table-cell table:style-name="ce3" office:value-type="float" office:value="0.00302" calcext:value-type="float">
            <text:p>0,0030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string" calcext:value-type="string">
            <text:p>Ensino Formal</text:p>
          </table:table-cell>
          <table:table-cell table:style-name="ce3" table:number-columns-repeated="6"/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Fundamental I</text:p>
          </table:table-cell>
          <table:table-cell table:style-name="ce3" office:value-type="float" office:value="0.1296" calcext:value-type="float">
            <text:p>0,1296</text:p>
          </table:table-cell>
          <table:table-cell table:style-name="ce3" office:value-type="float" office:value="0.00485" calcext:value-type="float">
            <text:p>0,0049</text:p>
          </table:table-cell>
          <table:table-cell table:style-name="ce3" office:value-type="float" office:value="0.09384" calcext:value-type="float">
            <text:p>0,0938</text:p>
          </table:table-cell>
          <table:table-cell table:style-name="ce3" office:value-type="float" office:value="0.0041" calcext:value-type="float">
            <text:p>0,0041</text:p>
          </table:table-cell>
          <table:table-cell table:style-name="ce3" office:value-type="float" office:value="0.11048" calcext:value-type="float">
            <text:p>0,1105</text:p>
          </table:table-cell>
          <table:table-cell table:style-name="ce3" office:value-type="float" office:value="0.00496" calcext:value-type="float">
            <text:p>0,0050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Fundamental II</text:p>
          </table:table-cell>
          <table:table-cell table:style-name="ce3" office:value-type="float" office:value="0.26728" calcext:value-type="float">
            <text:p>0,2673</text:p>
          </table:table-cell>
          <table:table-cell table:style-name="ce3" office:value-type="float" office:value="0.00489" calcext:value-type="float">
            <text:p>0,0049</text:p>
          </table:table-cell>
          <table:table-cell table:style-name="ce3" office:value-type="float" office:value="0.15815" calcext:value-type="float">
            <text:p>0,1582</text:p>
          </table:table-cell>
          <table:table-cell table:style-name="ce3" office:value-type="float" office:value="0.00406" calcext:value-type="float">
            <text:p>0,0041</text:p>
          </table:table-cell>
          <table:table-cell table:style-name="ce3" office:value-type="float" office:value="0.13498" calcext:value-type="float">
            <text:p>0,1350</text:p>
          </table:table-cell>
          <table:table-cell table:style-name="ce3" office:value-type="float" office:value="0.0048" calcext:value-type="float">
            <text:p>0,0048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Médio Incompleto</text:p>
          </table:table-cell>
          <table:table-cell table:style-name="ce3" office:value-type="float" office:value="0.42922" calcext:value-type="float">
            <text:p>0,4292</text:p>
          </table:table-cell>
          <table:table-cell table:style-name="ce3" office:value-type="float" office:value="0.00535" calcext:value-type="float">
            <text:p>0,0054</text:p>
          </table:table-cell>
          <table:table-cell table:style-name="ce3" office:value-type="float" office:value="0.22399" calcext:value-type="float">
            <text:p>0,2240</text:p>
          </table:table-cell>
          <table:table-cell table:style-name="ce3" office:value-type="float" office:value="0.0042" calcext:value-type="float">
            <text:p>0,0042</text:p>
          </table:table-cell>
          <table:table-cell table:style-name="ce3" office:value-type="float" office:value="0.15888" calcext:value-type="float">
            <text:p>0,1589</text:p>
          </table:table-cell>
          <table:table-cell table:style-name="ce3" office:value-type="float" office:value="0.00489" calcext:value-type="float">
            <text:p>0,0049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Médio Completo</text:p>
          </table:table-cell>
          <table:table-cell table:style-name="ce3" office:value-type="float" office:value="0.68896" calcext:value-type="float">
            <text:p>0,6890</text:p>
          </table:table-cell>
          <table:table-cell table:style-name="ce3" office:value-type="float" office:value="0.00511" calcext:value-type="float">
            <text:p>0,0051</text:p>
          </table:table-cell>
          <table:table-cell table:style-name="ce3" office:value-type="float" office:value="0.36625" calcext:value-type="float">
            <text:p>0,3663</text:p>
          </table:table-cell>
          <table:table-cell table:style-name="ce3" office:value-type="float" office:value="0.00411" calcext:value-type="float">
            <text:p>0,0041</text:p>
          </table:table-cell>
          <table:table-cell table:style-name="ce3" office:value-type="float" office:value="0.30004" calcext:value-type="float">
            <text:p>0,3000</text:p>
          </table:table-cell>
          <table:table-cell table:style-name="ce3" office:value-type="float" office:value="0.00479" calcext:value-type="float">
            <text:p>0,0048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Superior Incompleto</text:p>
          </table:table-cell>
          <table:table-cell table:style-name="ce3" office:value-type="float" office:value="1.43602" calcext:value-type="float">
            <text:p>1,4360</text:p>
          </table:table-cell>
          <table:table-cell table:style-name="ce3" office:value-type="float" office:value="0.00884" calcext:value-type="float">
            <text:p>0,0088</text:p>
          </table:table-cell>
          <table:table-cell table:style-name="ce3" office:value-type="float" office:value="0.99057" calcext:value-type="float">
            <text:p>0,9906</text:p>
          </table:table-cell>
          <table:table-cell table:style-name="ce3" office:value-type="float" office:value="0.00587" calcext:value-type="float">
            <text:p>0,0059</text:p>
          </table:table-cell>
          <table:table-cell table:style-name="ce3" office:value-type="float" office:value="0.81355" calcext:value-type="float">
            <text:p>0,8136</text:p>
          </table:table-cell>
          <table:table-cell table:style-name="ce3" office:value-type="float" office:value="0.00588" calcext:value-type="float">
            <text:p>0,0059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Superior Completo</text:p>
          </table:table-cell>
          <table:table-cell table:style-name="ce3" office:value-type="float" office:value="1.74337" calcext:value-type="float">
            <text:p>1,7434</text:p>
          </table:table-cell>
          <table:table-cell table:style-name="ce3" office:value-type="float" office:value="0.00627" calcext:value-type="float">
            <text:p>0,0063</text:p>
          </table:table-cell>
          <table:table-cell table:style-name="ce3" office:value-type="float" office:value="1.41625" calcext:value-type="float">
            <text:p>1,4163</text:p>
          </table:table-cell>
          <table:table-cell table:style-name="ce3" office:value-type="float" office:value="0.00492" calcext:value-type="float">
            <text:p>0,0049</text:p>
          </table:table-cell>
          <table:table-cell table:style-name="ce3" office:value-type="float" office:value="1.30155" calcext:value-type="float">
            <text:p>1,3016</text:p>
          </table:table-cell>
          <table:table-cell table:style-name="ce3" office:value-type="float" office:value="0.00516" calcext:value-type="float">
            <text:p>0,0052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Pós-Graduaçã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.05556" calcext:value-type="float">
            <text:p>2,0556</text:p>
          </table:table-cell>
          <table:table-cell table:style-name="ce3" office:value-type="float" office:value="0.0274" calcext:value-type="float">
            <text:p>0,0274</text:p>
          </table:table-cell>
          <table:table-cell table:style-name="ce3" office:value-type="float" office:value="1.67391" calcext:value-type="float">
            <text:p>1,6739</text:p>
          </table:table-cell>
          <table:table-cell table:style-name="ce3" office:value-type="float" office:value="0.00859" calcext:value-type="float">
            <text:p>0,0086</text:p>
          </table:table-cell>
        </table:table-row>
        <table:table-row table:style-name="ro2">
          <table:table-cell table:style-name="Default"/>
          <table:table-cell table:number-columns-repeated="8"/>
          <table:table-cell office:value-type="string" calcext:value-type="string">
            <text:p>Mesorregião</text:p>
          </table:table-cell>
          <table:table-cell table:style-name="ce3" table:number-columns-repeated="6"/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Jaguaribe</text:p>
          </table:table-cell>
          <table:table-cell table:style-name="ce3" office:value-type="float" office:value="-0.27794" calcext:value-type="float">
            <text:p>-0,2779</text:p>
          </table:table-cell>
          <table:table-cell table:style-name="ce3" office:value-type="float" office:value="0.00422" calcext:value-type="float">
            <text:p>0,0042</text:p>
          </table:table-cell>
          <table:table-cell table:style-name="ce3" office:value-type="float" office:value="-0.15047" calcext:value-type="float">
            <text:p>-0,1505</text:p>
          </table:table-cell>
          <table:table-cell table:style-name="ce3" office:value-type="float" office:value="0.00226" calcext:value-type="float">
            <text:p>0,0023</text:p>
          </table:table-cell>
          <table:table-cell table:style-name="ce3" office:value-type="float" office:value="-0.13518" calcext:value-type="float">
            <text:p>-0,1352</text:p>
          </table:table-cell>
          <table:table-cell table:style-name="ce3" office:value-type="float" office:value="0.00204" calcext:value-type="float">
            <text:p>0,0020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Norte Cearense</text:p>
          </table:table-cell>
          <table:table-cell table:style-name="ce3" office:value-type="float" office:value="-0.30486" calcext:value-type="float">
            <text:p>-0,3049</text:p>
          </table:table-cell>
          <table:table-cell table:style-name="ce3" office:value-type="float" office:value="0.00366" calcext:value-type="float">
            <text:p>0,0037</text:p>
          </table:table-cell>
          <table:table-cell table:style-name="ce3" office:value-type="float" office:value="-0.18364" calcext:value-type="float">
            <text:p>-0,1836</text:p>
          </table:table-cell>
          <table:table-cell table:style-name="ce3" office:value-type="float" office:value="0.00206" calcext:value-type="float">
            <text:p>0,0021</text:p>
          </table:table-cell>
          <table:table-cell table:style-name="ce3" office:value-type="float" office:value="-0.15452" calcext:value-type="float">
            <text:p>-0,1545</text:p>
          </table:table-cell>
          <table:table-cell table:style-name="ce3" office:value-type="float" office:value="0.00189" calcext:value-type="float">
            <text:p>0,0019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Noroeste Cearense</text:p>
          </table:table-cell>
          <table:table-cell table:style-name="ce3" office:value-type="float" office:value="-0.29667" calcext:value-type="float">
            <text:p>-0,2967</text:p>
          </table:table-cell>
          <table:table-cell table:style-name="ce3" office:value-type="float" office:value="0.00361" calcext:value-type="float">
            <text:p>0,0036</text:p>
          </table:table-cell>
          <table:table-cell table:style-name="ce3" office:value-type="float" office:value="-0.18168" calcext:value-type="float">
            <text:p>-0,1817</text:p>
          </table:table-cell>
          <table:table-cell table:style-name="ce3" office:value-type="float" office:value="0.00139" calcext:value-type="float">
            <text:p>0,0014</text:p>
          </table:table-cell>
          <table:table-cell table:style-name="ce3" office:value-type="float" office:value="-0.20251" calcext:value-type="float">
            <text:p>-0,2025</text:p>
          </table:table-cell>
          <table:table-cell table:style-name="ce3" office:value-type="float" office:value="0.00137" calcext:value-type="float">
            <text:p>0,0014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Sul Cearense</text:p>
          </table:table-cell>
          <table:table-cell table:style-name="ce3" office:value-type="float" office:value="-0.39511" calcext:value-type="float">
            <text:p>-0,3951</text:p>
          </table:table-cell>
          <table:table-cell table:style-name="ce3" office:value-type="float" office:value="0.00307" calcext:value-type="float">
            <text:p>0,0031</text:p>
          </table:table-cell>
          <table:table-cell table:style-name="ce3" office:value-type="float" office:value="-0.21219" calcext:value-type="float">
            <text:p>-0,2122</text:p>
          </table:table-cell>
          <table:table-cell table:style-name="ce3" office:value-type="float" office:value="0.0017" calcext:value-type="float">
            <text:p>0,0017</text:p>
          </table:table-cell>
          <table:table-cell table:style-name="ce3" office:value-type="float" office:value="-0.17884" calcext:value-type="float">
            <text:p>-0,1788</text:p>
          </table:table-cell>
          <table:table-cell table:style-name="ce3" office:value-type="float" office:value="0.00145" calcext:value-type="float">
            <text:p>0,0015</text:p>
          </table:table-cell>
        </table:table-row>
        <table:table-row table:style-name="ro3">
          <table:table-cell table:style-name="Default" office:value-type="float" office:value="2014" calcext:value-type="float">
            <text:p>2014</text:p>
          </table:table-cell>
          <table:table-cell table:number-columns-repeated="8"/>
          <table:table-cell office:value-type="string" calcext:value-type="string">
            <text:p>Sertões Cearenses</text:p>
          </table:table-cell>
          <table:table-cell table:style-name="ce3" office:value-type="float" office:value="-0.48194" calcext:value-type="float">
            <text:p>-0,4819</text:p>
          </table:table-cell>
          <table:table-cell table:style-name="ce3" office:value-type="float" office:value="0.00484" calcext:value-type="float">
            <text:p>0,0048</text:p>
          </table:table-cell>
          <table:table-cell table:style-name="ce3" office:value-type="float" office:value="-0.21911" calcext:value-type="float">
            <text:p>-0,2191</text:p>
          </table:table-cell>
          <table:table-cell table:style-name="ce3" office:value-type="float" office:value="0.00283" calcext:value-type="float">
            <text:p>0,0028</text:p>
          </table:table-cell>
          <table:table-cell table:style-name="ce3" office:value-type="float" office:value="-0.21502" calcext:value-type="float">
            <text:p>-0,2150</text:p>
          </table:table-cell>
          <table:table-cell table:style-name="ce3" office:value-type="float" office:value="0.00216" calcext:value-type="float">
            <text:p>0,0022</text:p>
          </table:table-cell>
        </table:table-row>
        <table:table-row table:style-name="ro3">
          <table:table-cell table:style-name="Default"/>
          <table:table-cell table:number-columns-repeated="8"/>
          <table:table-cell office:value-type="string" calcext:value-type="string">
            <text:p>Centro-sul Cearense</text:p>
          </table:table-cell>
          <table:table-cell table:style-name="ce3" office:value-type="float" office:value="-0.35956" calcext:value-type="float">
            <text:p>-0,3596</text:p>
          </table:table-cell>
          <table:table-cell table:style-name="ce3" office:value-type="float" office:value="0.00592" calcext:value-type="float">
            <text:p>0,0059</text:p>
          </table:table-cell>
          <table:table-cell table:style-name="ce3" office:value-type="float" office:value="-0.28206" calcext:value-type="float">
            <text:p>-0,2821</text:p>
          </table:table-cell>
          <table:table-cell table:style-name="ce3" office:value-type="float" office:value="0.00225" calcext:value-type="float">
            <text:p>0,0023</text:p>
          </table:table-cell>
          <table:table-cell table:style-name="ce3" office:value-type="float" office:value="-0.24553" calcext:value-type="float">
            <text:p>-0,2455</text:p>
          </table:table-cell>
          <table:table-cell table:style-name="ce3" office:value-type="float" office:value="0.00219" calcext:value-type="float">
            <text:p>0,0022</text:p>
          </table:table-cell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6.25275" calcext:value-type="float">
            <text:p>6,25275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8963" calcext:value-type="float">
            <text:p>1008963</text:p>
          </table:table-cell>
          <table:table-cell office:value-type="string" calcext:value-type="string">
            <text:p>07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Idade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94162" calcext:value-type="float">
            <text:p>94162</text:p>
          </table:table-cell>
          <table:table-cell office:value-type="string" calcext:value-type="string">
            <text:p>79 <text:s text:c="3"/>0,00000</text:p>
          </table:table-cell>
          <table:table-cell table:number-columns-repeated="6"/>
          <table:table-cell table:style-name="ce2" office:value-type="string" calcext:value-type="string">
            <text:p>lpooled,codmeso1</text:p>
          </table:table-cell>
          <table:table-cell/>
          <table:table-cell office:value-type="string" calcext:value-type="string">
            <text:p>Centro-sul Cear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qdidade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0" calcext:value-type="float">
            <text:p>0</text:p>
          </table:table-cell>
          <table:table-cell office:value-type="float" office:value="-56343" calcext:value-type="float">
            <text:p>-56343</text:p>
          </table:table-cell>
          <table:table-cell office:value-type="string" calcext:value-type="string">
            <text:p>10 <text:s text:c="3"/>0,00000</text:p>
          </table:table-cell>
          <table:table-cell table:number-columns-repeated="6"/>
          <table:table-cell table:style-name="ce2" office:value-type="string" calcext:value-type="string">
            <text:p>lpooled,codmeso2</text:p>
          </table:table-cell>
          <table:table-cell/>
          <table:table-cell office:value-type="string" calcext:value-type="string">
            <text:p>Jaguari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pooled$tempoemprego2</text:p>
          </table:table-cell>
          <table:table-cell office:value-type="float" office:value="0.05798" calcext:value-type="float">
            <text:p>0,05798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61795" calcext:value-type="float">
            <text:p>61795</text:p>
          </table:table-cell>
          <table:table-cell office:value-type="string" calcext:value-type="string">
            <text:p>79 <text:s text:c="3"/>0,00000</text:p>
          </table:table-cell>
          <table:table-cell table:number-columns-repeated="6"/>
          <table:table-cell table:style-name="ce2" office:value-type="string" calcext:value-type="string">
            <text:p>lpooled,codmeso3</text:p>
          </table:table-cell>
          <table:table-cell/>
          <table:table-cell office:value-type="string" calcext:value-type="string">
            <text:p>Noroeste Cear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pooled$tempoemprego6</text:p>
          </table:table-cell>
          <table:table-cell office:value-type="float" office:value="0.12186" calcext:value-type="float">
            <text:p>0,12186</text:p>
          </table:table-cell>
          <table:table-cell office:value-type="float" office:value="0.00149" calcext:value-type="float">
            <text:p>0,00149</text:p>
          </table:table-cell>
          <table:table-cell office:value-type="float" office:value="81784" calcext:value-type="float">
            <text:p>81784</text:p>
          </table:table-cell>
          <table:table-cell office:value-type="string" calcext:value-type="string">
            <text:p>21 <text:s text:c="3"/>0,00000</text:p>
          </table:table-cell>
          <table:table-cell table:number-columns-repeated="6"/>
          <table:table-cell table:style-name="ce2" office:value-type="string" calcext:value-type="string">
            <text:p>lpooled,codmeso4</text:p>
          </table:table-cell>
          <table:table-cell/>
          <table:table-cell office:value-type="string" calcext:value-type="string">
            <text:p>Norte Cear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pooled$tempoemprego7</text:p>
          </table:table-cell>
          <table:table-cell office:value-type="float" office:value="0.19646" calcext:value-type="float">
            <text:p>0,19646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103846" calcext:value-type="float">
            <text:p>103846</text:p>
          </table:table-cell>
          <table:table-cell office:value-type="string" calcext:value-type="string">
            <text:p>92 <text:s text:c="3"/>0,00000</text:p>
          </table:table-cell>
          <table:table-cell table:number-columns-repeated="6"/>
          <table:table-cell table:style-name="ce2" office:value-type="string" calcext:value-type="string">
            <text:p>lpooled,codmeso5</text:p>
          </table:table-cell>
          <table:table-cell/>
          <table:table-cell office:value-type="string" calcext:value-type="string">
            <text:p>Sul Cear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pooled$tempoemprego8</text:p>
          </table:table-cell>
          <table:table-cell office:value-type="float" office:value="0.55182" calcext:value-type="float">
            <text:p>0,55182</text:p>
          </table:table-cell>
          <table:table-cell office:value-type="float" office:value="0.00302" calcext:value-type="float">
            <text:p>0,00302</text:p>
          </table:table-cell>
          <table:table-cell office:value-type="float" office:value="182648" calcext:value-type="float">
            <text:p>182648</text:p>
          </table:table-cell>
          <table:table-cell office:value-type="string" calcext:value-type="string">
            <text:p>28 <text:s text:c="3"/>0,00000</text:p>
          </table:table-cell>
          <table:table-cell table:number-columns-repeated="6"/>
          <table:table-cell table:style-name="ce2" office:value-type="string" calcext:value-type="string">
            <text:p>lpooled,codmeso6</text:p>
          </table:table-cell>
          <table:table-cell/>
          <table:table-cell office:value-type="string" calcext:value-type="string">
            <text:p>Sertões Cearen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pooled$tempoescola10</text:p>
          </table:table-cell>
          <table:table-cell office:value-type="float" office:value="1.67391" calcext:value-type="float">
            <text:p>1,67391</text:p>
          </table:table-cell>
          <table:table-cell office:value-type="float" office:value="0.00859" calcext:value-type="float">
            <text:p>0,00859</text:p>
          </table:table-cell>
          <table:table-cell office:value-type="float" office:value="194862" calcext:value-type="float">
            <text:p>194862</text:p>
          </table:table-cell>
          <table:table-cell office:value-type="string" calcext:value-type="string">
            <text:p>18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2</text:p>
          </table:table-cell>
          <table:table-cell office:value-type="float" office:value="0.11048" calcext:value-type="float">
            <text:p>0,11048</text:p>
          </table:table-cell>
          <table:table-cell office:value-type="float" office:value="0.00496" calcext:value-type="float">
            <text:p>0,00496</text:p>
          </table:table-cell>
          <table:table-cell office:value-type="float" office:value="22270" calcext:value-type="float">
            <text:p>22270</text:p>
          </table:table-cell>
          <table:table-cell office:value-type="string" calcext:value-type="string">
            <text:p>25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3</text:p>
          </table:table-cell>
          <table:table-cell office:value-type="float" office:value="0.13498" calcext:value-type="float">
            <text:p>0,13498</text:p>
          </table:table-cell>
          <table:table-cell office:value-type="float" office:value="0.0048" calcext:value-type="float">
            <text:p>0,0048</text:p>
          </table:table-cell>
          <table:table-cell office:value-type="float" office:value="28099" calcext:value-type="float">
            <text:p>28099</text:p>
          </table:table-cell>
          <table:table-cell office:value-type="string" calcext:value-type="string">
            <text:p>76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6</text:p>
          </table:table-cell>
          <table:table-cell office:value-type="float" office:value="0.15888" calcext:value-type="float">
            <text:p>0,15888</text:p>
          </table:table-cell>
          <table:table-cell office:value-type="float" office:value="0.00489" calcext:value-type="float">
            <text:p>0,00489</text:p>
          </table:table-cell>
          <table:table-cell office:value-type="float" office:value="32473" calcext:value-type="float">
            <text:p>32473</text:p>
          </table:table-cell>
          <table:table-cell office:value-type="string" calcext:value-type="string">
            <text:p>17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7</text:p>
          </table:table-cell>
          <table:table-cell office:value-type="float" office:value="0.30004" calcext:value-type="float">
            <text:p>0,30004</text:p>
          </table:table-cell>
          <table:table-cell office:value-type="float" office:value="0.00479" calcext:value-type="float">
            <text:p>0,00479</text:p>
          </table:table-cell>
          <table:table-cell office:value-type="float" office:value="62696" calcext:value-type="float">
            <text:p>62696</text:p>
          </table:table-cell>
          <table:table-cell office:value-type="string" calcext:value-type="string">
            <text:p>97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8</text:p>
          </table:table-cell>
          <table:table-cell office:value-type="float" office:value="0.81355" calcext:value-type="float">
            <text:p>0,81355</text:p>
          </table:table-cell>
          <table:table-cell office:value-type="float" office:value="0.00588" calcext:value-type="float">
            <text:p>0,00588</text:p>
          </table:table-cell>
          <table:table-cell office:value-type="float" office:value="138355" calcext:value-type="float">
            <text:p>138355</text:p>
          </table:table-cell>
          <table:table-cell office:value-type="string" calcext:value-type="string">
            <text:p>85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9</text:p>
          </table:table-cell>
          <table:table-cell office:value-type="float" office:value="1.30155" calcext:value-type="float">
            <text:p>1,30155</text:p>
          </table:table-cell>
          <table:table-cell office:value-type="float" office:value="0.00516" calcext:value-type="float">
            <text:p>0,00516</text:p>
          </table:table-cell>
          <table:table-cell office:value-type="float" office:value="252060" calcext:value-type="float">
            <text:p>252060</text:p>
          </table:table-cell>
          <table:table-cell office:value-type="string" calcext:value-type="string">
            <text:p>48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Sexo,Trabalhador1</text:p>
          </table:table-cell>
          <table:table-cell office:value-type="float" office:value="0.26892" calcext:value-type="float">
            <text:p>0,26892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320339" calcext:value-type="float">
            <text:p>320339</text:p>
          </table:table-cell>
          <table:table-cell office:value-type="string" calcext:value-type="string">
            <text:p>64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1</text:p>
          </table:table-cell>
          <table:table-cell office:value-type="float" office:value="-0.24553" calcext:value-type="float">
            <text:p>-0,24553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-111904" calcext:value-type="float">
            <text:p>-111904</text:p>
          </table:table-cell>
          <table:table-cell office:value-type="string" calcext:value-type="string">
            <text:p>19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2</text:p>
          </table:table-cell>
          <table:table-cell office:value-type="float" office:value="-0.13518" calcext:value-type="float">
            <text:p>-0,13518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-66343" calcext:value-type="float">
            <text:p>-66343</text:p>
          </table:table-cell>
          <table:table-cell office:value-type="string" calcext:value-type="string">
            <text:p>44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3</text:p>
          </table:table-cell>
          <table:table-cell office:value-type="float" office:value="-0.20251" calcext:value-type="float">
            <text:p>-0,20251</text:p>
          </table:table-cell>
          <table:table-cell office:value-type="float" office:value="0.00137" calcext:value-type="float">
            <text:p>0,00137</text:p>
          </table:table-cell>
          <table:table-cell office:value-type="float" office:value="-147406" calcext:value-type="float">
            <text:p>-147406</text:p>
          </table:table-cell>
          <table:table-cell office:value-type="string" calcext:value-type="string">
            <text:p>66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4</text:p>
          </table:table-cell>
          <table:table-cell office:value-type="float" office:value="-0.15452" calcext:value-type="float">
            <text:p>-0,15452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-81889" calcext:value-type="float">
            <text:p>-81889</text:p>
          </table:table-cell>
          <table:table-cell office:value-type="string" calcext:value-type="string">
            <text:p>22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5</text:p>
          </table:table-cell>
          <table:table-cell office:value-type="float" office:value="-0.17884" calcext:value-type="float">
            <text:p>-0,17884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-123726" calcext:value-type="float">
            <text:p>-123726</text:p>
          </table:table-cell>
          <table:table-cell office:value-type="string" calcext:value-type="string">
            <text:p>99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6</text:p>
          </table:table-cell>
          <table:table-cell office:value-type="float" office:value="-0.21502" calcext:value-type="float">
            <text:p>-0,21502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-99344" calcext:value-type="float">
            <text:p>-99344</text:p>
          </table:table-cell>
          <table:table-cell office:value-type="string" calcext:value-type="string">
            <text:p>94 <text:s text:c="3"/>0,00000</text:p>
          </table:table-cell>
          <table:table-cell table:number-columns-repeated="11"/>
        </table:table-row>
        <table:table-row table:style-name="ro3" table:number-rows-repeated="2">
          <table:table-cell table:style-name="Default"/>
          <table:table-cell table:number-columns-repeated="15"/>
        </table:table-row>
        <table:table-row table:style-name="ro3">
          <table:table-cell table:style-name="Default" office:value-type="float" office:value="2007" calcext:value-type="float">
            <text:p>2007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15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5.85284" calcext:value-type="float">
            <text:p>5,85284</text:p>
          </table:table-cell>
          <table:table-cell office:value-type="float" office:value="0.00604" calcext:value-type="float">
            <text:p>0,00604</text:p>
          </table:table-cell>
          <table:table-cell office:value-type="float" office:value="969425" calcext:value-type="float">
            <text:p>969425</text:p>
          </table:table-cell>
          <table:table-cell office:value-type="string" calcext:value-type="string">
            <text:p>39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Idade</text:p>
          </table:table-cell>
          <table:table-cell office:value-type="float" office:value="0.02854" calcext:value-type="float">
            <text:p>0,02854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105157" calcext:value-type="float">
            <text:p>105157</text:p>
          </table:table-cell>
          <table:table-cell office:value-type="string" calcext:value-type="string">
            <text:p>80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qdidade</text:p>
          </table:table-cell>
          <table:table-cell office:value-type="float" office:value="-0.00027" calcext:value-type="float">
            <text:p>-0,00027</text:p>
          </table:table-cell>
          <table:table-cell office:value-type="float" office:value="0" calcext:value-type="float">
            <text:p>0</text:p>
          </table:table-cell>
          <table:table-cell office:value-type="float" office:value="-71255" calcext:value-type="float">
            <text:p>-71255</text:p>
          </table:table-cell>
          <table:table-cell office:value-type="string" calcext:value-type="string">
            <text:p>53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mprego2</text:p>
          </table:table-cell>
          <table:table-cell office:value-type="float" office:value="0.02969" calcext:value-type="float">
            <text:p>0,02969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27283" calcext:value-type="float">
            <text:p>27283</text:p>
          </table:table-cell>
          <table:table-cell office:value-type="string" calcext:value-type="string">
            <text:p>34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mprego6</text:p>
          </table:table-cell>
          <table:table-cell office:value-type="float" office:value="0.09382" calcext:value-type="float">
            <text:p>0,09382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53523" calcext:value-type="float">
            <text:p>53523</text:p>
          </table:table-cell>
          <table:table-cell office:value-type="string" calcext:value-type="string">
            <text:p>71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mprego7</text:p>
          </table:table-cell>
          <table:table-cell office:value-type="float" office:value="0.14427" calcext:value-type="float">
            <text:p>0,14427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79182" calcext:value-type="float">
            <text:p>79182</text:p>
          </table:table-cell>
          <table:table-cell office:value-type="string" calcext:value-type="string">
            <text:p>14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mprego8</text:p>
          </table:table-cell>
          <table:table-cell office:value-type="float" office:value="0.707" calcext:value-type="float">
            <text:p>0,707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268708" calcext:value-type="float">
            <text:p>268708</text:p>
          </table:table-cell>
          <table:table-cell office:value-type="string" calcext:value-type="string">
            <text:p>36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10</text:p>
          </table:table-cell>
          <table:table-cell office:value-type="float" office:value="2.05556" calcext:value-type="float">
            <text:p>2,05556</text:p>
          </table:table-cell>
          <table:table-cell office:value-type="float" office:value="0.0274" calcext:value-type="float">
            <text:p>0,0274</text:p>
          </table:table-cell>
          <table:table-cell office:value-type="float" office:value="75026" calcext:value-type="float">
            <text:p>75026</text:p>
          </table:table-cell>
          <table:table-cell office:value-type="string" calcext:value-type="string">
            <text:p>93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2</text:p>
          </table:table-cell>
          <table:table-cell office:value-type="float" office:value="0.09384" calcext:value-type="float">
            <text:p>0,09384</text:p>
          </table:table-cell>
          <table:table-cell office:value-type="float" office:value="0.0041" calcext:value-type="float">
            <text:p>0,0041</text:p>
          </table:table-cell>
          <table:table-cell office:value-type="float" office:value="22903" calcext:value-type="float">
            <text:p>22903</text:p>
          </table:table-cell>
          <table:table-cell office:value-type="string" calcext:value-type="string">
            <text:p>93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3</text:p>
          </table:table-cell>
          <table:table-cell office:value-type="float" office:value="0.15815" calcext:value-type="float">
            <text:p>0,15815</text:p>
          </table:table-cell>
          <table:table-cell office:value-type="float" office:value="0.00406" calcext:value-type="float">
            <text:p>0,00406</text:p>
          </table:table-cell>
          <table:table-cell office:value-type="float" office:value="38917" calcext:value-type="float">
            <text:p>38917</text:p>
          </table:table-cell>
          <table:table-cell office:value-type="string" calcext:value-type="string">
            <text:p>15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6</text:p>
          </table:table-cell>
          <table:table-cell office:value-type="float" office:value="0.22399" calcext:value-type="float">
            <text:p>0,22399</text:p>
          </table:table-cell>
          <table:table-cell office:value-type="float" office:value="0.0042" calcext:value-type="float">
            <text:p>0,0042</text:p>
          </table:table-cell>
          <table:table-cell office:value-type="float" office:value="53302" calcext:value-type="float">
            <text:p>53302</text:p>
          </table:table-cell>
          <table:table-cell office:value-type="string" calcext:value-type="string">
            <text:p>32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7</text:p>
          </table:table-cell>
          <table:table-cell office:value-type="float" office:value="0.36625" calcext:value-type="float">
            <text:p>0,36625</text:p>
          </table:table-cell>
          <table:table-cell office:value-type="float" office:value="0.00411" calcext:value-type="float">
            <text:p>0,00411</text:p>
          </table:table-cell>
          <table:table-cell office:value-type="float" office:value="89207" calcext:value-type="float">
            <text:p>89207</text:p>
          </table:table-cell>
          <table:table-cell office:value-type="string" calcext:value-type="string">
            <text:p>27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8</text:p>
          </table:table-cell>
          <table:table-cell office:value-type="float" office:value="0.99057" calcext:value-type="float">
            <text:p>0,99057</text:p>
          </table:table-cell>
          <table:table-cell office:value-type="float" office:value="0.00587" calcext:value-type="float">
            <text:p>0,00587</text:p>
          </table:table-cell>
          <table:table-cell office:value-type="float" office:value="168886" calcext:value-type="float">
            <text:p>168886</text:p>
          </table:table-cell>
          <table:table-cell office:value-type="string" calcext:value-type="string">
            <text:p>41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tempoescola9</text:p>
          </table:table-cell>
          <table:table-cell office:value-type="float" office:value="1.41625" calcext:value-type="float">
            <text:p>1,41625</text:p>
          </table:table-cell>
          <table:table-cell office:value-type="float" office:value="0.00492" calcext:value-type="float">
            <text:p>0,00492</text:p>
          </table:table-cell>
          <table:table-cell office:value-type="float" office:value="287702" calcext:value-type="float">
            <text:p>287702</text:p>
          </table:table-cell>
          <table:table-cell office:value-type="string" calcext:value-type="string">
            <text:p>16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Sexo,Trabalhador1</text:p>
          </table:table-cell>
          <table:table-cell office:value-type="float" office:value="0.25407" calcext:value-type="float">
            <text:p>0,25407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270199" calcext:value-type="float">
            <text:p>270199</text:p>
          </table:table-cell>
          <table:table-cell office:value-type="string" calcext:value-type="string">
            <text:p>98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1</text:p>
          </table:table-cell>
          <table:table-cell office:value-type="float" office:value="-0.28206" calcext:value-type="float">
            <text:p>-0,28206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-125319" calcext:value-type="float">
            <text:p>-125319</text:p>
          </table:table-cell>
          <table:table-cell office:value-type="string" calcext:value-type="string">
            <text:p>43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2</text:p>
          </table:table-cell>
          <table:table-cell office:value-type="float" office:value="-0.15047" calcext:value-type="float">
            <text:p>-0,15047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-66556" calcext:value-type="float">
            <text:p>-66556</text:p>
          </table:table-cell>
          <table:table-cell office:value-type="string" calcext:value-type="string">
            <text:p>22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3</text:p>
          </table:table-cell>
          <table:table-cell office:value-type="float" office:value="-0.18168" calcext:value-type="float">
            <text:p>-0,18168</text:p>
          </table:table-cell>
          <table:table-cell office:value-type="float" office:value="0.00139" calcext:value-type="float">
            <text:p>0,00139</text:p>
          </table:table-cell>
          <table:table-cell office:value-type="float" office:value="-130479" calcext:value-type="float">
            <text:p>-130479</text:p>
          </table:table-cell>
          <table:table-cell office:value-type="string" calcext:value-type="string">
            <text:p>65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4</text:p>
          </table:table-cell>
          <table:table-cell office:value-type="float" office:value="-0.18364" calcext:value-type="float">
            <text:p>-0,18364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-89273" calcext:value-type="float">
            <text:p>-89273</text:p>
          </table:table-cell>
          <table:table-cell office:value-type="string" calcext:value-type="string">
            <text:p>64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5</text:p>
          </table:table-cell>
          <table:table-cell office:value-type="float" office:value="-0.21219" calcext:value-type="float">
            <text:p>-0,21219</text:p>
          </table:table-cell>
          <table:table-cell office:value-type="float" office:value="0.0017" calcext:value-type="float">
            <text:p>0,0017</text:p>
          </table:table-cell>
          <table:table-cell office:value-type="float" office:value="-124483" calcext:value-type="float">
            <text:p>-124483</text:p>
          </table:table-cell>
          <table:table-cell office:value-type="string" calcext:value-type="string">
            <text:p>82 <text:s text:c="3"/>0,0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xlpooled$codmeso6</text:p>
          </table:table-cell>
          <table:table-cell office:value-type="float" office:value="-0.21911" calcext:value-type="float">
            <text:p>-0,21911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-77387" calcext:value-type="float">
            <text:p>-77387</text:p>
          </table:table-cell>
          <table:table-cell office:value-type="string" calcext:value-type="string">
            <text:p>37 <text:s text:c="3"/>0,00000</text:p>
          </table:table-cell>
          <table:table-cell table:number-columns-repeated="11"/>
        </table:table-row>
        <table:table-row table:style-name="ro3">
          <table:table-cell table:style-name="Default"/>
          <table:table-cell table:number-columns-repeated="15"/>
        </table:table-row>
        <table:table-row table:style-name="ro2" table:number-rows-repeated="8">
          <table:table-cell table:style-name="Default"/>
          <table:table-cell table:number-columns-repeated="15"/>
        </table:table-row>
        <table:table-row table:style-name="ro2"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style:style style:name="Default" style:family="table-cell">
      <style:text-properties style:font-name-complex="Lohit Devanagari1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2:03:46.5733052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3:02:59.898921887</meta:creation-date>
    <dc:date>2016-10-14T14:11:42.737864148</dc:date>
    <meta:editing-duration>PT4H4M21S</meta:editing-duration>
    <meta:editing-cycles>61</meta:editing-cycles>
    <meta:generator>LibreOffice/5.0.6.2$Linux_X86_64 LibreOffice_project/00$Build-2</meta:generator>
    <meta:document-statistic meta:table-count="6" meta:cell-count="2635" meta:object-count="0"/>
  </office:meta>
</office:document-meta>
</file>